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17mm"/>
    </style:style>
    <style:style style:name="co2" style:family="table-column">
      <style:table-column-properties fo:break-before="auto" style:column-width="6.54mm"/>
    </style:style>
    <style:style style:name="co3" style:family="table-column">
      <style:table-column-properties fo:break-before="auto" style:column-width="44.75mm"/>
    </style:style>
    <style:style style:name="co4" style:family="table-column">
      <style:table-column-properties fo:break-before="auto" style:column-width="17.5mm"/>
    </style:style>
    <style:style style:name="co5" style:family="table-column">
      <style:table-column-properties fo:break-before="auto" style:column-width="3.26mm"/>
    </style:style>
    <style:style style:name="co6" style:family="table-column">
      <style:table-column-properties fo:break-before="auto" style:column-width="2.7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74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fo:font-size="7pt" style:font-size-asian="7pt" style:font-size-complex="7pt"/>
    </style:style>
    <style:style style:name="ce10" style:family="table-cell" style:parent-style-name="DtShort">
      <style:table-cell-properties fo:padding="0.71mm"/>
    </style:style>
    <style:style style:name="ce11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2" style:family="table-cell" style:parent-style-name="Nr0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ffcc" fo:padding="0.71mm"/>
      <style:text-properties fo:color="#000000" fo:font-weight="bold" style:font-weight-asian="bold" style:font-weight-complex="bold"/>
    </style:style>
    <style:style style:name="ce14" style:family="table-cell" style:parent-style-name="Nr2">
      <style:table-cell-properties fo:background-color="#ffff99"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3">
      <style:table-cell-properties fo:padding="0.71mm"/>
    </style:style>
    <style:style style:name="ce16" style:family="table-cell" style:parent-style-name="Default">
      <style:table-cell-properties style:text-align-source="fix" style:repeat-content="false" fo:padding="0.71mm"/>
      <style:paragraph-properties fo:text-align="end" fo:margin-left="0mm"/>
    </style:style>
    <style:style style:name="ce2" style:family="table-cell" style:parent-style-name="Default">
      <style:table-cell-properties fo:padding="0.71mm"/>
      <style:text-properties fo:font-size="8pt" style:font-size-asian="8pt" style:font-size-complex="8pt"/>
    </style:style>
    <style:style style:name="ce3" style:family="table-cell" style:parent-style-name="Default" style:data-style-name="N104">
      <style:table-cell-properties fo:padding="0.71mm"/>
      <style:text-properties fo:font-size="8pt" style:font-size-asian="8pt" style:font-size-complex="8pt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3333" fo:padding="0.71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6666" fo:padding="0.71m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00cccc" fo:padding="0.71mm"/>
      <style:text-properties fo:color="#000000" fo:font-weight="bold" style:font-weight-asian="bold" style:font-weight-complex="bold"/>
    </style:style>
    <style:style style:name="ce9" style:family="table-cell" style:parent-style-name="ColHead3">
      <style:table-cell-properties style:text-align-source="fix" style:repeat-content="false"/>
      <style:paragraph-properties fo:text-align="start" fo:margin-left="0mm"/>
    </style:style>
    <style:style style:name="ce33" style:family="table-cell" style:parent-style-name="Default">
      <style:table-cell-properties fo:padding="0.71mm"/>
      <style:text-properties fo:font-size="7pt" style:font-size-asian="7pt" style:font-size-complex="7pt"/>
    </style:style>
    <style:style style:name="ce34" style:family="table-cell" style:parent-style-name="Default">
      <style:table-cell-properties fo:padding="0.71mm"/>
      <style:text-properties fo:font-size="8pt" style:font-size-asian="8pt" style:font-size-complex="8pt"/>
    </style:style>
    <style:style style:name="ce35" style:family="table-cell" style:parent-style-name="Default" style:data-style-name="N104">
      <style:table-cell-properties fo:padding="0.71mm"/>
      <style:text-properties fo:font-size="8pt" style:font-size-asian="8pt" style:font-size-complex="8pt"/>
    </style:style>
    <style:style style:name="ce36" style:family="table-cell" style:parent-style-name="Default">
      <style:table-cell-properties fo:padding="0.71mm"/>
    </style:style>
    <style:style style:name="ce37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003333" fo:padding="0.71m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6666" fo:padding="0.71mm"/>
      <style:text-properties fo:color="#ffffff" fo:font-weight="bold" style:font-weight-asian="bold" style:font-weight-complex="bold"/>
    </style:style>
    <style:style style:name="ce40" style:family="table-cell" style:parent-style-name="Default">
      <style:table-cell-properties fo:background-color="#00cccc" fo:padding="0.71mm"/>
      <style:text-properties fo:color="#000000" fo:font-weight="bold" style:font-weight-asian="bold" style:font-weight-complex="bold"/>
    </style:style>
    <style:style style:name="ce41" style:family="table-cell" style:parent-style-name="ColHead3">
      <style:table-cell-properties style:text-align-source="fix" style:repeat-content="false"/>
      <style:paragraph-properties fo:text-align="start" fo:margin-left="0mm"/>
    </style:style>
    <style:style style:name="ce42" style:family="table-cell" style:parent-style-name="DtShort">
      <style:table-cell-properties fo:padding="0.71mm"/>
    </style:style>
    <style:style style:name="ce43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44" style:family="table-cell" style:parent-style-name="Nr0"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cc" fo:padding="0.71mm"/>
      <style:text-properties fo:color="#000000" fo:font-weight="bold" style:font-weight-asian="bold" style:font-weight-complex="bold"/>
    </style:style>
    <style:style style:name="ce46" style:family="table-cell" style:parent-style-name="Nr2">
      <style:table-cell-properties fo:background-color="#ffff99" style:text-align-source="fix" style:repeat-content="false"/>
      <style:paragraph-properties fo:text-align="center" fo:margin-left="0mm"/>
    </style:style>
    <style:style style:name="ce47" style:family="table-cell" style:parent-style-name="Default" style:data-style-name="N3">
      <style:table-cell-properties fo:padding="0.71mm"/>
    </style:style>
    <style:style style:name="ce48" style:family="table-cell" style:parent-style-name="Default">
      <style:table-cell-properties style:text-align-source="fix" style:repeat-content="false" fo:padding="0.71mm"/>
      <style:paragraph-properties fo:text-align="end" fo:margin-left="0mm"/>
    </style:style>
  </office:automatic-styles>
  <office:body>
    <office:spreadsheet>
      <table:calculation-settings table:automatic-find-labels="false"/>
      <table:table table:name="Bud01" table:style-name="ta1">
        <office:forms form:automatic-focus="false" form:apply-design-mode="false"/>
        <table:table-column table:style-name="co1" table:default-cell-style-name="ce33"/>
        <table:table-column table:style-name="co1" table:default-cell-style-name="ce34"/>
        <table:table-column table:style-name="co2" table:number-columns-repeated="2" table:default-cell-style-name="ce34"/>
        <table:table-column table:style-name="co1" table:default-cell-style-name="ce36"/>
        <table:table-column table:style-name="co3" table:default-cell-style-name="ce36"/>
        <table:table-column table:style-name="co4" table:default-cell-style-name="ce36"/>
        <table:table-column table:style-name="co5" table:default-cell-style-name="ce36"/>
        <table:table-column table:style-name="co4" table:number-columns-repeated="13" table:default-cell-style-name="ce36"/>
        <table:table-column table:style-name="co6" table:default-cell-style-name="ce36"/>
        <table:table-column table:style-name="co4" table:number-columns-repeated="5" table:default-cell-style-name="ce36"/>
        <table:table-column table:style-name="co6" table:default-cell-style-name="ce36"/>
        <table:table-column table:style-name="co4" table:number-columns-repeated="5" table:default-cell-style-name="ce36"/>
        <table:table-column table:style-name="co6" table:default-cell-style-name="ce36"/>
        <table:table-column table:style-name="co4" table:number-columns-repeated="5" table:default-cell-style-name="ce36"/>
        <table:table-column table:style-name="co6" table:default-cell-style-name="ce36"/>
        <table:table-column table:style-name="co4" table:number-columns-repeated="5" table:default-cell-style-name="ce36"/>
        <table:table-column table:style-name="co6" table:default-cell-style-name="ce36"/>
        <table:table-column table:style-name="co7" table:number-columns-repeated="219" table:default-cell-style-name="ce36"/>
        <table:table-row table:style-name="ro1">
          <table:table-cell table:formula="of:=MID(CELL(&quot;Filename&quot;;[.A1]);SEARCH(&quot;$&quot;;CELL(&quot;Filename&quot;;[.A1]);1)+1;100)" office:value-type="string" office:string-value="Bud01" calcext:value-type="string">
            <text:p>Bud01</text:p>
          </table:table-cell>
          <table:table-cell table:number-columns-repeated="4"/>
          <table:table-cell office:value-type="string" calcext:value-type="string">
            <text:p>Start date:</text:p>
          </table:table-cell>
          <table:table-cell table:style-name="ce42" office:value-type="date" office:date-value="2018-01-01" calcext:value-type="date">
            <text:p>1Jan18</text:p>
          </table:table-cell>
          <table:table-cell table:number-columns-repeated="258"/>
        </table:table-row>
        <table:table-row table:style-name="ro1">
          <table:table-cell table:number-columns-repeated="5"/>
          <table:table-cell table:style-name="ce37"/>
          <table:table-cell table:style-name="ce43" table:number-columns-repeated="40"/>
          <table:table-cell table:number-columns-repeated="219"/>
        </table:table-row>
        <table:table-row table:style-name="ro1">
          <table:table-cell table:number-columns-repeated="6"/>
          <table:table-cell table:style-name="ce43" table:number-columns-repeated="2"/>
          <table:table-cell table:style-name="ce43" office:value-type="string" calcext:value-type="string">
            <text:p>T0</text:p>
          </table:table-cell>
          <table:table-cell table:number-columns-repeated="12" table:style-name="ce43" office:value-type="string" calcext:value-type="string">
            <text:p>T1</text:p>
          </table:table-cell>
          <table:table-cell table:style-name="ce43"/>
          <table:table-cell table:style-name="ce43" office:value-type="string" calcext:value-type="string">
            <text:p>T0</text:p>
          </table:table-cell>
          <table:table-cell table:number-columns-repeated="4" table:style-name="ce43" office:value-type="string" calcext:value-type="string">
            <text:p>T2</text:p>
          </table:table-cell>
          <table:table-cell table:style-name="ce43"/>
          <table:table-cell table:style-name="ce43" office:value-type="string" calcext:value-type="string">
            <text:p>T0</text:p>
          </table:table-cell>
          <table:table-cell table:number-columns-repeated="4" table:style-name="ce43" office:value-type="string" calcext:value-type="string">
            <text:p>T3</text:p>
          </table:table-cell>
          <table:table-cell table:style-name="ce43"/>
          <table:table-cell table:style-name="ce43" office:value-type="string" calcext:value-type="string">
            <text:p>T0</text:p>
          </table:table-cell>
          <table:table-cell table:number-columns-repeated="4" table:style-name="ce43" office:value-type="string" calcext:value-type="string">
            <text:p>T4</text:p>
          </table:table-cell>
          <table:table-cell table:style-name="ce43"/>
          <table:table-cell table:style-name="ce43" office:value-type="string" calcext:value-type="string">
            <text:p>T0</text:p>
          </table:table-cell>
          <table:table-cell table:number-columns-repeated="4" table:style-name="ce43" office:value-type="string" calcext:value-type="string">
            <text:p>T5</text:p>
          </table:table-cell>
          <table:table-cell table:style-name="ce43"/>
          <table:table-cell table:number-columns-repeated="219"/>
        </table:table-row>
        <table:table-row table:style-name="ro1">
          <table:table-cell table:number-columns-repeated="6"/>
          <table:table-cell table:style-name="ce43" office:value-type="string" calcext:value-type="string">
            <text:p>T0</text:p>
          </table:table-cell>
          <table:table-cell/>
          <table:table-cell table:style-name="ce43" office:value-type="string" calcext:value-type="string">
            <text:p>T1</text:p>
          </table:table-cell>
          <table:table-cell table:style-name="DtShort" table:formula="of:=EOMONTH([.G1];0)" office:value-type="date" office:date-value="2018-01-31" calcext:value-type="date">
            <text:p>31Jan18</text:p>
          </table:table-cell>
          <table:table-cell table:style-name="DtShort" table:formula="of:=EOMONTH([.J4];1)" office:value-type="date" office:date-value="2018-02-28" calcext:value-type="date">
            <text:p>28Feb18</text:p>
          </table:table-cell>
          <table:table-cell table:style-name="DtShort" table:formula="of:=EOMONTH([.K4];1)" office:value-type="date" office:date-value="2018-03-31" calcext:value-type="date">
            <text:p>31Mar18</text:p>
          </table:table-cell>
          <table:table-cell table:style-name="DtShort" table:formula="of:=EOMONTH([.L4];1)" office:value-type="date" office:date-value="2018-04-30" calcext:value-type="date">
            <text:p>30Apr18</text:p>
          </table:table-cell>
          <table:table-cell table:style-name="DtShort" table:formula="of:=EOMONTH([.M4];1)" office:value-type="date" office:date-value="2018-05-31" calcext:value-type="date">
            <text:p>31May18</text:p>
          </table:table-cell>
          <table:table-cell table:style-name="DtShort" table:formula="of:=EOMONTH([.N4];1)" office:value-type="date" office:date-value="2018-06-30" calcext:value-type="date">
            <text:p>30Jun18</text:p>
          </table:table-cell>
          <table:table-cell table:style-name="DtShort" table:formula="of:=EOMONTH([.O4];1)" office:value-type="date" office:date-value="2018-07-31" calcext:value-type="date">
            <text:p>31Jul18</text:p>
          </table:table-cell>
          <table:table-cell table:style-name="DtShort" table:formula="of:=EOMONTH([.P4];1)" office:value-type="date" office:date-value="2018-08-31" calcext:value-type="date">
            <text:p>31Aug18</text:p>
          </table:table-cell>
          <table:table-cell table:style-name="DtShort" table:formula="of:=EOMONTH([.Q4];1)" office:value-type="date" office:date-value="2018-09-30" calcext:value-type="date">
            <text:p>30Sep18</text:p>
          </table:table-cell>
          <table:table-cell table:style-name="DtShort" table:formula="of:=EOMONTH([.R4];1)" office:value-type="date" office:date-value="2018-10-31" calcext:value-type="date">
            <text:p>31Oct18</text:p>
          </table:table-cell>
          <table:table-cell table:style-name="DtShort" table:formula="of:=EOMONTH([.S4];1)" office:value-type="date" office:date-value="2018-11-30" calcext:value-type="date">
            <text:p>30Nov18</text:p>
          </table:table-cell>
          <table:table-cell table:style-name="DtShort" table:formula="of:=EOMONTH([.T4];1)" office:value-type="date" office:date-value="2018-12-31" calcext:value-type="date">
            <text:p>31Dec18</text:p>
          </table:table-cell>
          <table:table-cell table:style-name="ce43"/>
          <table:table-cell table:style-name="ce43" office:value-type="string" calcext:value-type="string">
            <text:p>T2</text:p>
          </table:table-cell>
          <table:table-cell table:style-name="ce43" office:value-type="string" calcext:value-type="string">
            <text:p>2017Q1</text:p>
          </table:table-cell>
          <table:table-cell table:style-name="ce43" office:value-type="string" calcext:value-type="string">
            <text:p>2017Q2</text:p>
          </table:table-cell>
          <table:table-cell table:style-name="ce43" office:value-type="string" calcext:value-type="string">
            <text:p>2017Q3</text:p>
          </table:table-cell>
          <table:table-cell table:style-name="ce43" office:value-type="string" calcext:value-type="string">
            <text:p>2017Q4</text:p>
          </table:table-cell>
          <table:table-cell table:style-name="ce43"/>
          <table:table-cell table:style-name="ce43" office:value-type="string" calcext:value-type="string">
            <text:p>T3</text:p>
          </table:table-cell>
          <table:table-cell table:style-name="ce43" office:value-type="string" calcext:value-type="string">
            <text:p>2018Q1</text:p>
          </table:table-cell>
          <table:table-cell table:style-name="ce43" office:value-type="string" calcext:value-type="string">
            <text:p>2018Q2</text:p>
          </table:table-cell>
          <table:table-cell table:style-name="ce43" office:value-type="string" calcext:value-type="string">
            <text:p>2018Q3</text:p>
          </table:table-cell>
          <table:table-cell table:style-name="ce43" office:value-type="string" calcext:value-type="string">
            <text:p>2018Q4</text:p>
          </table:table-cell>
          <table:table-cell table:style-name="ce43"/>
          <table:table-cell table:style-name="ce43" office:value-type="string" calcext:value-type="string">
            <text:p>T4</text:p>
          </table:table-cell>
          <table:table-cell table:style-name="ce43" office:value-type="string" calcext:value-type="string">
            <text:p>2019Q1</text:p>
          </table:table-cell>
          <table:table-cell table:style-name="ce43" office:value-type="string" calcext:value-type="string">
            <text:p>2019Q2</text:p>
          </table:table-cell>
          <table:table-cell table:style-name="ce43" office:value-type="string" calcext:value-type="string">
            <text:p>2019Q3</text:p>
          </table:table-cell>
          <table:table-cell table:style-name="ce43" office:value-type="string" calcext:value-type="string">
            <text:p>2019Q4</text:p>
          </table:table-cell>
          <table:table-cell table:style-name="ce43"/>
          <table:table-cell table:style-name="ce43" office:value-type="string" calcext:value-type="string">
            <text:p>T5</text:p>
          </table:table-cell>
          <table:table-cell table:style-name="ce43" office:value-type="string" calcext:value-type="string">
            <text:p>2020Q1</text:p>
          </table:table-cell>
          <table:table-cell table:style-name="ce43" office:value-type="string" calcext:value-type="string">
            <text:p>2020Q2</text:p>
          </table:table-cell>
          <table:table-cell table:style-name="ce43" office:value-type="string" calcext:value-type="string">
            <text:p>2020Q3</text:p>
          </table:table-cell>
          <table:table-cell table:style-name="ce43" office:value-type="string" calcext:value-type="string">
            <text:p>2020Q4</text:p>
          </table:table-cell>
          <table:table-cell table:style-name="ce43"/>
          <table:table-cell table:number-columns-repeated="219"/>
        </table:table-row>
        <table:table-row table:style-name="ro1">
          <table:table-cell table:number-columns-repeated="5"/>
          <table:table-cell table:style-name="ce38" office:value-type="string" calcext:value-type="string">
            <text:p>Cum</text:p>
          </table:table-cell>
          <table:table-cell table:style-name="aTot"/>
          <table:table-cell/>
          <table:table-cell table:style-name="ce46" office:value-type="float" office:value="1" calcext:value-type="float">
            <text:p>1.00</text:p>
          </table:table-cell>
          <table:table-cell table:style-name="aTot" table:formula="of:=[.J6]" office:value-type="float" office:value="11234" calcext:value-type="float">
            <text:p>11,234</text:p>
          </table:table-cell>
          <table:table-cell table:style-name="aTot" table:formula="of:=[.J5]+[.K6]" office:value-type="float" office:value="11244" calcext:value-type="float">
            <text:p>11,244</text:p>
          </table:table-cell>
          <table:table-cell table:style-name="aTot" table:formula="of:=[.K5]+[.L6]" office:value-type="float" office:value="11344" calcext:value-type="float">
            <text:p>11,344</text:p>
          </table:table-cell>
          <table:table-cell table:style-name="aTot" table:formula="of:=[.L5]+[.M6]" office:value-type="float" office:value="12344" calcext:value-type="float">
            <text:p>12,344</text:p>
          </table:table-cell>
          <table:table-cell table:style-name="aTot" table:number-columns-repeated="4"/>
          <table:table-cell table:style-name="aTot" table:formula="of:=[.M5]+[.R6]" office:value-type="float" office:value="12444" calcext:value-type="float">
            <text:p>12,444</text:p>
          </table:table-cell>
          <table:table-cell table:style-name="aTot" table:formula="of:=[.R5]+[.S6]" office:value-type="float" office:value="13444" calcext:value-type="float">
            <text:p>13,444</text:p>
          </table:table-cell>
          <table:table-cell table:style-name="aTot" table:formula="of:=[.S5]+[.T6]" office:value-type="float" office:value="23444" calcext:value-type="float">
            <text:p>23,444</text:p>
          </table:table-cell>
          <table:table-cell table:style-name="aTot" table:formula="of:=[.T5]+[.U6]" office:value-type="float" office:value="123444" calcext:value-type="float">
            <text:p>123,444</text:p>
          </table:table-cell>
          <table:table-cell/>
          <table:table-cell table:style-name="ce46" office:value-type="float" office:value="1" calcext:value-type="float">
            <text:p>1.00</text:p>
          </table:table-cell>
          <table:table-cell table:style-name="aTot" table:formula="of:=[.X6]" office:value-type="float" office:value="0" calcext:value-type="float">
            <text:p>0</text:p>
          </table:table-cell>
          <table:table-cell table:style-name="aTot" table:formula="of:=[.X5]+[.Y6]" office:value-type="float" office:value="0" calcext:value-type="float">
            <text:p>0</text:p>
          </table:table-cell>
          <table:table-cell table:style-name="aTot" table:formula="of:=[.Y5]+[.Z6]" office:value-type="float" office:value="0" calcext:value-type="float">
            <text:p>0</text:p>
          </table:table-cell>
          <table:table-cell table:style-name="aTot" table:formula="of:=[.Z5]+[.AA6]" office:value-type="float" office:value="0" calcext:value-type="float">
            <text:p>0</text:p>
          </table:table-cell>
          <table:table-cell/>
          <table:table-cell table:style-name="ce46" office:value-type="float" office:value="1" calcext:value-type="float">
            <text:p>1.00</text:p>
          </table:table-cell>
          <table:table-cell table:style-name="aTot" table:formula="of:=[.AD6]" office:value-type="float" office:value="0" calcext:value-type="float">
            <text:p>0</text:p>
          </table:table-cell>
          <table:table-cell table:style-name="aTot" table:formula="of:=[.AD5]+[.AE6]" office:value-type="float" office:value="0" calcext:value-type="float">
            <text:p>0</text:p>
          </table:table-cell>
          <table:table-cell table:style-name="aTot" table:formula="of:=[.AE5]+[.AF6]" office:value-type="float" office:value="0" calcext:value-type="float">
            <text:p>0</text:p>
          </table:table-cell>
          <table:table-cell table:style-name="aTot" table:formula="of:=[.AF5]+[.AG6]" office:value-type="float" office:value="0" calcext:value-type="float">
            <text:p>0</text:p>
          </table:table-cell>
          <table:table-cell/>
          <table:table-cell table:style-name="ce46" office:value-type="float" office:value="1" calcext:value-type="float">
            <text:p>1.00</text:p>
          </table:table-cell>
          <table:table-cell table:style-name="aTot" table:formula="of:=[.AJ6]" office:value-type="float" office:value="0" calcext:value-type="float">
            <text:p>0</text:p>
          </table:table-cell>
          <table:table-cell table:style-name="aTot" table:formula="of:=[.AJ5]+[.AK6]" office:value-type="float" office:value="0" calcext:value-type="float">
            <text:p>0</text:p>
          </table:table-cell>
          <table:table-cell table:style-name="aTot" table:formula="of:=[.AK5]+[.AL6]" office:value-type="float" office:value="0" calcext:value-type="float">
            <text:p>0</text:p>
          </table:table-cell>
          <table:table-cell table:style-name="aTot" table:formula="of:=[.AL5]+[.AM6]" office:value-type="float" office:value="0" calcext:value-type="float">
            <text:p>0</text:p>
          </table:table-cell>
          <table:table-cell/>
          <table:table-cell table:style-name="ce46" office:value-type="float" office:value="1" calcext:value-type="float">
            <text:p>1.00</text:p>
          </table:table-cell>
          <table:table-cell table:style-name="aTot" table:formula="of:=[.AP6]" office:value-type="float" office:value="0" calcext:value-type="float">
            <text:p>0</text:p>
          </table:table-cell>
          <table:table-cell table:style-name="aTot" table:formula="of:=[.AP5]+[.AQ6]" office:value-type="float" office:value="0" calcext:value-type="float">
            <text:p>0</text:p>
          </table:table-cell>
          <table:table-cell table:style-name="aTot" table:formula="of:=[.AQ5]+[.AR6]" office:value-type="float" office:value="0" calcext:value-type="float">
            <text:p>0</text:p>
          </table:table-cell>
          <table:table-cell table:style-name="aTot" table:formula="of:=[.AR5]+[.AS6]" office:value-type="float" office:value="0" calcext:value-type="float">
            <text:p>0</text:p>
          </table:table-cell>
          <table:table-cell table:number-columns-repeated="220"/>
        </table:table-row>
        <table:table-row table:style-name="ro1">
          <table:table-cell table:number-columns-repeated="3"/>
          <table:table-cell office:value-type="string" calcext:value-type="string">
            <text:p>T0</text:p>
          </table:table-cell>
          <table:table-cell/>
          <table:table-cell table:style-name="ce39" office:value-type="string" calcext:value-type="string">
            <text:p>Net Income</text:p>
          </table:table-cell>
          <table:table-cell table:style-name="aTot0" table:formula="of:=SUMIF([.$C$1:.$C$1048576];[.$D6];[.G$1:.G$1048576])" office:value-type="float" office:value="233455" calcext:value-type="float">
            <text:p>233,455</text:p>
          </table:table-cell>
          <table:table-cell table:style-name="Nr0"/>
          <table:table-cell table:style-name="aTot0" table:formula="of:=SUMIF([.$C$1:.$C$1048576];[.$D6];[.I$1:.I$1048576])" office:value-type="float" office:value="233455" calcext:value-type="float">
            <text:p>233,455</text:p>
          </table:table-cell>
          <table:table-cell table:style-name="aTot0" table:formula="of:=SUMIF([.$C$1:.$C$1048576];[.$D6];[.J$1:.J$1048576])" office:value-type="float" office:value="11234" calcext:value-type="float">
            <text:p>11,234</text:p>
          </table:table-cell>
          <table:table-cell table:style-name="aTot0" table:formula="of:=SUMIF([.$C$1:.$C$1048576];[.$D6];[.K$1:.K$1048576])" office:value-type="float" office:value="10" calcext:value-type="float">
            <text:p>10</text:p>
          </table:table-cell>
          <table:table-cell table:style-name="aTot0" table:formula="of:=SUMIF([.$C$1:.$C$1048576];[.$D6];[.L$1:.L$1048576])" office:value-type="float" office:value="100" calcext:value-type="float">
            <text:p>100</text:p>
          </table:table-cell>
          <table:table-cell table:style-name="aTot0" table:formula="of:=SUMIF([.$C$1:.$C$1048576];[.$D6];[.M$1:.M$1048576])" office:value-type="float" office:value="1000" calcext:value-type="float">
            <text:p>1,000</text:p>
          </table:table-cell>
          <table:table-cell table:style-name="aTot0" table:formula="of:=SUMIF([.$C$1:.$C$1048576];[.$D6];[.N$1:.N$1048576])" office:value-type="float" office:value="10000" calcext:value-type="float">
            <text:p>10,000</text:p>
          </table:table-cell>
          <table:table-cell table:style-name="aTot0" table:formula="of:=SUMIF([.$C$1:.$C$1048576];[.$D6];[.O$1:.O$1048576])" office:value-type="float" office:value="100000" calcext:value-type="float">
            <text:p>100,000</text:p>
          </table:table-cell>
          <table:table-cell table:style-name="aTot0" table:formula="of:=SUMIF([.$C$1:.$C$1048576];[.$D6];[.P$1:.P$1048576])" office:value-type="float" office:value="1" calcext:value-type="float">
            <text:p>1</text:p>
          </table:table-cell>
          <table:table-cell table:style-name="aTot0" table:formula="of:=SUMIF([.$C$1:.$C$1048576];[.$D6];[.Q$1:.Q$1048576])" office:value-type="float" office:value="10" calcext:value-type="float">
            <text:p>10</text:p>
          </table:table-cell>
          <table:table-cell table:style-name="aTot0" table:formula="of:=SUMIF([.$C$1:.$C$1048576];[.$D6];[.R$1:.R$1048576])" office:value-type="float" office:value="100" calcext:value-type="float">
            <text:p>100</text:p>
          </table:table-cell>
          <table:table-cell table:style-name="aTot0" table:formula="of:=SUMIF([.$C$1:.$C$1048576];[.$D6];[.S$1:.S$1048576])" office:value-type="float" office:value="1000" calcext:value-type="float">
            <text:p>1,000</text:p>
          </table:table-cell>
          <table:table-cell table:style-name="aTot0" table:formula="of:=SUMIF([.$C$1:.$C$1048576];[.$D6];[.T$1:.T$1048576])" office:value-type="float" office:value="10000" calcext:value-type="float">
            <text:p>10,000</text:p>
          </table:table-cell>
          <table:table-cell table:style-name="aTot0" table:formula="of:=SUMIF([.$C$1:.$C$1048576];[.$D6];[.U$1:.U$1048576])" office:value-type="float" office:value="100000" calcext:value-type="float">
            <text:p>100,000</text:p>
          </table:table-cell>
          <table:table-cell/>
          <table:table-cell table:style-name="aTot0" table:formula="of:=SUMIF([.$C$1:.$C$1048576];[.$D6];[.W$1:.W$1048576])" office:value-type="float" office:value="0" calcext:value-type="float">
            <text:p>0</text:p>
          </table:table-cell>
          <table:table-cell table:style-name="aTot0" table:formula="of:=SUMIF([.$C$1:.$C$1048576];[.$D6];[.X$1:.X$1048576])" office:value-type="float" office:value="0" calcext:value-type="float">
            <text:p>0</text:p>
          </table:table-cell>
          <table:table-cell table:style-name="aTot0" table:formula="of:=SUMIF([.$C$1:.$C$1048576];[.$D6];[.Y$1:.Y$1048576])" office:value-type="float" office:value="0" calcext:value-type="float">
            <text:p>0</text:p>
          </table:table-cell>
          <table:table-cell table:style-name="aTot0" table:formula="of:=SUMIF([.$C$1:.$C$1048576];[.$D6];[.Z$1:.Z$1048576])" office:value-type="float" office:value="0" calcext:value-type="float">
            <text:p>0</text:p>
          </table:table-cell>
          <table:table-cell table:style-name="aTot0" table:formula="of:=SUMIF([.$C$1:.$C$1048576];[.$D6];[.AA$1:.AA$1048576])" office:value-type="float" office:value="0" calcext:value-type="float">
            <text:p>0</text:p>
          </table:table-cell>
          <table:table-cell/>
          <table:table-cell table:style-name="aTot0" table:formula="of:=SUMIF([.$C$1:.$C$1048576];[.$D6];[.AC$1:.AC$1048576])" office:value-type="float" office:value="0" calcext:value-type="float">
            <text:p>0</text:p>
          </table:table-cell>
          <table:table-cell table:style-name="aTot0" table:formula="of:=SUMIF([.$C$1:.$C$1048576];[.$D6];[.AD$1:.AD$1048576])" office:value-type="float" office:value="0" calcext:value-type="float">
            <text:p>0</text:p>
          </table:table-cell>
          <table:table-cell table:style-name="aTot0" table:formula="of:=SUMIF([.$C$1:.$C$1048576];[.$D6];[.AE$1:.AE$1048576])" office:value-type="float" office:value="0" calcext:value-type="float">
            <text:p>0</text:p>
          </table:table-cell>
          <table:table-cell table:style-name="aTot0" table:formula="of:=SUMIF([.$C$1:.$C$1048576];[.$D6];[.AF$1:.AF$1048576])" office:value-type="float" office:value="0" calcext:value-type="float">
            <text:p>0</text:p>
          </table:table-cell>
          <table:table-cell table:style-name="aTot0" table:formula="of:=SUMIF([.$C$1:.$C$1048576];[.$D6];[.AG$1:.AG$1048576])" office:value-type="float" office:value="0" calcext:value-type="float">
            <text:p>0</text:p>
          </table:table-cell>
          <table:table-cell/>
          <table:table-cell table:style-name="aTot0" table:formula="of:=SUMIF([.$C$1:.$C$1048576];[.$D6];[.AI$1:.AI$1048576])" office:value-type="float" office:value="0" calcext:value-type="float">
            <text:p>0</text:p>
          </table:table-cell>
          <table:table-cell table:style-name="aTot0" table:formula="of:=SUMIF([.$C$1:.$C$1048576];[.$D6];[.AJ$1:.AJ$1048576])" office:value-type="float" office:value="0" calcext:value-type="float">
            <text:p>0</text:p>
          </table:table-cell>
          <table:table-cell table:style-name="aTot0" table:formula="of:=SUMIF([.$C$1:.$C$1048576];[.$D6];[.AK$1:.AK$1048576])" office:value-type="float" office:value="0" calcext:value-type="float">
            <text:p>0</text:p>
          </table:table-cell>
          <table:table-cell table:style-name="aTot0" table:formula="of:=SUMIF([.$C$1:.$C$1048576];[.$D6];[.AL$1:.AL$1048576])" office:value-type="float" office:value="0" calcext:value-type="float">
            <text:p>0</text:p>
          </table:table-cell>
          <table:table-cell table:style-name="aTot0" table:formula="of:=SUMIF([.$C$1:.$C$1048576];[.$D6];[.AM$1:.AM$1048576])" office:value-type="float" office:value="0" calcext:value-type="float">
            <text:p>0</text:p>
          </table:table-cell>
          <table:table-cell/>
          <table:table-cell table:style-name="aTot0" table:formula="of:=SUMIF([.$C$1:.$C$1048576];[.$D6];[.AO$1:.AO$1048576])" office:value-type="float" office:value="0" calcext:value-type="float">
            <text:p>0</text:p>
          </table:table-cell>
          <table:table-cell table:style-name="aTot0" table:formula="of:=SUMIF([.$C$1:.$C$1048576];[.$D6];[.AP$1:.AP$1048576])" office:value-type="float" office:value="0" calcext:value-type="float">
            <text:p>0</text:p>
          </table:table-cell>
          <table:table-cell table:style-name="aTot0" table:formula="of:=SUMIF([.$C$1:.$C$1048576];[.$D6];[.AQ$1:.AQ$1048576])" office:value-type="float" office:value="0" calcext:value-type="float">
            <text:p>0</text:p>
          </table:table-cell>
          <table:table-cell table:style-name="aTot0" table:formula="of:=SUMIF([.$C$1:.$C$1048576];[.$D6];[.AR$1:.AR$1048576])" office:value-type="float" office:value="0" calcext:value-type="float">
            <text:p>0</text:p>
          </table:table-cell>
          <table:table-cell table:style-name="aTot0" table:formula="of:=SUMIF([.$C$1:.$C$1048576];[.$D6];[.AS$1:.AS$1048576])" office:value-type="float" office:value="0" calcext:value-type="float">
            <text:p>0</text:p>
          </table:table-cell>
          <table:table-cell table:number-columns-repeated="220"/>
        </table:table-row>
        <table:table-row table:style-name="ro1">
          <table:table-cell table:number-columns-repeated="2"/>
          <table:table-cell office:value-type="string" calcext:value-type="string">
            <text:p>T0</text:p>
          </table:table-cell>
          <table:table-cell table:style-name="ce35" office:value-type="string" calcext:value-type="string">
            <text:p>T1</text:p>
          </table:table-cell>
          <table:table-cell/>
          <table:table-cell table:style-name="ce40" office:value-type="string" calcext:value-type="string">
            <text:p>Income</text:p>
          </table:table-cell>
          <table:table-cell table:style-name="aTot1" table:formula="of:=SUMIF([.$C$1:.$C$1048576];[.$D7];[.G$1:.G$1048576])" office:value-type="float" office:value="233455" calcext:value-type="float">
            <text:p>233,455</text:p>
          </table:table-cell>
          <table:table-cell table:style-name="Nr0"/>
          <table:table-cell table:style-name="aTot1" table:formula="of:=SUMIF([.$C$1:.$C$1048576];[.$D7];[.I$1:.I$1048576])" office:value-type="float" office:value="233455" calcext:value-type="float">
            <text:p>233,455</text:p>
          </table:table-cell>
          <table:table-cell table:style-name="aTot1" table:formula="of:=SUMIF([.$C$1:.$C$1048576];[.$D7];[.J$1:.J$1048576])" office:value-type="float" office:value="11234" calcext:value-type="float">
            <text:p>11,234</text:p>
          </table:table-cell>
          <table:table-cell table:style-name="aTot1" table:formula="of:=SUMIF([.$C$1:.$C$1048576];[.$D7];[.K$1:.K$1048576])" office:value-type="float" office:value="10" calcext:value-type="float">
            <text:p>10</text:p>
          </table:table-cell>
          <table:table-cell table:style-name="aTot1" table:formula="of:=SUMIF([.$C$1:.$C$1048576];[.$D7];[.L$1:.L$1048576])" office:value-type="float" office:value="100" calcext:value-type="float">
            <text:p>100</text:p>
          </table:table-cell>
          <table:table-cell table:style-name="aTot1" table:formula="of:=SUMIF([.$C$1:.$C$1048576];[.$D7];[.M$1:.M$1048576])" office:value-type="float" office:value="1000" calcext:value-type="float">
            <text:p>1,000</text:p>
          </table:table-cell>
          <table:table-cell table:style-name="aTot1" table:formula="of:=SUMIF([.$C$1:.$C$1048576];[.$D7];[.N$1:.N$1048576])" office:value-type="float" office:value="10000" calcext:value-type="float">
            <text:p>10,000</text:p>
          </table:table-cell>
          <table:table-cell table:style-name="aTot1" table:formula="of:=SUMIF([.$C$1:.$C$1048576];[.$D7];[.O$1:.O$1048576])" office:value-type="float" office:value="100000" calcext:value-type="float">
            <text:p>100,000</text:p>
          </table:table-cell>
          <table:table-cell table:style-name="aTot1" table:formula="of:=SUMIF([.$C$1:.$C$1048576];[.$D7];[.P$1:.P$1048576])" office:value-type="float" office:value="1" calcext:value-type="float">
            <text:p>1</text:p>
          </table:table-cell>
          <table:table-cell table:style-name="aTot1" table:formula="of:=SUMIF([.$C$1:.$C$1048576];[.$D7];[.Q$1:.Q$1048576])" office:value-type="float" office:value="10" calcext:value-type="float">
            <text:p>10</text:p>
          </table:table-cell>
          <table:table-cell table:style-name="aTot1" table:formula="of:=SUMIF([.$C$1:.$C$1048576];[.$D7];[.R$1:.R$1048576])" office:value-type="float" office:value="100" calcext:value-type="float">
            <text:p>100</text:p>
          </table:table-cell>
          <table:table-cell table:style-name="aTot1" table:formula="of:=SUMIF([.$C$1:.$C$1048576];[.$D7];[.S$1:.S$1048576])" office:value-type="float" office:value="1000" calcext:value-type="float">
            <text:p>1,000</text:p>
          </table:table-cell>
          <table:table-cell table:style-name="aTot1" table:formula="of:=SUMIF([.$C$1:.$C$1048576];[.$D7];[.T$1:.T$1048576])" office:value-type="float" office:value="10000" calcext:value-type="float">
            <text:p>10,000</text:p>
          </table:table-cell>
          <table:table-cell table:style-name="aTot1" table:formula="of:=SUMIF([.$C$1:.$C$1048576];[.$D7];[.U$1:.U$1048576])" office:value-type="float" office:value="100000" calcext:value-type="float">
            <text:p>100,000</text:p>
          </table:table-cell>
          <table:table-cell/>
          <table:table-cell table:style-name="aTot1" table:formula="of:=SUMIF([.$C$1:.$C$1048576];[.$D7];[.W$1:.W$1048576])" office:value-type="float" office:value="0" calcext:value-type="float">
            <text:p>0</text:p>
          </table:table-cell>
          <table:table-cell table:style-name="aTot1" table:formula="of:=SUMIF([.$C$1:.$C$1048576];[.$D7];[.X$1:.X$1048576])" office:value-type="float" office:value="0" calcext:value-type="float">
            <text:p>0</text:p>
          </table:table-cell>
          <table:table-cell table:style-name="aTot1" table:formula="of:=SUMIF([.$C$1:.$C$1048576];[.$D7];[.Y$1:.Y$1048576])" office:value-type="float" office:value="0" calcext:value-type="float">
            <text:p>0</text:p>
          </table:table-cell>
          <table:table-cell table:style-name="aTot1" table:formula="of:=SUMIF([.$C$1:.$C$1048576];[.$D7];[.Z$1:.Z$1048576])" office:value-type="float" office:value="0" calcext:value-type="float">
            <text:p>0</text:p>
          </table:table-cell>
          <table:table-cell table:style-name="aTot1" table:formula="of:=SUMIF([.$C$1:.$C$1048576];[.$D7];[.AA$1:.AA$1048576])" office:value-type="float" office:value="0" calcext:value-type="float">
            <text:p>0</text:p>
          </table:table-cell>
          <table:table-cell/>
          <table:table-cell table:style-name="aTot1" table:formula="of:=SUMIF([.$C$1:.$C$1048576];[.$D7];[.AC$1:.AC$1048576])" office:value-type="float" office:value="0" calcext:value-type="float">
            <text:p>0</text:p>
          </table:table-cell>
          <table:table-cell table:style-name="aTot1" table:formula="of:=SUMIF([.$C$1:.$C$1048576];[.$D7];[.AD$1:.AD$1048576])" office:value-type="float" office:value="0" calcext:value-type="float">
            <text:p>0</text:p>
          </table:table-cell>
          <table:table-cell table:style-name="aTot1" table:formula="of:=SUMIF([.$C$1:.$C$1048576];[.$D7];[.AE$1:.AE$1048576])" office:value-type="float" office:value="0" calcext:value-type="float">
            <text:p>0</text:p>
          </table:table-cell>
          <table:table-cell table:style-name="aTot1" table:formula="of:=SUMIF([.$C$1:.$C$1048576];[.$D7];[.AF$1:.AF$1048576])" office:value-type="float" office:value="0" calcext:value-type="float">
            <text:p>0</text:p>
          </table:table-cell>
          <table:table-cell table:style-name="aTot1" table:formula="of:=SUMIF([.$C$1:.$C$1048576];[.$D7];[.AG$1:.AG$1048576])" office:value-type="float" office:value="0" calcext:value-type="float">
            <text:p>0</text:p>
          </table:table-cell>
          <table:table-cell/>
          <table:table-cell table:style-name="aTot1" table:formula="of:=SUMIF([.$C$1:.$C$1048576];[.$D7];[.AI$1:.AI$1048576])" office:value-type="float" office:value="0" calcext:value-type="float">
            <text:p>0</text:p>
          </table:table-cell>
          <table:table-cell table:style-name="aTot1" table:formula="of:=SUMIF([.$C$1:.$C$1048576];[.$D7];[.AJ$1:.AJ$1048576])" office:value-type="float" office:value="0" calcext:value-type="float">
            <text:p>0</text:p>
          </table:table-cell>
          <table:table-cell table:style-name="aTot1" table:formula="of:=SUMIF([.$C$1:.$C$1048576];[.$D7];[.AK$1:.AK$1048576])" office:value-type="float" office:value="0" calcext:value-type="float">
            <text:p>0</text:p>
          </table:table-cell>
          <table:table-cell table:style-name="aTot1" table:formula="of:=SUMIF([.$C$1:.$C$1048576];[.$D7];[.AL$1:.AL$1048576])" office:value-type="float" office:value="0" calcext:value-type="float">
            <text:p>0</text:p>
          </table:table-cell>
          <table:table-cell table:style-name="aTot1" table:formula="of:=SUMIF([.$C$1:.$C$1048576];[.$D7];[.AM$1:.AM$1048576])" office:value-type="float" office:value="0" calcext:value-type="float">
            <text:p>0</text:p>
          </table:table-cell>
          <table:table-cell/>
          <table:table-cell table:style-name="aTot1" table:formula="of:=SUMIF([.$C$1:.$C$1048576];[.$D7];[.AO$1:.AO$1048576])" office:value-type="float" office:value="0" calcext:value-type="float">
            <text:p>0</text:p>
          </table:table-cell>
          <table:table-cell table:style-name="aTot1" table:formula="of:=SUMIF([.$C$1:.$C$1048576];[.$D7];[.AP$1:.AP$1048576])" office:value-type="float" office:value="0" calcext:value-type="float">
            <text:p>0</text:p>
          </table:table-cell>
          <table:table-cell table:style-name="aTot1" table:formula="of:=SUMIF([.$C$1:.$C$1048576];[.$D7];[.AQ$1:.AQ$1048576])" office:value-type="float" office:value="0" calcext:value-type="float">
            <text:p>0</text:p>
          </table:table-cell>
          <table:table-cell table:style-name="aTot1" table:formula="of:=SUMIF([.$C$1:.$C$1048576];[.$D7];[.AR$1:.AR$1048576])" office:value-type="float" office:value="0" calcext:value-type="float">
            <text:p>0</text:p>
          </table:table-cell>
          <table:table-cell table:style-name="aTot1" table:formula="of:=SUMIF([.$C$1:.$C$1048576];[.$D7];[.AS$1:.AS$1048576])" office:value-type="float" office:value="0" calcext:value-type="float">
            <text:p>0</text:p>
          </table:table-cell>
          <table:table-cell table:number-columns-repeated="220"/>
        </table:table-row>
        <table:table-row table:style-name="ro1">
          <table:table-cell table:number-columns-repeated="2"/>
          <table:table-cell office:value-type="string" calcext:value-type="string">
            <text:p>T1</text:p>
          </table:table-cell>
          <table:table-cell table:style-name="ce35" office:value-type="string" calcext:value-type="string">
            <text:p>I1</text:p>
          </table:table-cell>
          <table:table-cell/>
          <table:table-cell table:style-name="ce41"/>
          <table:table-cell table:style-name="aTot2" table:formula="of:=SUMIF([.$C$1:.$C$1048576];[.$D8];[.G$1:.G$1048576])" office:value-type="float" office:value="233332" calcext:value-type="float">
            <text:p>233,332</text:p>
          </table:table-cell>
          <table:table-cell table:style-name="Nr0"/>
          <table:table-cell table:style-name="aTot2" table:formula="of:=SUMIF([.$C$1:.$C$1048576];[.$D8];[.I$1:.I$1048576])" office:value-type="float" office:value="233332" calcext:value-type="float">
            <text:p>233,332</text:p>
          </table:table-cell>
          <table:table-cell table:style-name="aTot2" table:formula="of:=SUMIF([.$C$1:.$C$1048576];[.$D8];[.J$1:.J$1048576])" office:value-type="float" office:value="11111" calcext:value-type="float">
            <text:p>11,111</text:p>
          </table:table-cell>
          <table:table-cell table:style-name="aTot2" table:formula="of:=SUMIF([.$C$1:.$C$1048576];[.$D8];[.K$1:.K$1048576])" office:value-type="float" office:value="10" calcext:value-type="float">
            <text:p>10</text:p>
          </table:table-cell>
          <table:table-cell table:style-name="aTot2" table:formula="of:=SUMIF([.$C$1:.$C$1048576];[.$D8];[.L$1:.L$1048576])" office:value-type="float" office:value="100" calcext:value-type="float">
            <text:p>100</text:p>
          </table:table-cell>
          <table:table-cell table:style-name="aTot2" table:formula="of:=SUMIF([.$C$1:.$C$1048576];[.$D8];[.M$1:.M$1048576])" office:value-type="float" office:value="1000" calcext:value-type="float">
            <text:p>1,000</text:p>
          </table:table-cell>
          <table:table-cell table:style-name="aTot2" table:formula="of:=SUMIF([.$C$1:.$C$1048576];[.$D8];[.N$1:.N$1048576])" office:value-type="float" office:value="10000" calcext:value-type="float">
            <text:p>10,000</text:p>
          </table:table-cell>
          <table:table-cell table:style-name="aTot2" table:formula="of:=SUMIF([.$C$1:.$C$1048576];[.$D8];[.O$1:.O$1048576])" office:value-type="float" office:value="100000" calcext:value-type="float">
            <text:p>100,000</text:p>
          </table:table-cell>
          <table:table-cell table:style-name="aTot2" table:formula="of:=SUMIF([.$C$1:.$C$1048576];[.$D8];[.P$1:.P$1048576])" office:value-type="float" office:value="1" calcext:value-type="float">
            <text:p>1</text:p>
          </table:table-cell>
          <table:table-cell table:style-name="aTot2" table:formula="of:=SUMIF([.$C$1:.$C$1048576];[.$D8];[.Q$1:.Q$1048576])" office:value-type="float" office:value="10" calcext:value-type="float">
            <text:p>10</text:p>
          </table:table-cell>
          <table:table-cell table:style-name="aTot2" table:formula="of:=SUMIF([.$C$1:.$C$1048576];[.$D8];[.R$1:.R$1048576])" office:value-type="float" office:value="100" calcext:value-type="float">
            <text:p>100</text:p>
          </table:table-cell>
          <table:table-cell table:style-name="aTot2" table:formula="of:=SUMIF([.$C$1:.$C$1048576];[.$D8];[.S$1:.S$1048576])" office:value-type="float" office:value="1000" calcext:value-type="float">
            <text:p>1,000</text:p>
          </table:table-cell>
          <table:table-cell table:style-name="aTot2" table:formula="of:=SUMIF([.$C$1:.$C$1048576];[.$D8];[.T$1:.T$1048576])" office:value-type="float" office:value="10000" calcext:value-type="float">
            <text:p>10,000</text:p>
          </table:table-cell>
          <table:table-cell table:style-name="aTot2" table:formula="of:=SUMIF([.$C$1:.$C$1048576];[.$D8];[.U$1:.U$1048576])" office:value-type="float" office:value="100000" calcext:value-type="float">
            <text:p>100,000</text:p>
          </table:table-cell>
          <table:table-cell/>
          <table:table-cell table:style-name="aTot2" table:formula="of:=SUMIF([.$C$1:.$C$1048576];[.$D8];[.W$1:.W$1048576])" office:value-type="float" office:value="0" calcext:value-type="float">
            <text:p>0</text:p>
          </table:table-cell>
          <table:table-cell table:style-name="aTot2" table:formula="of:=SUMIF([.$C$1:.$C$1048576];[.$D8];[.X$1:.X$1048576])" office:value-type="float" office:value="0" calcext:value-type="float">
            <text:p>0</text:p>
          </table:table-cell>
          <table:table-cell table:style-name="aTot2" table:formula="of:=SUMIF([.$C$1:.$C$1048576];[.$D8];[.Y$1:.Y$1048576])" office:value-type="float" office:value="0" calcext:value-type="float">
            <text:p>0</text:p>
          </table:table-cell>
          <table:table-cell table:style-name="aTot2" table:formula="of:=SUMIF([.$C$1:.$C$1048576];[.$D8];[.Z$1:.Z$1048576])" office:value-type="float" office:value="0" calcext:value-type="float">
            <text:p>0</text:p>
          </table:table-cell>
          <table:table-cell table:style-name="aTot2" table:formula="of:=SUMIF([.$C$1:.$C$1048576];[.$D8];[.AA$1:.AA$1048576])" office:value-type="float" office:value="0" calcext:value-type="float">
            <text:p>0</text:p>
          </table:table-cell>
          <table:table-cell table:style-name="ce48"/>
          <table:table-cell table:style-name="aTot2" table:formula="of:=SUMIF([.$C$1:.$C$1048576];[.$D8];[.AC$1:.AC$1048576])" office:value-type="float" office:value="0" calcext:value-type="float">
            <text:p>0</text:p>
          </table:table-cell>
          <table:table-cell table:style-name="aTot2" table:formula="of:=SUMIF([.$C$1:.$C$1048576];[.$D8];[.AD$1:.AD$1048576])" office:value-type="float" office:value="0" calcext:value-type="float">
            <text:p>0</text:p>
          </table:table-cell>
          <table:table-cell table:style-name="aTot2" table:formula="of:=SUMIF([.$C$1:.$C$1048576];[.$D8];[.AE$1:.AE$1048576])" office:value-type="float" office:value="0" calcext:value-type="float">
            <text:p>0</text:p>
          </table:table-cell>
          <table:table-cell table:style-name="aTot2" table:formula="of:=SUMIF([.$C$1:.$C$1048576];[.$D8];[.AF$1:.AF$1048576])" office:value-type="float" office:value="0" calcext:value-type="float">
            <text:p>0</text:p>
          </table:table-cell>
          <table:table-cell table:style-name="aTot2" table:formula="of:=SUMIF([.$C$1:.$C$1048576];[.$D8];[.AG$1:.AG$1048576])" office:value-type="float" office:value="0" calcext:value-type="float">
            <text:p>0</text:p>
          </table:table-cell>
          <table:table-cell table:style-name="ce48"/>
          <table:table-cell table:style-name="aTot2" table:formula="of:=SUMIF([.$C$1:.$C$1048576];[.$D8];[.AI$1:.AI$1048576])" office:value-type="float" office:value="0" calcext:value-type="float">
            <text:p>0</text:p>
          </table:table-cell>
          <table:table-cell table:style-name="aTot2" table:formula="of:=SUMIF([.$C$1:.$C$1048576];[.$D8];[.AJ$1:.AJ$1048576])" office:value-type="float" office:value="0" calcext:value-type="float">
            <text:p>0</text:p>
          </table:table-cell>
          <table:table-cell table:style-name="aTot2" table:formula="of:=SUMIF([.$C$1:.$C$1048576];[.$D8];[.AK$1:.AK$1048576])" office:value-type="float" office:value="0" calcext:value-type="float">
            <text:p>0</text:p>
          </table:table-cell>
          <table:table-cell table:style-name="aTot2" table:formula="of:=SUMIF([.$C$1:.$C$1048576];[.$D8];[.AL$1:.AL$1048576])" office:value-type="float" office:value="0" calcext:value-type="float">
            <text:p>0</text:p>
          </table:table-cell>
          <table:table-cell table:style-name="aTot2" table:formula="of:=SUMIF([.$C$1:.$C$1048576];[.$D8];[.AM$1:.AM$1048576])" office:value-type="float" office:value="0" calcext:value-type="float">
            <text:p>0</text:p>
          </table:table-cell>
          <table:table-cell table:style-name="ce48"/>
          <table:table-cell table:style-name="aTot2" table:formula="of:=SUMIF([.$C$1:.$C$1048576];[.$D8];[.AO$1:.AO$1048576])" office:value-type="float" office:value="0" calcext:value-type="float">
            <text:p>0</text:p>
          </table:table-cell>
          <table:table-cell table:style-name="aTot2" table:formula="of:=SUMIF([.$C$1:.$C$1048576];[.$D8];[.AP$1:.AP$1048576])" office:value-type="float" office:value="0" calcext:value-type="float">
            <text:p>0</text:p>
          </table:table-cell>
          <table:table-cell table:style-name="aTot2" table:formula="of:=SUMIF([.$C$1:.$C$1048576];[.$D8];[.AQ$1:.AQ$1048576])" office:value-type="float" office:value="0" calcext:value-type="float">
            <text:p>0</text:p>
          </table:table-cell>
          <table:table-cell table:style-name="aTot2" table:formula="of:=SUMIF([.$C$1:.$C$1048576];[.$D8];[.AR$1:.AR$1048576])" office:value-type="float" office:value="0" calcext:value-type="float">
            <text:p>0</text:p>
          </table:table-cell>
          <table:table-cell table:style-name="aTot2" table:formula="of:=SUMIF([.$C$1:.$C$1048576];[.$D8];[.AS$1:.AS$1048576])" office:value-type="float" office:value="0" calcext:value-type="float">
            <text:p>0</text:p>
          </table:table-cell>
          <table:table-cell table:style-name="ce48"/>
          <table:table-cell table:number-columns-repeated="219"/>
        </table:table-row>
        <table:table-row table:style-name="ro1">
          <table:table-cell table:number-columns-repeated="2"/>
          <table:table-cell table:style-name="ce35" office:value-type="string" calcext:value-type="string">
            <text:p>I1</text:p>
          </table:table-cell>
          <table:table-cell table:number-columns-repeated="3"/>
          <table:table-cell table:style-name="ce44" table:formula="of:=SUMIF([.$A$3:.$AMJ$3];[.G$4];[.$A9:.$AMJ9])" office:value-type="float" office:value="222222" calcext:value-type="float">
            <text:p>222,222</text:p>
          </table:table-cell>
          <table:table-cell table:style-name="Nr0"/>
          <table:table-cell table:style-name="ce44" table:formula="of:=SUMIF([.$A$3:.$AMJ$3];[.I$4];[.$A9:.$AMJ9])" office:value-type="float" office:value="222222" calcext:value-type="float">
            <text:p>222,222</text:p>
          </table:table-cell>
          <table:table-cell table:style-name="Nr0" office:value-type="float" office:value="1" calcext:value-type="float">
            <text:p>1</text:p>
          </table:table-cell>
          <table:table-cell table:style-name="Nr0" office:value-type="float" office:value="10" calcext:value-type="float">
            <text:p>10</text:p>
          </table:table-cell>
          <table:table-cell table:style-name="Nr0" office:value-type="float" office:value="100" calcext:value-type="float">
            <text:p>100</text:p>
          </table:table-cell>
          <table:table-cell table:style-name="Nr0" office:value-type="float" office:value="1000" calcext:value-type="float">
            <text:p>1,000</text:p>
          </table:table-cell>
          <table:table-cell table:style-name="Nr0" office:value-type="float" office:value="10000" calcext:value-type="float">
            <text:p>10,000</text:p>
          </table:table-cell>
          <table:table-cell table:style-name="Nr0" office:value-type="float" office:value="100000" calcext:value-type="float">
            <text:p>100,000</text:p>
          </table:table-cell>
          <table:table-cell table:style-name="Nr0" office:value-type="float" office:value="1" calcext:value-type="float">
            <text:p>1</text:p>
          </table:table-cell>
          <table:table-cell table:style-name="Nr0" office:value-type="float" office:value="10" calcext:value-type="float">
            <text:p>10</text:p>
          </table:table-cell>
          <table:table-cell table:style-name="Nr0" office:value-type="float" office:value="100" calcext:value-type="float">
            <text:p>100</text:p>
          </table:table-cell>
          <table:table-cell table:style-name="Nr0" office:value-type="float" office:value="1000" calcext:value-type="float">
            <text:p>1,000</text:p>
          </table:table-cell>
          <table:table-cell table:style-name="Nr0" office:value-type="float" office:value="10000" calcext:value-type="float">
            <text:p>10,000</text:p>
          </table:table-cell>
          <table:table-cell table:style-name="Nr0" office:value-type="float" office:value="100000" calcext:value-type="float">
            <text:p>100,000</text:p>
          </table:table-cell>
          <table:table-cell table:style-name="Nr0"/>
          <table:table-cell table:style-name="ce44" table:formula="of:=SUMIF([.$A$3:.$AMJ$3];[.W$4];[.$A9:.$AMJ9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C$4];[.$A9:.$AMJ9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I$4];[.$A9:.$AMJ9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O$4];[.$A9:.$AMJ9])" office:value-type="float" office:value="0" calcext:value-type="float">
            <text:p>0</text:p>
          </table:table-cell>
          <table:table-cell table:style-name="Nr0" table:number-columns-repeated="5"/>
          <table:table-cell table:number-columns-repeated="219"/>
        </table:table-row>
        <table:table-row table:style-name="ro1">
          <table:table-cell table:number-columns-repeated="2"/>
          <table:table-cell table:style-name="ce35" office:value-type="string" calcext:value-type="string">
            <text:p>I1</text:p>
          </table:table-cell>
          <table:table-cell table:number-columns-repeated="3"/>
          <table:table-cell table:style-name="ce44" table:formula="of:=SUMIF([.$A$3:.$AMJ$3];[.G$4];[.$A10:.$AMJ10])" office:value-type="float" office:value="10" calcext:value-type="float">
            <text:p>10</text:p>
          </table:table-cell>
          <table:table-cell table:style-name="Nr0"/>
          <table:table-cell table:style-name="ce44" table:formula="of:=SUMIF([.$A$3:.$AMJ$3];[.I$4];[.$A10:.$AMJ10])" office:value-type="float" office:value="10" calcext:value-type="float">
            <text:p>10</text:p>
          </table:table-cell>
          <table:table-cell table:style-name="Nr0" office:value-type="float" office:value="10" calcext:value-type="float">
            <text:p>10</text:p>
          </table:table-cell>
          <table:table-cell table:style-name="Nr0" table:number-columns-repeated="12"/>
          <table:table-cell table:style-name="ce44" table:formula="of:=SUMIF([.$A$3:.$AMJ$3];[.W$4];[.$A10:.$AMJ10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C$4];[.$A10:.$AMJ10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I$4];[.$A10:.$AMJ10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O$4];[.$A10:.$AMJ10])" office:value-type="float" office:value="0" calcext:value-type="float">
            <text:p>0</text:p>
          </table:table-cell>
          <table:table-cell table:style-name="Nr0" table:number-columns-repeated="5"/>
          <table:table-cell table:number-columns-repeated="219"/>
        </table:table-row>
        <table:table-row table:style-name="ro1">
          <table:table-cell table:number-columns-repeated="2"/>
          <table:table-cell table:style-name="ce35" office:value-type="string" calcext:value-type="string">
            <text:p>I1</text:p>
          </table:table-cell>
          <table:table-cell table:number-columns-repeated="3"/>
          <table:table-cell table:style-name="ce44" table:formula="of:=SUMIF([.$A$3:.$AMJ$3];[.G$4];[.$A11:.$AMJ11])" office:value-type="float" office:value="100" calcext:value-type="float">
            <text:p>100</text:p>
          </table:table-cell>
          <table:table-cell table:style-name="Nr0"/>
          <table:table-cell table:style-name="ce44" table:formula="of:=SUMIF([.$A$3:.$AMJ$3];[.I$4];[.$A11:.$AMJ11])" office:value-type="float" office:value="100" calcext:value-type="float">
            <text:p>100</text:p>
          </table:table-cell>
          <table:table-cell table:style-name="Nr0" office:value-type="float" office:value="100" calcext:value-type="float">
            <text:p>100</text:p>
          </table:table-cell>
          <table:table-cell table:style-name="Nr0" table:number-columns-repeated="12"/>
          <table:table-cell table:style-name="ce44" table:formula="of:=SUMIF([.$A$3:.$AMJ$3];[.W$4];[.$A11:.$AMJ11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C$4];[.$A11:.$AMJ11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I$4];[.$A11:.$AMJ11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O$4];[.$A11:.$AMJ11])" office:value-type="float" office:value="0" calcext:value-type="float">
            <text:p>0</text:p>
          </table:table-cell>
          <table:table-cell table:style-name="Nr0" table:number-columns-repeated="5"/>
          <table:table-cell table:number-columns-repeated="219"/>
        </table:table-row>
        <table:table-row table:style-name="ro1">
          <table:table-cell table:number-columns-repeated="2"/>
          <table:table-cell table:style-name="ce35" office:value-type="string" calcext:value-type="string">
            <text:p>I1</text:p>
          </table:table-cell>
          <table:table-cell table:number-columns-repeated="3"/>
          <table:table-cell table:style-name="ce44" table:formula="of:=SUMIF([.$A$3:.$AMJ$3];[.G$4];[.$A12:.$AMJ12])" office:value-type="float" office:value="1000" calcext:value-type="float">
            <text:p>1,000</text:p>
          </table:table-cell>
          <table:table-cell table:style-name="Nr0"/>
          <table:table-cell table:style-name="ce44" table:formula="of:=SUMIF([.$A$3:.$AMJ$3];[.I$4];[.$A12:.$AMJ12])" office:value-type="float" office:value="1000" calcext:value-type="float">
            <text:p>1,000</text:p>
          </table:table-cell>
          <table:table-cell table:style-name="Nr0" office:value-type="float" office:value="1000" calcext:value-type="float">
            <text:p>1,000</text:p>
          </table:table-cell>
          <table:table-cell table:style-name="Nr0" table:number-columns-repeated="12"/>
          <table:table-cell table:style-name="ce44" table:formula="of:=SUMIF([.$A$3:.$AMJ$3];[.W$4];[.$A12:.$AMJ12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C$4];[.$A12:.$AMJ12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I$4];[.$A12:.$AMJ12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O$4];[.$A12:.$AMJ12])" office:value-type="float" office:value="0" calcext:value-type="float">
            <text:p>0</text:p>
          </table:table-cell>
          <table:table-cell table:style-name="Nr0" table:number-columns-repeated="5"/>
          <table:table-cell table:number-columns-repeated="219"/>
        </table:table-row>
        <table:table-row table:style-name="ro1">
          <table:table-cell table:number-columns-repeated="2"/>
          <table:table-cell table:style-name="ce35" office:value-type="string" calcext:value-type="string">
            <text:p>I1</text:p>
          </table:table-cell>
          <table:table-cell table:number-columns-repeated="3"/>
          <table:table-cell table:style-name="ce44" table:formula="of:=SUMIF([.$A$3:.$AMJ$3];[.G$4];[.$A13:.$AMJ13])" office:value-type="float" office:value="10000" calcext:value-type="float">
            <text:p>10,000</text:p>
          </table:table-cell>
          <table:table-cell table:style-name="Nr0"/>
          <table:table-cell table:style-name="ce44" table:formula="of:=SUMIF([.$A$3:.$AMJ$3];[.I$4];[.$A13:.$AMJ13])" office:value-type="float" office:value="10000" calcext:value-type="float">
            <text:p>10,000</text:p>
          </table:table-cell>
          <table:table-cell table:style-name="Nr0" office:value-type="float" office:value="10000" calcext:value-type="float">
            <text:p>10,000</text:p>
          </table:table-cell>
          <table:table-cell table:style-name="Nr0" table:number-columns-repeated="12"/>
          <table:table-cell table:style-name="ce44" table:formula="of:=SUMIF([.$A$3:.$AMJ$3];[.W$4];[.$A13:.$AMJ13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C$4];[.$A13:.$AMJ13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I$4];[.$A13:.$AMJ13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O$4];[.$A13:.$AMJ13])" office:value-type="float" office:value="0" calcext:value-type="float">
            <text:p>0</text:p>
          </table:table-cell>
          <table:table-cell table:style-name="Nr0" table:number-columns-repeated="5"/>
          <table:table-cell table:number-columns-repeated="219"/>
        </table:table-row>
        <table:table-row table:style-name="ro1">
          <table:table-cell table:number-columns-repeated="2"/>
          <table:table-cell table:style-name="ce35"/>
          <table:table-cell table:number-columns-repeated="3"/>
          <table:table-cell table:style-name="ce44"/>
          <table:table-cell table:style-name="Nr0"/>
          <table:table-cell table:style-name="ce44"/>
          <table:table-cell table:style-name="Nr0" table:number-columns-repeated="13"/>
          <table:table-cell table:style-name="ce44"/>
          <table:table-cell table:style-name="Nr0" table:number-columns-repeated="5"/>
          <table:table-cell table:style-name="ce44"/>
          <table:table-cell table:style-name="Nr0" table:number-columns-repeated="5"/>
          <table:table-cell table:style-name="ce44"/>
          <table:table-cell table:style-name="Nr0" table:number-columns-repeated="5"/>
          <table:table-cell table:style-name="ce44"/>
          <table:table-cell table:style-name="Nr0" table:number-columns-repeated="5"/>
          <table:table-cell table:number-columns-repeated="219"/>
        </table:table-row>
        <table:table-row table:style-name="ro1">
          <table:table-cell table:number-columns-repeated="2"/>
          <table:table-cell table:style-name="ce35" office:value-type="string" calcext:value-type="string">
            <text:p>T1</text:p>
          </table:table-cell>
          <table:table-cell office:value-type="string" calcext:value-type="string">
            <text:p>I2</text:p>
          </table:table-cell>
          <table:table-cell/>
          <table:table-cell table:style-name="ce41" office:value-type="string" calcext:value-type="string">
            <text:p>Open</text:p>
          </table:table-cell>
          <table:table-cell table:style-name="aTot2" table:formula="of:=SUMIF([.$C$1:.$C$1048576];[.$D15];[.G$1:.G$1048576])" office:value-type="float" office:value="0" calcext:value-type="float">
            <text:p>0</text:p>
          </table:table-cell>
          <table:table-cell table:style-name="Nr0"/>
          <table:table-cell table:style-name="aTot2" table:formula="of:=SUMIF([.$C$1:.$C$1048576];[.$D15];[.I$1:.I$1048576])" office:value-type="float" office:value="0" calcext:value-type="float">
            <text:p>0</text:p>
          </table:table-cell>
          <table:table-cell table:style-name="aTot2" table:formula="of:=SUMIF([.$C$1:.$C$1048576];[.$D15];[.J$1:.J$1048576])" office:value-type="float" office:value="0" calcext:value-type="float">
            <text:p>0</text:p>
          </table:table-cell>
          <table:table-cell table:style-name="aTot2" table:formula="of:=SUMIF([.$C$1:.$C$1048576];[.$D15];[.K$1:.K$1048576])" office:value-type="float" office:value="0" calcext:value-type="float">
            <text:p>0</text:p>
          </table:table-cell>
          <table:table-cell table:style-name="aTot2" table:formula="of:=SUMIF([.$C$1:.$C$1048576];[.$D15];[.L$1:.L$1048576])" office:value-type="float" office:value="0" calcext:value-type="float">
            <text:p>0</text:p>
          </table:table-cell>
          <table:table-cell table:style-name="aTot2" table:formula="of:=SUMIF([.$C$1:.$C$1048576];[.$D15];[.M$1:.M$1048576])" office:value-type="float" office:value="0" calcext:value-type="float">
            <text:p>0</text:p>
          </table:table-cell>
          <table:table-cell table:style-name="aTot2" table:formula="of:=SUMIF([.$C$1:.$C$1048576];[.$D15];[.N$1:.N$1048576])" office:value-type="float" office:value="0" calcext:value-type="float">
            <text:p>0</text:p>
          </table:table-cell>
          <table:table-cell table:style-name="aTot2" table:formula="of:=SUMIF([.$C$1:.$C$1048576];[.$D15];[.O$1:.O$1048576])" office:value-type="float" office:value="0" calcext:value-type="float">
            <text:p>0</text:p>
          </table:table-cell>
          <table:table-cell table:style-name="aTot2" table:formula="of:=SUMIF([.$C$1:.$C$1048576];[.$D15];[.P$1:.P$1048576])" office:value-type="float" office:value="0" calcext:value-type="float">
            <text:p>0</text:p>
          </table:table-cell>
          <table:table-cell table:style-name="aTot2" table:formula="of:=SUMIF([.$C$1:.$C$1048576];[.$D15];[.Q$1:.Q$1048576])" office:value-type="float" office:value="0" calcext:value-type="float">
            <text:p>0</text:p>
          </table:table-cell>
          <table:table-cell table:style-name="aTot2" table:formula="of:=SUMIF([.$C$1:.$C$1048576];[.$D15];[.R$1:.R$1048576])" office:value-type="float" office:value="0" calcext:value-type="float">
            <text:p>0</text:p>
          </table:table-cell>
          <table:table-cell table:style-name="aTot2" table:formula="of:=SUMIF([.$C$1:.$C$1048576];[.$D15];[.S$1:.S$1048576])" office:value-type="float" office:value="0" calcext:value-type="float">
            <text:p>0</text:p>
          </table:table-cell>
          <table:table-cell table:style-name="aTot2" table:formula="of:=SUMIF([.$C$1:.$C$1048576];[.$D15];[.T$1:.T$1048576])" office:value-type="float" office:value="0" calcext:value-type="float">
            <text:p>0</text:p>
          </table:table-cell>
          <table:table-cell table:style-name="aTot2" table:formula="of:=SUMIF([.$C$1:.$C$1048576];[.$D15];[.U$1:.U$1048576])" office:value-type="float" office:value="0" calcext:value-type="float">
            <text:p>0</text:p>
          </table:table-cell>
          <table:table-cell table:style-name="Nr0"/>
          <table:table-cell table:style-name="aTot2" table:formula="of:=SUMIF([.$C$1:.$C$1048576];[.$D15];[.W$1:.W$1048576])" office:value-type="float" office:value="0" calcext:value-type="float">
            <text:p>0</text:p>
          </table:table-cell>
          <table:table-cell table:style-name="aTot2" table:formula="of:=SUMIF([.$C$1:.$C$1048576];[.$D15];[.X$1:.X$1048576])" office:value-type="float" office:value="0" calcext:value-type="float">
            <text:p>0</text:p>
          </table:table-cell>
          <table:table-cell table:style-name="aTot2" table:formula="of:=SUMIF([.$C$1:.$C$1048576];[.$D15];[.Y$1:.Y$1048576])" office:value-type="float" office:value="0" calcext:value-type="float">
            <text:p>0</text:p>
          </table:table-cell>
          <table:table-cell table:style-name="aTot2" table:formula="of:=SUMIF([.$C$1:.$C$1048576];[.$D15];[.Z$1:.Z$1048576])" office:value-type="float" office:value="0" calcext:value-type="float">
            <text:p>0</text:p>
          </table:table-cell>
          <table:table-cell table:style-name="aTot2" table:formula="of:=SUMIF([.$C$1:.$C$1048576];[.$D15];[.AA$1:.AA$1048576])" office:value-type="float" office:value="0" calcext:value-type="float">
            <text:p>0</text:p>
          </table:table-cell>
          <table:table-cell table:style-name="Nr0"/>
          <table:table-cell table:style-name="aTot2" table:formula="of:=SUMIF([.$C$1:.$C$1048576];[.$D15];[.AC$1:.AC$1048576])" office:value-type="float" office:value="0" calcext:value-type="float">
            <text:p>0</text:p>
          </table:table-cell>
          <table:table-cell table:style-name="aTot2" table:formula="of:=SUMIF([.$C$1:.$C$1048576];[.$D15];[.AD$1:.AD$1048576])" office:value-type="float" office:value="0" calcext:value-type="float">
            <text:p>0</text:p>
          </table:table-cell>
          <table:table-cell table:style-name="aTot2" table:formula="of:=SUMIF([.$C$1:.$C$1048576];[.$D15];[.AE$1:.AE$1048576])" office:value-type="float" office:value="0" calcext:value-type="float">
            <text:p>0</text:p>
          </table:table-cell>
          <table:table-cell table:style-name="aTot2" table:formula="of:=SUMIF([.$C$1:.$C$1048576];[.$D15];[.AF$1:.AF$1048576])" office:value-type="float" office:value="0" calcext:value-type="float">
            <text:p>0</text:p>
          </table:table-cell>
          <table:table-cell table:style-name="aTot2" table:formula="of:=SUMIF([.$C$1:.$C$1048576];[.$D15];[.AG$1:.AG$1048576])" office:value-type="float" office:value="0" calcext:value-type="float">
            <text:p>0</text:p>
          </table:table-cell>
          <table:table-cell table:style-name="Nr0"/>
          <table:table-cell table:style-name="aTot2" table:formula="of:=SUMIF([.$C$1:.$C$1048576];[.$D15];[.AI$1:.AI$1048576])" office:value-type="float" office:value="0" calcext:value-type="float">
            <text:p>0</text:p>
          </table:table-cell>
          <table:table-cell table:style-name="aTot2" table:formula="of:=SUMIF([.$C$1:.$C$1048576];[.$D15];[.AJ$1:.AJ$1048576])" office:value-type="float" office:value="0" calcext:value-type="float">
            <text:p>0</text:p>
          </table:table-cell>
          <table:table-cell table:style-name="aTot2" table:formula="of:=SUMIF([.$C$1:.$C$1048576];[.$D15];[.AK$1:.AK$1048576])" office:value-type="float" office:value="0" calcext:value-type="float">
            <text:p>0</text:p>
          </table:table-cell>
          <table:table-cell table:style-name="aTot2" table:formula="of:=SUMIF([.$C$1:.$C$1048576];[.$D15];[.AL$1:.AL$1048576])" office:value-type="float" office:value="0" calcext:value-type="float">
            <text:p>0</text:p>
          </table:table-cell>
          <table:table-cell table:style-name="aTot2" table:formula="of:=SUMIF([.$C$1:.$C$1048576];[.$D15];[.AM$1:.AM$1048576])" office:value-type="float" office:value="0" calcext:value-type="float">
            <text:p>0</text:p>
          </table:table-cell>
          <table:table-cell table:style-name="Nr0"/>
          <table:table-cell table:style-name="aTot2" table:formula="of:=SUMIF([.$C$1:.$C$1048576];[.$D15];[.AO$1:.AO$1048576])" office:value-type="float" office:value="0" calcext:value-type="float">
            <text:p>0</text:p>
          </table:table-cell>
          <table:table-cell table:style-name="aTot2" table:formula="of:=SUMIF([.$C$1:.$C$1048576];[.$D15];[.AP$1:.AP$1048576])" office:value-type="float" office:value="0" calcext:value-type="float">
            <text:p>0</text:p>
          </table:table-cell>
          <table:table-cell table:style-name="aTot2" table:formula="of:=SUMIF([.$C$1:.$C$1048576];[.$D15];[.AQ$1:.AQ$1048576])" office:value-type="float" office:value="0" calcext:value-type="float">
            <text:p>0</text:p>
          </table:table-cell>
          <table:table-cell table:style-name="aTot2" table:formula="of:=SUMIF([.$C$1:.$C$1048576];[.$D15];[.AR$1:.AR$1048576])" office:value-type="float" office:value="0" calcext:value-type="float">
            <text:p>0</text:p>
          </table:table-cell>
          <table:table-cell table:style-name="aTot2" table:formula="of:=SUMIF([.$C$1:.$C$1048576];[.$D15];[.AS$1:.AS$1048576])" office:value-type="float" office:value="0" calcext:value-type="float">
            <text:p>0</text:p>
          </table:table-cell>
          <table:table-cell table:style-name="Nr0"/>
          <table:table-cell table:number-columns-repeated="219"/>
        </table:table-row>
        <table:table-row table:style-name="ro1">
          <table:table-cell table:number-columns-repeated="2"/>
          <table:table-cell office:value-type="string" calcext:value-type="string">
            <text:p>I2</text:p>
          </table:table-cell>
          <table:table-cell table:number-columns-repeated="3"/>
          <table:table-cell table:style-name="ce44" table:formula="of:=SUMIF([.$A$3:.$AMJ$3];[.G$4];[.$A16:.$AMJ16])" office:value-type="float" office:value="0" calcext:value-type="float">
            <text:p>0</text:p>
          </table:table-cell>
          <table:table-cell table:style-name="Nr0"/>
          <table:table-cell table:style-name="ce44" table:formula="of:=SUMIF([.$A$3:.$AMJ$3];[.I$4];[.$A16:.$AMJ16])" office:value-type="float" office:value="0" calcext:value-type="float">
            <text:p>0</text:p>
          </table:table-cell>
          <table:table-cell table:style-name="Nr0" table:number-columns-repeated="13"/>
          <table:table-cell table:style-name="ce44" table:formula="of:=SUMIF([.$A$3:.$AMJ$3];[.W$4];[.$A16:.$AMJ16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C$4];[.$A16:.$AMJ16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I$4];[.$A16:.$AMJ16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O$4];[.$A16:.$AMJ16])" office:value-type="float" office:value="0" calcext:value-type="float">
            <text:p>0</text:p>
          </table:table-cell>
          <table:table-cell table:style-name="Nr0" table:number-columns-repeated="5"/>
          <table:table-cell table:number-columns-repeated="219"/>
        </table:table-row>
        <table:table-row table:style-name="ro1">
          <table:table-cell table:number-columns-repeated="2"/>
          <table:table-cell office:value-type="string" calcext:value-type="string">
            <text:p>I2</text:p>
          </table:table-cell>
          <table:table-cell table:number-columns-repeated="3"/>
          <table:table-cell table:style-name="ce44" table:formula="of:=SUMIF([.$A$3:.$AMJ$3];[.G$4];[.$A17:.$AMJ17])" office:value-type="float" office:value="0" calcext:value-type="float">
            <text:p>0</text:p>
          </table:table-cell>
          <table:table-cell table:style-name="Nr0"/>
          <table:table-cell table:style-name="ce44" table:formula="of:=SUMIF([.$A$3:.$AMJ$3];[.I$4];[.$A17:.$AMJ17])" office:value-type="float" office:value="0" calcext:value-type="float">
            <text:p>0</text:p>
          </table:table-cell>
          <table:table-cell table:style-name="Nr0" table:number-columns-repeated="13"/>
          <table:table-cell table:style-name="ce44" table:formula="of:=SUMIF([.$A$3:.$AMJ$3];[.W$4];[.$A17:.$AMJ17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C$4];[.$A17:.$AMJ17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I$4];[.$A17:.$AMJ17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O$4];[.$A17:.$AMJ17])" office:value-type="float" office:value="0" calcext:value-type="float">
            <text:p>0</text:p>
          </table:table-cell>
          <table:table-cell table:style-name="Nr0" table:number-columns-repeated="5"/>
          <table:table-cell table:number-columns-repeated="219"/>
        </table:table-row>
        <table:table-row table:style-name="ro1">
          <table:table-cell table:number-columns-repeated="2"/>
          <table:table-cell office:value-type="string" calcext:value-type="string">
            <text:p>I2</text:p>
          </table:table-cell>
          <table:table-cell table:number-columns-repeated="3"/>
          <table:table-cell table:style-name="ce44" table:formula="of:=SUMIF([.$A$3:.$AMJ$3];[.G$4];[.$A18:.$AMJ18])" office:value-type="float" office:value="0" calcext:value-type="float">
            <text:p>0</text:p>
          </table:table-cell>
          <table:table-cell table:style-name="Nr0"/>
          <table:table-cell table:style-name="ce44" table:formula="of:=SUMIF([.$A$3:.$AMJ$3];[.I$4];[.$A18:.$AMJ18])" office:value-type="float" office:value="0" calcext:value-type="float">
            <text:p>0</text:p>
          </table:table-cell>
          <table:table-cell table:style-name="Nr0" table:number-columns-repeated="13"/>
          <table:table-cell table:style-name="ce44" table:formula="of:=SUMIF([.$A$3:.$AMJ$3];[.W$4];[.$A18:.$AMJ18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C$4];[.$A18:.$AMJ18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I$4];[.$A18:.$AMJ18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O$4];[.$A18:.$AMJ18])" office:value-type="float" office:value="0" calcext:value-type="float">
            <text:p>0</text:p>
          </table:table-cell>
          <table:table-cell table:style-name="Nr0" table:number-columns-repeated="5"/>
          <table:table-cell table:number-columns-repeated="219"/>
        </table:table-row>
        <table:table-row table:style-name="ro1">
          <table:table-cell table:number-columns-repeated="6"/>
          <table:table-cell table:style-name="ce44"/>
          <table:table-cell table:style-name="Nr0"/>
          <table:table-cell table:style-name="ce44"/>
          <table:table-cell table:style-name="Nr0" table:number-columns-repeated="13"/>
          <table:table-cell table:style-name="ce44"/>
          <table:table-cell table:style-name="Nr0" table:number-columns-repeated="5"/>
          <table:table-cell table:style-name="ce44"/>
          <table:table-cell table:style-name="Nr0" table:number-columns-repeated="5"/>
          <table:table-cell table:style-name="ce44"/>
          <table:table-cell table:style-name="Nr0" table:number-columns-repeated="5"/>
          <table:table-cell table:style-name="ce44"/>
          <table:table-cell table:style-name="Nr0" table:number-columns-repeated="5"/>
          <table:table-cell table:number-columns-repeated="219"/>
        </table:table-row>
        <table:table-row table:style-name="ro1">
          <table:table-cell table:number-columns-repeated="2"/>
          <table:table-cell table:style-name="ce35" office:value-type="string" calcext:value-type="string">
            <text:p>T1</text:p>
          </table:table-cell>
          <table:table-cell office:value-type="string" calcext:value-type="string">
            <text:p>I3</text:p>
          </table:table-cell>
          <table:table-cell/>
          <table:table-cell table:style-name="ce41" office:value-type="string" calcext:value-type="string">
            <text:p>Donations</text:p>
          </table:table-cell>
          <table:table-cell table:style-name="aTot2" table:formula="of:=SUMIF([.$C$1:.$C$1048576];[.$D20];[.G$1:.G$1048576])" office:value-type="float" office:value="123" calcext:value-type="float">
            <text:p>123</text:p>
          </table:table-cell>
          <table:table-cell table:style-name="Nr0"/>
          <table:table-cell table:style-name="aTot2" table:formula="of:=SUMIF([.$C$1:.$C$1048576];[.$D20];[.I$1:.I$1048576])" office:value-type="float" office:value="123" calcext:value-type="float">
            <text:p>123</text:p>
          </table:table-cell>
          <table:table-cell table:style-name="aTot2" table:formula="of:=SUMIF([.$C$1:.$C$1048576];[.$D20];[.J$1:.J$1048576])" office:value-type="float" office:value="123" calcext:value-type="float">
            <text:p>123</text:p>
          </table:table-cell>
          <table:table-cell table:style-name="aTot2" table:formula="of:=SUMIF([.$C$1:.$C$1048576];[.$D20];[.K$1:.K$1048576])" office:value-type="float" office:value="0" calcext:value-type="float">
            <text:p>0</text:p>
          </table:table-cell>
          <table:table-cell table:style-name="aTot2" table:formula="of:=SUMIF([.$C$1:.$C$1048576];[.$D20];[.L$1:.L$1048576])" office:value-type="float" office:value="0" calcext:value-type="float">
            <text:p>0</text:p>
          </table:table-cell>
          <table:table-cell table:style-name="aTot2" table:formula="of:=SUMIF([.$C$1:.$C$1048576];[.$D20];[.M$1:.M$1048576])" office:value-type="float" office:value="0" calcext:value-type="float">
            <text:p>0</text:p>
          </table:table-cell>
          <table:table-cell table:style-name="aTot2" table:formula="of:=SUMIF([.$C$1:.$C$1048576];[.$D20];[.N$1:.N$1048576])" office:value-type="float" office:value="0" calcext:value-type="float">
            <text:p>0</text:p>
          </table:table-cell>
          <table:table-cell table:style-name="aTot2" table:formula="of:=SUMIF([.$C$1:.$C$1048576];[.$D20];[.O$1:.O$1048576])" office:value-type="float" office:value="0" calcext:value-type="float">
            <text:p>0</text:p>
          </table:table-cell>
          <table:table-cell table:style-name="aTot2" table:formula="of:=SUMIF([.$C$1:.$C$1048576];[.$D20];[.P$1:.P$1048576])" office:value-type="float" office:value="0" calcext:value-type="float">
            <text:p>0</text:p>
          </table:table-cell>
          <table:table-cell table:style-name="aTot2" table:formula="of:=SUMIF([.$C$1:.$C$1048576];[.$D20];[.Q$1:.Q$1048576])" office:value-type="float" office:value="0" calcext:value-type="float">
            <text:p>0</text:p>
          </table:table-cell>
          <table:table-cell table:style-name="aTot2" table:formula="of:=SUMIF([.$C$1:.$C$1048576];[.$D20];[.R$1:.R$1048576])" office:value-type="float" office:value="0" calcext:value-type="float">
            <text:p>0</text:p>
          </table:table-cell>
          <table:table-cell table:style-name="aTot2" table:formula="of:=SUMIF([.$C$1:.$C$1048576];[.$D20];[.S$1:.S$1048576])" office:value-type="float" office:value="0" calcext:value-type="float">
            <text:p>0</text:p>
          </table:table-cell>
          <table:table-cell table:style-name="aTot2" table:formula="of:=SUMIF([.$C$1:.$C$1048576];[.$D20];[.T$1:.T$1048576])" office:value-type="float" office:value="0" calcext:value-type="float">
            <text:p>0</text:p>
          </table:table-cell>
          <table:table-cell table:style-name="aTot2" table:formula="of:=SUMIF([.$C$1:.$C$1048576];[.$D20];[.U$1:.U$1048576])" office:value-type="float" office:value="0" calcext:value-type="float">
            <text:p>0</text:p>
          </table:table-cell>
          <table:table-cell table:style-name="Nr0"/>
          <table:table-cell table:style-name="aTot2" table:formula="of:=SUMIF([.$C$1:.$C$1048576];[.$D20];[.W$1:.W$1048576])" office:value-type="float" office:value="0" calcext:value-type="float">
            <text:p>0</text:p>
          </table:table-cell>
          <table:table-cell table:style-name="aTot2" table:formula="of:=SUMIF([.$C$1:.$C$1048576];[.$D20];[.X$1:.X$1048576])" office:value-type="float" office:value="0" calcext:value-type="float">
            <text:p>0</text:p>
          </table:table-cell>
          <table:table-cell table:style-name="aTot2" table:formula="of:=SUMIF([.$C$1:.$C$1048576];[.$D20];[.Y$1:.Y$1048576])" office:value-type="float" office:value="0" calcext:value-type="float">
            <text:p>0</text:p>
          </table:table-cell>
          <table:table-cell table:style-name="aTot2" table:formula="of:=SUMIF([.$C$1:.$C$1048576];[.$D20];[.Z$1:.Z$1048576])" office:value-type="float" office:value="0" calcext:value-type="float">
            <text:p>0</text:p>
          </table:table-cell>
          <table:table-cell table:style-name="aTot2" table:formula="of:=SUMIF([.$C$1:.$C$1048576];[.$D20];[.AA$1:.AA$1048576])" office:value-type="float" office:value="0" calcext:value-type="float">
            <text:p>0</text:p>
          </table:table-cell>
          <table:table-cell table:style-name="Nr0"/>
          <table:table-cell table:style-name="aTot2" table:formula="of:=SUMIF([.$C$1:.$C$1048576];[.$D20];[.AC$1:.AC$1048576])" office:value-type="float" office:value="0" calcext:value-type="float">
            <text:p>0</text:p>
          </table:table-cell>
          <table:table-cell table:style-name="aTot2" table:formula="of:=SUMIF([.$C$1:.$C$1048576];[.$D20];[.AD$1:.AD$1048576])" office:value-type="float" office:value="0" calcext:value-type="float">
            <text:p>0</text:p>
          </table:table-cell>
          <table:table-cell table:style-name="aTot2" table:formula="of:=SUMIF([.$C$1:.$C$1048576];[.$D20];[.AE$1:.AE$1048576])" office:value-type="float" office:value="0" calcext:value-type="float">
            <text:p>0</text:p>
          </table:table-cell>
          <table:table-cell table:style-name="aTot2" table:formula="of:=SUMIF([.$C$1:.$C$1048576];[.$D20];[.AF$1:.AF$1048576])" office:value-type="float" office:value="0" calcext:value-type="float">
            <text:p>0</text:p>
          </table:table-cell>
          <table:table-cell table:style-name="aTot2" table:formula="of:=SUMIF([.$C$1:.$C$1048576];[.$D20];[.AG$1:.AG$1048576])" office:value-type="float" office:value="0" calcext:value-type="float">
            <text:p>0</text:p>
          </table:table-cell>
          <table:table-cell table:style-name="Nr0"/>
          <table:table-cell table:style-name="aTot2" table:formula="of:=SUMIF([.$C$1:.$C$1048576];[.$D20];[.AI$1:.AI$1048576])" office:value-type="float" office:value="0" calcext:value-type="float">
            <text:p>0</text:p>
          </table:table-cell>
          <table:table-cell table:style-name="aTot2" table:formula="of:=SUMIF([.$C$1:.$C$1048576];[.$D20];[.AJ$1:.AJ$1048576])" office:value-type="float" office:value="0" calcext:value-type="float">
            <text:p>0</text:p>
          </table:table-cell>
          <table:table-cell table:style-name="aTot2" table:formula="of:=SUMIF([.$C$1:.$C$1048576];[.$D20];[.AK$1:.AK$1048576])" office:value-type="float" office:value="0" calcext:value-type="float">
            <text:p>0</text:p>
          </table:table-cell>
          <table:table-cell table:style-name="aTot2" table:formula="of:=SUMIF([.$C$1:.$C$1048576];[.$D20];[.AL$1:.AL$1048576])" office:value-type="float" office:value="0" calcext:value-type="float">
            <text:p>0</text:p>
          </table:table-cell>
          <table:table-cell table:style-name="aTot2" table:formula="of:=SUMIF([.$C$1:.$C$1048576];[.$D20];[.AM$1:.AM$1048576])" office:value-type="float" office:value="0" calcext:value-type="float">
            <text:p>0</text:p>
          </table:table-cell>
          <table:table-cell table:style-name="Nr0"/>
          <table:table-cell table:style-name="aTot2" table:formula="of:=SUMIF([.$C$1:.$C$1048576];[.$D20];[.AO$1:.AO$1048576])" office:value-type="float" office:value="0" calcext:value-type="float">
            <text:p>0</text:p>
          </table:table-cell>
          <table:table-cell table:style-name="aTot2" table:formula="of:=SUMIF([.$C$1:.$C$1048576];[.$D20];[.AP$1:.AP$1048576])" office:value-type="float" office:value="0" calcext:value-type="float">
            <text:p>0</text:p>
          </table:table-cell>
          <table:table-cell table:style-name="aTot2" table:formula="of:=SUMIF([.$C$1:.$C$1048576];[.$D20];[.AQ$1:.AQ$1048576])" office:value-type="float" office:value="0" calcext:value-type="float">
            <text:p>0</text:p>
          </table:table-cell>
          <table:table-cell table:style-name="aTot2" table:formula="of:=SUMIF([.$C$1:.$C$1048576];[.$D20];[.AR$1:.AR$1048576])" office:value-type="float" office:value="0" calcext:value-type="float">
            <text:p>0</text:p>
          </table:table-cell>
          <table:table-cell table:style-name="aTot2" table:formula="of:=SUMIF([.$C$1:.$C$1048576];[.$D20];[.AS$1:.AS$1048576])" office:value-type="float" office:value="0" calcext:value-type="float">
            <text:p>0</text:p>
          </table:table-cell>
          <table:table-cell table:style-name="Nr0"/>
          <table:table-cell table:number-columns-repeated="219"/>
        </table:table-row>
        <table:table-row table:style-name="ro1">
          <table:table-cell table:number-columns-repeated="2"/>
          <table:table-cell office:value-type="string" calcext:value-type="string">
            <text:p>I3</text:p>
          </table:table-cell>
          <table:table-cell table:number-columns-repeated="3"/>
          <table:table-cell table:style-name="ce44" table:formula="of:=SUMIF([.$A$3:.$AMJ$3];[.G$4];[.$A21:.$AMJ21])" office:value-type="float" office:value="123" calcext:value-type="float">
            <text:p>123</text:p>
          </table:table-cell>
          <table:table-cell table:style-name="Nr0"/>
          <table:table-cell table:style-name="ce44" table:formula="of:=SUMIF([.$A$3:.$AMJ$3];[.I$4];[.$A21:.$AMJ21])" office:value-type="float" office:value="123" calcext:value-type="float">
            <text:p>123</text:p>
          </table:table-cell>
          <table:table-cell table:style-name="Nr0" office:value-type="float" office:value="123" calcext:value-type="float">
            <text:p>123</text:p>
          </table:table-cell>
          <table:table-cell table:style-name="Nr0" table:number-columns-repeated="12"/>
          <table:table-cell table:style-name="ce44" table:formula="of:=SUMIF([.$A$3:.$AMJ$3];[.W$4];[.$A21:.$AMJ21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C$4];[.$A21:.$AMJ21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I$4];[.$A21:.$AMJ21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O$4];[.$A21:.$AMJ21])" office:value-type="float" office:value="0" calcext:value-type="float">
            <text:p>0</text:p>
          </table:table-cell>
          <table:table-cell table:style-name="Nr0" table:number-columns-repeated="5"/>
          <table:table-cell table:number-columns-repeated="219"/>
        </table:table-row>
        <table:table-row table:style-name="ro1">
          <table:table-cell table:number-columns-repeated="2"/>
          <table:table-cell office:value-type="string" calcext:value-type="string">
            <text:p>I3</text:p>
          </table:table-cell>
          <table:table-cell table:number-columns-repeated="3"/>
          <table:table-cell table:style-name="ce44" table:formula="of:=SUMIF([.$A$3:.$AMJ$3];[.G$4];[.$A22:.$AMJ22])" office:value-type="float" office:value="0" calcext:value-type="float">
            <text:p>0</text:p>
          </table:table-cell>
          <table:table-cell table:style-name="Nr0"/>
          <table:table-cell table:style-name="ce44" table:formula="of:=SUMIF([.$A$3:.$AMJ$3];[.I$4];[.$A22:.$AMJ22])" office:value-type="float" office:value="0" calcext:value-type="float">
            <text:p>0</text:p>
          </table:table-cell>
          <table:table-cell table:style-name="Nr0" table:number-columns-repeated="13"/>
          <table:table-cell table:style-name="ce44" table:formula="of:=SUMIF([.$A$3:.$AMJ$3];[.W$4];[.$A22:.$AMJ22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C$4];[.$A22:.$AMJ22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I$4];[.$A22:.$AMJ22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O$4];[.$A22:.$AMJ22])" office:value-type="float" office:value="0" calcext:value-type="float">
            <text:p>0</text:p>
          </table:table-cell>
          <table:table-cell table:style-name="Nr0" table:number-columns-repeated="5"/>
          <table:table-cell table:number-columns-repeated="219"/>
        </table:table-row>
        <table:table-row table:style-name="ro1">
          <table:table-cell table:number-columns-repeated="2"/>
          <table:table-cell office:value-type="string" calcext:value-type="string">
            <text:p>I3</text:p>
          </table:table-cell>
          <table:table-cell table:number-columns-repeated="3"/>
          <table:table-cell table:style-name="ce44" table:formula="of:=SUMIF([.$A$3:.$AMJ$3];[.G$4];[.$A23:.$AMJ23])" office:value-type="float" office:value="0" calcext:value-type="float">
            <text:p>0</text:p>
          </table:table-cell>
          <table:table-cell table:style-name="Nr0"/>
          <table:table-cell table:style-name="ce44" table:formula="of:=SUMIF([.$A$3:.$AMJ$3];[.I$4];[.$A23:.$AMJ23])" office:value-type="float" office:value="0" calcext:value-type="float">
            <text:p>0</text:p>
          </table:table-cell>
          <table:table-cell table:style-name="Nr0" table:number-columns-repeated="13"/>
          <table:table-cell table:style-name="ce44" table:formula="of:=SUMIF([.$A$3:.$AMJ$3];[.W$4];[.$A23:.$AMJ23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C$4];[.$A23:.$AMJ23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I$4];[.$A23:.$AMJ23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O$4];[.$A23:.$AMJ23])" office:value-type="float" office:value="0" calcext:value-type="float">
            <text:p>0</text:p>
          </table:table-cell>
          <table:table-cell table:style-name="Nr0" table:number-columns-repeated="5"/>
          <table:table-cell table:number-columns-repeated="219"/>
        </table:table-row>
        <table:table-row table:style-name="ro1">
          <table:table-cell table:number-columns-repeated="2"/>
          <table:table-cell office:value-type="string" calcext:value-type="string">
            <text:p>I3</text:p>
          </table:table-cell>
          <table:table-cell table:number-columns-repeated="3"/>
          <table:table-cell table:style-name="ce44" table:formula="of:=SUMIF([.$A$3:.$AMJ$3];[.G$4];[.$A24:.$AMJ24])" office:value-type="float" office:value="0" calcext:value-type="float">
            <text:p>0</text:p>
          </table:table-cell>
          <table:table-cell table:style-name="Nr0"/>
          <table:table-cell table:style-name="ce44" table:formula="of:=SUMIF([.$A$3:.$AMJ$3];[.I$4];[.$A24:.$AMJ24])" office:value-type="float" office:value="0" calcext:value-type="float">
            <text:p>0</text:p>
          </table:table-cell>
          <table:table-cell table:style-name="Nr0" table:number-columns-repeated="13"/>
          <table:table-cell table:style-name="ce44" table:formula="of:=SUMIF([.$A$3:.$AMJ$3];[.W$4];[.$A24:.$AMJ24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C$4];[.$A24:.$AMJ24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I$4];[.$A24:.$AMJ24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O$4];[.$A24:.$AMJ24])" office:value-type="float" office:value="0" calcext:value-type="float">
            <text:p>0</text:p>
          </table:table-cell>
          <table:table-cell table:style-name="Nr0" table:number-columns-repeated="5"/>
          <table:table-cell table:number-columns-repeated="219"/>
        </table:table-row>
        <table:table-row table:style-name="ro1">
          <table:table-cell table:number-columns-repeated="2"/>
          <table:table-cell office:value-type="string" calcext:value-type="string">
            <text:p>I3</text:p>
          </table:table-cell>
          <table:table-cell table:number-columns-repeated="3"/>
          <table:table-cell table:style-name="ce44" table:formula="of:=SUMIF([.$A$3:.$AMJ$3];[.G$4];[.$A25:.$AMJ25])" office:value-type="float" office:value="0" calcext:value-type="float">
            <text:p>0</text:p>
          </table:table-cell>
          <table:table-cell table:style-name="Nr0"/>
          <table:table-cell table:style-name="ce44" table:formula="of:=SUMIF([.$A$3:.$AMJ$3];[.I$4];[.$A25:.$AMJ25])" office:value-type="float" office:value="0" calcext:value-type="float">
            <text:p>0</text:p>
          </table:table-cell>
          <table:table-cell table:style-name="Nr0" table:number-columns-repeated="13"/>
          <table:table-cell table:style-name="ce44" table:formula="of:=SUMIF([.$A$3:.$AMJ$3];[.W$4];[.$A25:.$AMJ25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C$4];[.$A25:.$AMJ25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I$4];[.$A25:.$AMJ25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O$4];[.$A25:.$AMJ25])" office:value-type="float" office:value="0" calcext:value-type="float">
            <text:p>0</text:p>
          </table:table-cell>
          <table:table-cell table:style-name="Nr0" table:number-columns-repeated="5"/>
          <table:table-cell table:number-columns-repeated="219"/>
        </table:table-row>
        <table:table-row table:style-name="ro1">
          <table:table-cell table:number-columns-repeated="2"/>
          <table:table-cell office:value-type="string" calcext:value-type="string">
            <text:p>I3</text:p>
          </table:table-cell>
          <table:table-cell table:number-columns-repeated="3"/>
          <table:table-cell table:style-name="ce44" table:formula="of:=SUMIF([.$A$3:.$AMJ$3];[.G$4];[.$A26:.$AMJ26])" office:value-type="float" office:value="0" calcext:value-type="float">
            <text:p>0</text:p>
          </table:table-cell>
          <table:table-cell table:style-name="Nr0"/>
          <table:table-cell table:style-name="ce44" table:formula="of:=SUMIF([.$A$3:.$AMJ$3];[.I$4];[.$A26:.$AMJ26])" office:value-type="float" office:value="0" calcext:value-type="float">
            <text:p>0</text:p>
          </table:table-cell>
          <table:table-cell table:style-name="Nr0" table:number-columns-repeated="13"/>
          <table:table-cell table:style-name="ce44" table:formula="of:=SUMIF([.$A$3:.$AMJ$3];[.W$4];[.$A26:.$AMJ26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C$4];[.$A26:.$AMJ26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I$4];[.$A26:.$AMJ26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O$4];[.$A26:.$AMJ26])" office:value-type="float" office:value="0" calcext:value-type="float">
            <text:p>0</text:p>
          </table:table-cell>
          <table:table-cell table:style-name="Nr0" table:number-columns-repeated="5"/>
          <table:table-cell table:number-columns-repeated="219"/>
        </table:table-row>
        <table:table-row table:style-name="ro1">
          <table:table-cell table:number-columns-repeated="2"/>
          <table:table-cell table:style-name="ce35"/>
          <table:table-cell table:number-columns-repeated="3"/>
          <table:table-cell table:style-name="ce44"/>
          <table:table-cell table:style-name="Nr0"/>
          <table:table-cell table:style-name="ce44"/>
          <table:table-cell table:style-name="Nr0" table:number-columns-repeated="13"/>
          <table:table-cell table:style-name="ce44"/>
          <table:table-cell table:style-name="Nr0" table:number-columns-repeated="5"/>
          <table:table-cell table:style-name="ce44"/>
          <table:table-cell table:style-name="Nr0" table:number-columns-repeated="5"/>
          <table:table-cell table:style-name="ce44"/>
          <table:table-cell table:style-name="Nr0" table:number-columns-repeated="5"/>
          <table:table-cell table:style-name="ce44"/>
          <table:table-cell table:style-name="Nr0" table:number-columns-repeated="5"/>
          <table:table-cell table:number-columns-repeated="219"/>
        </table:table-row>
        <table:table-row table:style-name="ro1"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I9</text:p>
          </table:table-cell>
          <table:table-cell/>
          <table:table-cell table:style-name="ce41" office:value-type="string" calcext:value-type="string">
            <text:p>Sundry</text:p>
          </table:table-cell>
          <table:table-cell table:style-name="aTot2" table:formula="of:=SUMIF([.$C$1:.$C$1048576];[.$D28];[.G$1:.G$1048576])" office:value-type="float" office:value="0" calcext:value-type="float">
            <text:p>0</text:p>
          </table:table-cell>
          <table:table-cell table:style-name="Nr0"/>
          <table:table-cell table:style-name="aTot2" table:formula="of:=SUMIF([.$C$1:.$C$1048576];[.$D28];[.I$1:.I$1048576])" office:value-type="float" office:value="0" calcext:value-type="float">
            <text:p>0</text:p>
          </table:table-cell>
          <table:table-cell table:style-name="aTot2" table:formula="of:=SUMIF([.$C$1:.$C$1048576];[.$D28];[.J$1:.J$1048576])" office:value-type="float" office:value="0" calcext:value-type="float">
            <text:p>0</text:p>
          </table:table-cell>
          <table:table-cell table:style-name="aTot2" table:formula="of:=SUMIF([.$C$1:.$C$1048576];[.$D28];[.K$1:.K$1048576])" office:value-type="float" office:value="0" calcext:value-type="float">
            <text:p>0</text:p>
          </table:table-cell>
          <table:table-cell table:style-name="aTot2" table:formula="of:=SUMIF([.$C$1:.$C$1048576];[.$D28];[.L$1:.L$1048576])" office:value-type="float" office:value="0" calcext:value-type="float">
            <text:p>0</text:p>
          </table:table-cell>
          <table:table-cell table:style-name="aTot2" table:formula="of:=SUMIF([.$C$1:.$C$1048576];[.$D28];[.M$1:.M$1048576])" office:value-type="float" office:value="0" calcext:value-type="float">
            <text:p>0</text:p>
          </table:table-cell>
          <table:table-cell table:style-name="aTot2" table:formula="of:=SUMIF([.$C$1:.$C$1048576];[.$D28];[.N$1:.N$1048576])" office:value-type="float" office:value="0" calcext:value-type="float">
            <text:p>0</text:p>
          </table:table-cell>
          <table:table-cell table:style-name="aTot2" table:formula="of:=SUMIF([.$C$1:.$C$1048576];[.$D28];[.O$1:.O$1048576])" office:value-type="float" office:value="0" calcext:value-type="float">
            <text:p>0</text:p>
          </table:table-cell>
          <table:table-cell table:style-name="aTot2" table:formula="of:=SUMIF([.$C$1:.$C$1048576];[.$D28];[.P$1:.P$1048576])" office:value-type="float" office:value="0" calcext:value-type="float">
            <text:p>0</text:p>
          </table:table-cell>
          <table:table-cell table:style-name="aTot2" table:formula="of:=SUMIF([.$C$1:.$C$1048576];[.$D28];[.Q$1:.Q$1048576])" office:value-type="float" office:value="0" calcext:value-type="float">
            <text:p>0</text:p>
          </table:table-cell>
          <table:table-cell table:style-name="aTot2" table:formula="of:=SUMIF([.$C$1:.$C$1048576];[.$D28];[.R$1:.R$1048576])" office:value-type="float" office:value="0" calcext:value-type="float">
            <text:p>0</text:p>
          </table:table-cell>
          <table:table-cell table:style-name="aTot2" table:formula="of:=SUMIF([.$C$1:.$C$1048576];[.$D28];[.S$1:.S$1048576])" office:value-type="float" office:value="0" calcext:value-type="float">
            <text:p>0</text:p>
          </table:table-cell>
          <table:table-cell table:style-name="aTot2" table:formula="of:=SUMIF([.$C$1:.$C$1048576];[.$D28];[.T$1:.T$1048576])" office:value-type="float" office:value="0" calcext:value-type="float">
            <text:p>0</text:p>
          </table:table-cell>
          <table:table-cell table:style-name="aTot2" table:formula="of:=SUMIF([.$C$1:.$C$1048576];[.$D28];[.U$1:.U$1048576])" office:value-type="float" office:value="0" calcext:value-type="float">
            <text:p>0</text:p>
          </table:table-cell>
          <table:table-cell table:style-name="Nr0"/>
          <table:table-cell table:style-name="aTot2" table:formula="of:=SUMIF([.$C$1:.$C$1048576];[.$D28];[.W$1:.W$1048576])" office:value-type="float" office:value="0" calcext:value-type="float">
            <text:p>0</text:p>
          </table:table-cell>
          <table:table-cell table:style-name="aTot2" table:formula="of:=SUMIF([.$C$1:.$C$1048576];[.$D28];[.X$1:.X$1048576])" office:value-type="float" office:value="0" calcext:value-type="float">
            <text:p>0</text:p>
          </table:table-cell>
          <table:table-cell table:style-name="aTot2" table:formula="of:=SUMIF([.$C$1:.$C$1048576];[.$D28];[.Y$1:.Y$1048576])" office:value-type="float" office:value="0" calcext:value-type="float">
            <text:p>0</text:p>
          </table:table-cell>
          <table:table-cell table:style-name="aTot2" table:formula="of:=SUMIF([.$C$1:.$C$1048576];[.$D28];[.Z$1:.Z$1048576])" office:value-type="float" office:value="0" calcext:value-type="float">
            <text:p>0</text:p>
          </table:table-cell>
          <table:table-cell table:style-name="aTot2" table:formula="of:=SUMIF([.$C$1:.$C$1048576];[.$D28];[.AA$1:.AA$1048576])" office:value-type="float" office:value="0" calcext:value-type="float">
            <text:p>0</text:p>
          </table:table-cell>
          <table:table-cell table:style-name="Nr0"/>
          <table:table-cell table:style-name="aTot2" table:formula="of:=SUMIF([.$C$1:.$C$1048576];[.$D28];[.AC$1:.AC$1048576])" office:value-type="float" office:value="0" calcext:value-type="float">
            <text:p>0</text:p>
          </table:table-cell>
          <table:table-cell table:style-name="aTot2" table:formula="of:=SUMIF([.$C$1:.$C$1048576];[.$D28];[.AD$1:.AD$1048576])" office:value-type="float" office:value="0" calcext:value-type="float">
            <text:p>0</text:p>
          </table:table-cell>
          <table:table-cell table:style-name="aTot2" table:formula="of:=SUMIF([.$C$1:.$C$1048576];[.$D28];[.AE$1:.AE$1048576])" office:value-type="float" office:value="0" calcext:value-type="float">
            <text:p>0</text:p>
          </table:table-cell>
          <table:table-cell table:style-name="aTot2" table:formula="of:=SUMIF([.$C$1:.$C$1048576];[.$D28];[.AF$1:.AF$1048576])" office:value-type="float" office:value="0" calcext:value-type="float">
            <text:p>0</text:p>
          </table:table-cell>
          <table:table-cell table:style-name="aTot2" table:formula="of:=SUMIF([.$C$1:.$C$1048576];[.$D28];[.AG$1:.AG$1048576])" office:value-type="float" office:value="0" calcext:value-type="float">
            <text:p>0</text:p>
          </table:table-cell>
          <table:table-cell table:style-name="Nr0"/>
          <table:table-cell table:style-name="aTot2" table:formula="of:=SUMIF([.$C$1:.$C$1048576];[.$D28];[.AI$1:.AI$1048576])" office:value-type="float" office:value="0" calcext:value-type="float">
            <text:p>0</text:p>
          </table:table-cell>
          <table:table-cell table:style-name="aTot2" table:formula="of:=SUMIF([.$C$1:.$C$1048576];[.$D28];[.AJ$1:.AJ$1048576])" office:value-type="float" office:value="0" calcext:value-type="float">
            <text:p>0</text:p>
          </table:table-cell>
          <table:table-cell table:style-name="aTot2" table:formula="of:=SUMIF([.$C$1:.$C$1048576];[.$D28];[.AK$1:.AK$1048576])" office:value-type="float" office:value="0" calcext:value-type="float">
            <text:p>0</text:p>
          </table:table-cell>
          <table:table-cell table:style-name="aTot2" table:formula="of:=SUMIF([.$C$1:.$C$1048576];[.$D28];[.AL$1:.AL$1048576])" office:value-type="float" office:value="0" calcext:value-type="float">
            <text:p>0</text:p>
          </table:table-cell>
          <table:table-cell table:style-name="aTot2" table:formula="of:=SUMIF([.$C$1:.$C$1048576];[.$D28];[.AM$1:.AM$1048576])" office:value-type="float" office:value="0" calcext:value-type="float">
            <text:p>0</text:p>
          </table:table-cell>
          <table:table-cell table:style-name="Nr0"/>
          <table:table-cell table:style-name="aTot2" table:formula="of:=SUMIF([.$C$1:.$C$1048576];[.$D28];[.AO$1:.AO$1048576])" office:value-type="float" office:value="0" calcext:value-type="float">
            <text:p>0</text:p>
          </table:table-cell>
          <table:table-cell table:style-name="aTot2" table:formula="of:=SUMIF([.$C$1:.$C$1048576];[.$D28];[.AP$1:.AP$1048576])" office:value-type="float" office:value="0" calcext:value-type="float">
            <text:p>0</text:p>
          </table:table-cell>
          <table:table-cell table:style-name="aTot2" table:formula="of:=SUMIF([.$C$1:.$C$1048576];[.$D28];[.AQ$1:.AQ$1048576])" office:value-type="float" office:value="0" calcext:value-type="float">
            <text:p>0</text:p>
          </table:table-cell>
          <table:table-cell table:style-name="aTot2" table:formula="of:=SUMIF([.$C$1:.$C$1048576];[.$D28];[.AR$1:.AR$1048576])" office:value-type="float" office:value="0" calcext:value-type="float">
            <text:p>0</text:p>
          </table:table-cell>
          <table:table-cell table:style-name="aTot2" table:formula="of:=SUMIF([.$C$1:.$C$1048576];[.$D28];[.AS$1:.AS$1048576])" office:value-type="float" office:value="0" calcext:value-type="float">
            <text:p>0</text:p>
          </table:table-cell>
          <table:table-cell table:style-name="Nr0"/>
          <table:table-cell table:number-columns-repeated="219"/>
        </table:table-row>
        <table:table-row table:style-name="ro1">
          <table:table-cell table:number-columns-repeated="2"/>
          <table:table-cell office:value-type="string" calcext:value-type="string">
            <text:p>I9</text:p>
          </table:table-cell>
          <table:table-cell table:number-columns-repeated="3"/>
          <table:table-cell table:style-name="ce44" table:formula="of:=SUMIF([.$A$3:.$AMJ$3];[.G$4];[.$A29:.$AMJ29])" office:value-type="float" office:value="0" calcext:value-type="float">
            <text:p>0</text:p>
          </table:table-cell>
          <table:table-cell table:style-name="Nr0"/>
          <table:table-cell table:style-name="ce44" table:formula="of:=SUMIF([.$A$3:.$AMJ$3];[.I$4];[.$A29:.$AMJ29])" office:value-type="float" office:value="0" calcext:value-type="float">
            <text:p>0</text:p>
          </table:table-cell>
          <table:table-cell table:style-name="Nr0" table:number-columns-repeated="13"/>
          <table:table-cell table:style-name="ce44" table:formula="of:=SUMIF([.$A$3:.$AMJ$3];[.W$4];[.$A29:.$AMJ29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C$4];[.$A29:.$AMJ29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I$4];[.$A29:.$AMJ29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O$4];[.$A29:.$AMJ29])" office:value-type="float" office:value="0" calcext:value-type="float">
            <text:p>0</text:p>
          </table:table-cell>
          <table:table-cell table:style-name="Nr0" table:number-columns-repeated="5"/>
          <table:table-cell table:number-columns-repeated="219"/>
        </table:table-row>
        <table:table-row table:style-name="ro1">
          <table:table-cell table:number-columns-repeated="6"/>
          <table:table-cell table:style-name="ce44" table:formula="of:=SUMIF([.$A$3:.$AMJ$3];[.G$4];[.$A30:.$AMJ30])" office:value-type="float" office:value="0" calcext:value-type="float">
            <text:p>0</text:p>
          </table:table-cell>
          <table:table-cell table:style-name="Nr0"/>
          <table:table-cell table:style-name="ce44" table:formula="of:=SUMIF([.$A$3:.$AMJ$3];[.I$4];[.$A30:.$AMJ30])" office:value-type="float" office:value="0" calcext:value-type="float">
            <text:p>0</text:p>
          </table:table-cell>
          <table:table-cell table:style-name="Nr0" table:number-columns-repeated="13"/>
          <table:table-cell table:style-name="ce44" table:formula="of:=SUMIF([.$A$3:.$AMJ$3];[.W$4];[.$A30:.$AMJ30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C$4];[.$A30:.$AMJ30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I$4];[.$A30:.$AMJ30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O$4];[.$A30:.$AMJ30])" office:value-type="float" office:value="0" calcext:value-type="float">
            <text:p>0</text:p>
          </table:table-cell>
          <table:table-cell table:style-name="Nr0" table:number-columns-repeated="5"/>
          <table:table-cell table:number-columns-repeated="219"/>
        </table:table-row>
        <table:table-row table:style-name="ro1">
          <table:table-cell table:number-columns-repeated="3"/>
          <table:table-cell office:value-type="string" calcext:value-type="string">
            <text:p>I99</text:p>
          </table:table-cell>
          <table:table-cell/>
          <table:table-cell office:value-type="string" calcext:value-type="string">
            <text:p>***EOL***</text:p>
          </table:table-cell>
          <table:table-cell table:style-name="Nr0" table:number-columns-repeated="40"/>
          <table:table-cell table:number-columns-repeated="219"/>
        </table:table-row>
        <table:table-row table:style-name="ro1">
          <table:table-cell table:number-columns-repeated="2"/>
          <table:table-cell office:value-type="string" calcext:value-type="string">
            <text:p>T0</text:p>
          </table:table-cell>
          <table:table-cell office:value-type="string" calcext:value-type="string">
            <text:p>T2</text:p>
          </table:table-cell>
          <table:table-cell/>
          <table:table-cell table:style-name="ce40" office:value-type="string" calcext:value-type="string">
            <text:p>Expenses</text:p>
          </table:table-cell>
          <table:table-cell table:style-name="aTot1" table:formula="of:=SUMIF([.$C$1:.$C$1048576];[.$D32];[.G$1:.G$1048576])*-1" office:value-type="float" office:value="-0" calcext:value-type="float">
            <text:p>0</text:p>
          </table:table-cell>
          <table:table-cell table:style-name="ce45"/>
          <table:table-cell table:style-name="aTot1" table:formula="of:=SUMIF([.$C$1:.$C$1048576];[.$D32];[.I$1:.I$1048576])*-1" office:value-type="float" office:value="-0" calcext:value-type="float">
            <text:p>0</text:p>
          </table:table-cell>
          <table:table-cell table:style-name="aTot1" table:formula="of:=SUMIF([.$C$1:.$C$1048576];[.$D32];[.J$1:.J$1048576])*-1" office:value-type="float" office:value="-0" calcext:value-type="float">
            <text:p>0</text:p>
          </table:table-cell>
          <table:table-cell table:style-name="aTot1" table:formula="of:=SUMIF([.$C$1:.$C$1048576];[.$D32];[.K$1:.K$1048576])*-1" office:value-type="float" office:value="-0" calcext:value-type="float">
            <text:p>0</text:p>
          </table:table-cell>
          <table:table-cell table:style-name="aTot1" table:formula="of:=SUMIF([.$C$1:.$C$1048576];[.$D32];[.L$1:.L$1048576])*-1" office:value-type="float" office:value="-0" calcext:value-type="float">
            <text:p>0</text:p>
          </table:table-cell>
          <table:table-cell table:style-name="aTot1" table:formula="of:=SUMIF([.$C$1:.$C$1048576];[.$D32];[.M$1:.M$1048576])*-1" office:value-type="float" office:value="-0" calcext:value-type="float">
            <text:p>0</text:p>
          </table:table-cell>
          <table:table-cell table:style-name="aTot1" table:formula="of:=SUMIF([.$C$1:.$C$1048576];[.$D32];[.N$1:.N$1048576])*-1" office:value-type="float" office:value="-0" calcext:value-type="float">
            <text:p>0</text:p>
          </table:table-cell>
          <table:table-cell table:style-name="aTot1" table:formula="of:=SUMIF([.$C$1:.$C$1048576];[.$D32];[.O$1:.O$1048576])*-1" office:value-type="float" office:value="-0" calcext:value-type="float">
            <text:p>0</text:p>
          </table:table-cell>
          <table:table-cell table:style-name="aTot1" table:formula="of:=SUMIF([.$C$1:.$C$1048576];[.$D32];[.P$1:.P$1048576])*-1" office:value-type="float" office:value="-0" calcext:value-type="float">
            <text:p>0</text:p>
          </table:table-cell>
          <table:table-cell table:style-name="aTot1" table:formula="of:=SUMIF([.$C$1:.$C$1048576];[.$D32];[.Q$1:.Q$1048576])*-1" office:value-type="float" office:value="-0" calcext:value-type="float">
            <text:p>0</text:p>
          </table:table-cell>
          <table:table-cell table:style-name="aTot1" table:formula="of:=SUMIF([.$C$1:.$C$1048576];[.$D32];[.R$1:.R$1048576])*-1" office:value-type="float" office:value="-0" calcext:value-type="float">
            <text:p>0</text:p>
          </table:table-cell>
          <table:table-cell table:style-name="aTot1" table:formula="of:=SUMIF([.$C$1:.$C$1048576];[.$D32];[.S$1:.S$1048576])*-1" office:value-type="float" office:value="-0" calcext:value-type="float">
            <text:p>0</text:p>
          </table:table-cell>
          <table:table-cell table:style-name="aTot1" table:formula="of:=SUMIF([.$C$1:.$C$1048576];[.$D32];[.T$1:.T$1048576])*-1" office:value-type="float" office:value="-0" calcext:value-type="float">
            <text:p>0</text:p>
          </table:table-cell>
          <table:table-cell table:style-name="aTot1" table:formula="of:=SUMIF([.$C$1:.$C$1048576];[.$D32];[.U$1:.U$1048576])*-1" office:value-type="float" office:value="-0" calcext:value-type="float">
            <text:p>0</text:p>
          </table:table-cell>
          <table:table-cell/>
          <table:table-cell table:style-name="aTot1" table:formula="of:=SUMIF([.$C$1:.$C$1048576];[.$D32];[.W$1:.W$1048576])*-1" office:value-type="float" office:value="-0" calcext:value-type="float">
            <text:p>0</text:p>
          </table:table-cell>
          <table:table-cell table:style-name="aTot1" table:formula="of:=SUMIF([.$C$1:.$C$1048576];[.$D32];[.X$1:.X$1048576])*-1" office:value-type="float" office:value="-0" calcext:value-type="float">
            <text:p>0</text:p>
          </table:table-cell>
          <table:table-cell table:style-name="aTot1" table:formula="of:=SUMIF([.$C$1:.$C$1048576];[.$D32];[.Y$1:.Y$1048576])*-1" office:value-type="float" office:value="-0" calcext:value-type="float">
            <text:p>0</text:p>
          </table:table-cell>
          <table:table-cell table:style-name="aTot1" table:formula="of:=SUMIF([.$C$1:.$C$1048576];[.$D32];[.Z$1:.Z$1048576])*-1" office:value-type="float" office:value="-0" calcext:value-type="float">
            <text:p>0</text:p>
          </table:table-cell>
          <table:table-cell table:style-name="aTot1" table:formula="of:=SUMIF([.$C$1:.$C$1048576];[.$D32];[.AA$1:.AA$1048576])*-1" office:value-type="float" office:value="-0" calcext:value-type="float">
            <text:p>0</text:p>
          </table:table-cell>
          <table:table-cell/>
          <table:table-cell table:style-name="aTot1" table:formula="of:=SUMIF([.$C$1:.$C$1048576];[.$D32];[.AC$1:.AC$1048576])*-1" office:value-type="float" office:value="-0" calcext:value-type="float">
            <text:p>0</text:p>
          </table:table-cell>
          <table:table-cell table:style-name="aTot1" table:formula="of:=SUMIF([.$C$1:.$C$1048576];[.$D32];[.AD$1:.AD$1048576])*-1" office:value-type="float" office:value="-0" calcext:value-type="float">
            <text:p>0</text:p>
          </table:table-cell>
          <table:table-cell table:style-name="aTot1" table:formula="of:=SUMIF([.$C$1:.$C$1048576];[.$D32];[.AE$1:.AE$1048576])*-1" office:value-type="float" office:value="-0" calcext:value-type="float">
            <text:p>0</text:p>
          </table:table-cell>
          <table:table-cell table:style-name="aTot1" table:formula="of:=SUMIF([.$C$1:.$C$1048576];[.$D32];[.AF$1:.AF$1048576])*-1" office:value-type="float" office:value="-0" calcext:value-type="float">
            <text:p>0</text:p>
          </table:table-cell>
          <table:table-cell table:style-name="aTot1" table:formula="of:=SUMIF([.$C$1:.$C$1048576];[.$D32];[.AG$1:.AG$1048576])*-1" office:value-type="float" office:value="-0" calcext:value-type="float">
            <text:p>0</text:p>
          </table:table-cell>
          <table:table-cell/>
          <table:table-cell table:style-name="aTot1" table:formula="of:=SUMIF([.$C$1:.$C$1048576];[.$D32];[.AI$1:.AI$1048576])*-1" office:value-type="float" office:value="-0" calcext:value-type="float">
            <text:p>0</text:p>
          </table:table-cell>
          <table:table-cell table:style-name="aTot1" table:formula="of:=SUMIF([.$C$1:.$C$1048576];[.$D32];[.AJ$1:.AJ$1048576])*-1" office:value-type="float" office:value="-0" calcext:value-type="float">
            <text:p>0</text:p>
          </table:table-cell>
          <table:table-cell table:style-name="aTot1" table:formula="of:=SUMIF([.$C$1:.$C$1048576];[.$D32];[.AK$1:.AK$1048576])*-1" office:value-type="float" office:value="-0" calcext:value-type="float">
            <text:p>0</text:p>
          </table:table-cell>
          <table:table-cell table:style-name="aTot1" table:formula="of:=SUMIF([.$C$1:.$C$1048576];[.$D32];[.AL$1:.AL$1048576])*-1" office:value-type="float" office:value="-0" calcext:value-type="float">
            <text:p>0</text:p>
          </table:table-cell>
          <table:table-cell table:style-name="aTot1" table:formula="of:=SUMIF([.$C$1:.$C$1048576];[.$D32];[.AM$1:.AM$1048576])*-1" office:value-type="float" office:value="-0" calcext:value-type="float">
            <text:p>0</text:p>
          </table:table-cell>
          <table:table-cell/>
          <table:table-cell table:style-name="aTot1" table:formula="of:=SUMIF([.$C$1:.$C$1048576];[.$D32];[.AO$1:.AO$1048576])*-1" office:value-type="float" office:value="-0" calcext:value-type="float">
            <text:p>0</text:p>
          </table:table-cell>
          <table:table-cell table:style-name="aTot1" table:formula="of:=SUMIF([.$C$1:.$C$1048576];[.$D32];[.AP$1:.AP$1048576])*-1" office:value-type="float" office:value="-0" calcext:value-type="float">
            <text:p>0</text:p>
          </table:table-cell>
          <table:table-cell table:style-name="aTot1" table:formula="of:=SUMIF([.$C$1:.$C$1048576];[.$D32];[.AQ$1:.AQ$1048576])*-1" office:value-type="float" office:value="-0" calcext:value-type="float">
            <text:p>0</text:p>
          </table:table-cell>
          <table:table-cell table:style-name="aTot1" table:formula="of:=SUMIF([.$C$1:.$C$1048576];[.$D32];[.AR$1:.AR$1048576])*-1" office:value-type="float" office:value="-0" calcext:value-type="float">
            <text:p>0</text:p>
          </table:table-cell>
          <table:table-cell table:style-name="aTot1" table:formula="of:=SUMIF([.$C$1:.$C$1048576];[.$D32];[.AS$1:.AS$1048576])*-1" office:value-type="float" office:value="-0" calcext:value-type="float">
            <text:p>0</text:p>
          </table:table-cell>
          <table:table-cell table:number-columns-repeated="220"/>
        </table:table-row>
        <table:table-row table:style-name="ro1">
          <table:table-cell table:number-columns-repeated="2"/>
          <table:table-cell office:value-type="string" calcext:value-type="string">
            <text:p>T2</text:p>
          </table:table-cell>
          <table:table-cell office:value-type="string" calcext:value-type="string">
            <text:p>E1</text:p>
          </table:table-cell>
          <table:table-cell/>
          <table:table-cell table:style-name="ce41" office:value-type="string" calcext:value-type="string">
            <text:p>Admin Total</text:p>
          </table:table-cell>
          <table:table-cell table:style-name="aTot2" table:formula="of:=SUMIF([.$C$1:.$C$1048576];[.$D33];[.G$1:.G$1048576])" office:value-type="float" office:value="0" calcext:value-type="float">
            <text:p>0</text:p>
          </table:table-cell>
          <table:table-cell/>
          <table:table-cell table:style-name="aTot2" table:formula="of:=SUMIF([.$C$1:.$C$1048576];[.$D33];[.I$1:.I$1048576])" office:value-type="float" office:value="0" calcext:value-type="float">
            <text:p>0</text:p>
          </table:table-cell>
          <table:table-cell table:style-name="aTot2" table:formula="of:=SUMIF([.$C$1:.$C$1048576];[.$D33];[.J$1:.J$1048576])" office:value-type="float" office:value="0" calcext:value-type="float">
            <text:p>0</text:p>
          </table:table-cell>
          <table:table-cell table:style-name="aTot2" table:formula="of:=SUMIF([.$C$1:.$C$1048576];[.$D33];[.K$1:.K$1048576])" office:value-type="float" office:value="0" calcext:value-type="float">
            <text:p>0</text:p>
          </table:table-cell>
          <table:table-cell table:style-name="aTot2" table:formula="of:=SUMIF([.$C$1:.$C$1048576];[.$D33];[.L$1:.L$1048576])" office:value-type="float" office:value="0" calcext:value-type="float">
            <text:p>0</text:p>
          </table:table-cell>
          <table:table-cell table:style-name="aTot2" table:formula="of:=SUMIF([.$C$1:.$C$1048576];[.$D33];[.M$1:.M$1048576])" office:value-type="float" office:value="0" calcext:value-type="float">
            <text:p>0</text:p>
          </table:table-cell>
          <table:table-cell table:style-name="aTot2" table:formula="of:=SUMIF([.$C$1:.$C$1048576];[.$D33];[.N$1:.N$1048576])" office:value-type="float" office:value="0" calcext:value-type="float">
            <text:p>0</text:p>
          </table:table-cell>
          <table:table-cell table:style-name="aTot2" table:formula="of:=SUMIF([.$C$1:.$C$1048576];[.$D33];[.O$1:.O$1048576])" office:value-type="float" office:value="0" calcext:value-type="float">
            <text:p>0</text:p>
          </table:table-cell>
          <table:table-cell table:style-name="aTot2" table:formula="of:=SUMIF([.$C$1:.$C$1048576];[.$D33];[.P$1:.P$1048576])" office:value-type="float" office:value="0" calcext:value-type="float">
            <text:p>0</text:p>
          </table:table-cell>
          <table:table-cell table:style-name="aTot2" table:formula="of:=SUMIF([.$C$1:.$C$1048576];[.$D33];[.Q$1:.Q$1048576])" office:value-type="float" office:value="0" calcext:value-type="float">
            <text:p>0</text:p>
          </table:table-cell>
          <table:table-cell table:style-name="aTot2" table:formula="of:=SUMIF([.$C$1:.$C$1048576];[.$D33];[.R$1:.R$1048576])" office:value-type="float" office:value="0" calcext:value-type="float">
            <text:p>0</text:p>
          </table:table-cell>
          <table:table-cell table:style-name="aTot2" table:formula="of:=SUMIF([.$C$1:.$C$1048576];[.$D33];[.S$1:.S$1048576])" office:value-type="float" office:value="0" calcext:value-type="float">
            <text:p>0</text:p>
          </table:table-cell>
          <table:table-cell table:style-name="aTot2" table:formula="of:=SUMIF([.$C$1:.$C$1048576];[.$D33];[.T$1:.T$1048576])" office:value-type="float" office:value="0" calcext:value-type="float">
            <text:p>0</text:p>
          </table:table-cell>
          <table:table-cell table:style-name="aTot2" table:formula="of:=SUMIF([.$C$1:.$C$1048576];[.$D33];[.U$1:.U$1048576])" office:value-type="float" office:value="0" calcext:value-type="float">
            <text:p>0</text:p>
          </table:table-cell>
          <table:table-cell table:style-name="Nr0"/>
          <table:table-cell table:style-name="aTot2" table:formula="of:=SUMIF([.$C$1:.$C$1048576];[.$D33];[.W$1:.W$1048576])" office:value-type="float" office:value="0" calcext:value-type="float">
            <text:p>0</text:p>
          </table:table-cell>
          <table:table-cell table:style-name="aTot2" table:formula="of:=SUMIF([.$C$1:.$C$1048576];[.$D33];[.X$1:.X$1048576])" office:value-type="float" office:value="0" calcext:value-type="float">
            <text:p>0</text:p>
          </table:table-cell>
          <table:table-cell table:style-name="aTot2" table:formula="of:=SUMIF([.$C$1:.$C$1048576];[.$D33];[.Y$1:.Y$1048576])" office:value-type="float" office:value="0" calcext:value-type="float">
            <text:p>0</text:p>
          </table:table-cell>
          <table:table-cell table:style-name="aTot2" table:formula="of:=SUMIF([.$C$1:.$C$1048576];[.$D33];[.Z$1:.Z$1048576])" office:value-type="float" office:value="0" calcext:value-type="float">
            <text:p>0</text:p>
          </table:table-cell>
          <table:table-cell table:style-name="aTot2" table:formula="of:=SUMIF([.$C$1:.$C$1048576];[.$D33];[.AA$1:.AA$1048576])" office:value-type="float" office:value="0" calcext:value-type="float">
            <text:p>0</text:p>
          </table:table-cell>
          <table:table-cell table:style-name="Nr0"/>
          <table:table-cell table:style-name="aTot2" table:formula="of:=SUMIF([.$C$1:.$C$1048576];[.$D33];[.AC$1:.AC$1048576])" office:value-type="float" office:value="0" calcext:value-type="float">
            <text:p>0</text:p>
          </table:table-cell>
          <table:table-cell table:style-name="aTot2" table:formula="of:=SUMIF([.$C$1:.$C$1048576];[.$D33];[.AD$1:.AD$1048576])" office:value-type="float" office:value="0" calcext:value-type="float">
            <text:p>0</text:p>
          </table:table-cell>
          <table:table-cell table:style-name="aTot2" table:formula="of:=SUMIF([.$C$1:.$C$1048576];[.$D33];[.AE$1:.AE$1048576])" office:value-type="float" office:value="0" calcext:value-type="float">
            <text:p>0</text:p>
          </table:table-cell>
          <table:table-cell table:style-name="aTot2" table:formula="of:=SUMIF([.$C$1:.$C$1048576];[.$D33];[.AF$1:.AF$1048576])" office:value-type="float" office:value="0" calcext:value-type="float">
            <text:p>0</text:p>
          </table:table-cell>
          <table:table-cell table:style-name="aTot2" table:formula="of:=SUMIF([.$C$1:.$C$1048576];[.$D33];[.AG$1:.AG$1048576])" office:value-type="float" office:value="0" calcext:value-type="float">
            <text:p>0</text:p>
          </table:table-cell>
          <table:table-cell table:style-name="Nr0"/>
          <table:table-cell table:style-name="aTot2" table:formula="of:=SUMIF([.$C$1:.$C$1048576];[.$D33];[.AI$1:.AI$1048576])" office:value-type="float" office:value="0" calcext:value-type="float">
            <text:p>0</text:p>
          </table:table-cell>
          <table:table-cell table:style-name="aTot2" table:formula="of:=SUMIF([.$C$1:.$C$1048576];[.$D33];[.AJ$1:.AJ$1048576])" office:value-type="float" office:value="0" calcext:value-type="float">
            <text:p>0</text:p>
          </table:table-cell>
          <table:table-cell table:style-name="aTot2" table:formula="of:=SUMIF([.$C$1:.$C$1048576];[.$D33];[.AK$1:.AK$1048576])" office:value-type="float" office:value="0" calcext:value-type="float">
            <text:p>0</text:p>
          </table:table-cell>
          <table:table-cell table:style-name="aTot2" table:formula="of:=SUMIF([.$C$1:.$C$1048576];[.$D33];[.AL$1:.AL$1048576])" office:value-type="float" office:value="0" calcext:value-type="float">
            <text:p>0</text:p>
          </table:table-cell>
          <table:table-cell table:style-name="aTot2" table:formula="of:=SUMIF([.$C$1:.$C$1048576];[.$D33];[.AM$1:.AM$1048576])" office:value-type="float" office:value="0" calcext:value-type="float">
            <text:p>0</text:p>
          </table:table-cell>
          <table:table-cell table:style-name="Nr0"/>
          <table:table-cell table:style-name="aTot2" table:formula="of:=SUMIF([.$C$1:.$C$1048576];[.$D33];[.AO$1:.AO$1048576])" office:value-type="float" office:value="0" calcext:value-type="float">
            <text:p>0</text:p>
          </table:table-cell>
          <table:table-cell table:style-name="aTot2" table:formula="of:=SUMIF([.$C$1:.$C$1048576];[.$D33];[.AP$1:.AP$1048576])" office:value-type="float" office:value="0" calcext:value-type="float">
            <text:p>0</text:p>
          </table:table-cell>
          <table:table-cell table:style-name="aTot2" table:formula="of:=SUMIF([.$C$1:.$C$1048576];[.$D33];[.AQ$1:.AQ$1048576])" office:value-type="float" office:value="0" calcext:value-type="float">
            <text:p>0</text:p>
          </table:table-cell>
          <table:table-cell table:style-name="aTot2" table:formula="of:=SUMIF([.$C$1:.$C$1048576];[.$D33];[.AR$1:.AR$1048576])" office:value-type="float" office:value="0" calcext:value-type="float">
            <text:p>0</text:p>
          </table:table-cell>
          <table:table-cell table:style-name="aTot2" table:formula="of:=SUMIF([.$C$1:.$C$1048576];[.$D33];[.AS$1:.AS$1048576])" office:value-type="float" office:value="0" calcext:value-type="float">
            <text:p>0</text:p>
          </table:table-cell>
          <table:table-cell table:style-name="Nr0"/>
          <table:table-cell table:number-columns-repeated="219"/>
        </table:table-row>
        <table:table-row table:style-name="ro1">
          <table:table-cell table:number-columns-repeated="2"/>
          <table:table-cell office:value-type="string" calcext:value-type="string">
            <text:p>E1</text:p>
          </table:table-cell>
          <table:table-cell table:number-columns-repeated="3"/>
          <table:table-cell table:style-name="ce44" table:formula="of:=SUMIF([.$A$3:.$AMJ$3];[.G$4];[.$A34:.$AMJ34])" office:value-type="float" office:value="0" calcext:value-type="float">
            <text:p>0</text:p>
          </table:table-cell>
          <table:table-cell/>
          <table:table-cell table:style-name="ce44" table:formula="of:=SUMIF([.$A$3:.$AMJ$3];[.I$4];[.$A34:.$AMJ34])" office:value-type="float" office:value="0" calcext:value-type="float">
            <text:p>0</text:p>
          </table:table-cell>
          <table:table-cell table:style-name="Nr0" table:number-columns-repeated="13"/>
          <table:table-cell table:style-name="ce44" table:formula="of:=SUMIF([.$A$3:.$AMJ$3];[.W$4];[.$A34:.$AMJ34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C$4];[.$A34:.$AMJ34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I$4];[.$A34:.$AMJ34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O$4];[.$A34:.$AMJ34])" office:value-type="float" office:value="0" calcext:value-type="float">
            <text:p>0</text:p>
          </table:table-cell>
          <table:table-cell table:style-name="Nr0" table:number-columns-repeated="5"/>
          <table:table-cell table:number-columns-repeated="219"/>
        </table:table-row>
        <table:table-row table:style-name="ro1">
          <table:table-cell table:number-columns-repeated="2"/>
          <table:table-cell office:value-type="string" calcext:value-type="string">
            <text:p>E1</text:p>
          </table:table-cell>
          <table:table-cell table:number-columns-repeated="3"/>
          <table:table-cell table:style-name="ce44" table:formula="of:=SUMIF([.$A$3:.$AMJ$3];[.G$4];[.$A35:.$AMJ35])" office:value-type="float" office:value="0" calcext:value-type="float">
            <text:p>0</text:p>
          </table:table-cell>
          <table:table-cell/>
          <table:table-cell table:style-name="ce44" table:formula="of:=SUMIF([.$A$3:.$AMJ$3];[.I$4];[.$A35:.$AMJ35])" office:value-type="float" office:value="0" calcext:value-type="float">
            <text:p>0</text:p>
          </table:table-cell>
          <table:table-cell table:style-name="Nr0" table:number-columns-repeated="13"/>
          <table:table-cell table:style-name="ce44" table:formula="of:=SUMIF([.$A$3:.$AMJ$3];[.W$4];[.$A35:.$AMJ35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C$4];[.$A35:.$AMJ35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I$4];[.$A35:.$AMJ35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O$4];[.$A35:.$AMJ35])" office:value-type="float" office:value="0" calcext:value-type="float">
            <text:p>0</text:p>
          </table:table-cell>
          <table:table-cell table:style-name="Nr0" table:number-columns-repeated="5"/>
          <table:table-cell table:number-columns-repeated="219"/>
        </table:table-row>
        <table:table-row table:style-name="ro1">
          <table:table-cell table:number-columns-repeated="2"/>
          <table:table-cell office:value-type="string" calcext:value-type="string">
            <text:p>E1</text:p>
          </table:table-cell>
          <table:table-cell table:number-columns-repeated="2"/>
          <table:table-cell table:style-name="Default"/>
          <table:table-cell table:style-name="ce44" table:formula="of:=SUMIF([.$A$3:.$AMJ$3];[.G$4];[.$A36:.$AMJ36])" office:value-type="float" office:value="0" calcext:value-type="float">
            <text:p>0</text:p>
          </table:table-cell>
          <table:table-cell/>
          <table:table-cell table:style-name="ce44" table:formula="of:=SUMIF([.$A$3:.$AMJ$3];[.I$4];[.$A36:.$AMJ36])" office:value-type="float" office:value="0" calcext:value-type="float">
            <text:p>0</text:p>
          </table:table-cell>
          <table:table-cell table:style-name="Nr0" table:number-columns-repeated="13"/>
          <table:table-cell table:style-name="ce44" table:formula="of:=SUMIF([.$A$3:.$AMJ$3];[.W$4];[.$A36:.$AMJ36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C$4];[.$A36:.$AMJ36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I$4];[.$A36:.$AMJ36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O$4];[.$A36:.$AMJ36])" office:value-type="float" office:value="0" calcext:value-type="float">
            <text:p>0</text:p>
          </table:table-cell>
          <table:table-cell table:style-name="Nr0" table:number-columns-repeated="5"/>
          <table:table-cell table:number-columns-repeated="219"/>
        </table:table-row>
        <table:table-row table:style-name="ro1">
          <table:table-cell table:number-columns-repeated="6"/>
          <table:table-cell table:style-name="ce44"/>
          <table:table-cell/>
          <table:table-cell table:style-name="ce44"/>
          <table:table-cell table:style-name="Nr0" table:number-columns-repeated="13"/>
          <table:table-cell table:style-name="ce44"/>
          <table:table-cell table:style-name="Nr0" table:number-columns-repeated="5"/>
          <table:table-cell table:style-name="ce44"/>
          <table:table-cell table:style-name="Nr0" table:number-columns-repeated="5"/>
          <table:table-cell table:style-name="ce44"/>
          <table:table-cell table:style-name="Nr0" table:number-columns-repeated="5"/>
          <table:table-cell table:style-name="ce44"/>
          <table:table-cell table:style-name="Nr0" table:number-columns-repeated="5"/>
          <table:table-cell table:number-columns-repeated="219"/>
        </table:table-row>
        <table:table-row table:style-name="ro1">
          <table:table-cell table:number-columns-repeated="2"/>
          <table:table-cell office:value-type="string" calcext:value-type="string">
            <text:p>T2</text:p>
          </table:table-cell>
          <table:table-cell office:value-type="string" calcext:value-type="string">
            <text:p>E2</text:p>
          </table:table-cell>
          <table:table-cell/>
          <table:table-cell table:style-name="ce41" office:value-type="string" calcext:value-type="string">
            <text:p>Training Total</text:p>
          </table:table-cell>
          <table:table-cell table:style-name="aTot2" table:formula="of:=SUMIF([.$C$1:.$C$1048576];[.$D38];[.G$1:.G$1048576])" office:value-type="float" office:value="0" calcext:value-type="float">
            <text:p>0</text:p>
          </table:table-cell>
          <table:table-cell/>
          <table:table-cell table:style-name="aTot2" table:formula="of:=SUMIF([.$C$1:.$C$1048576];[.$D38];[.I$1:.I$1048576])" office:value-type="float" office:value="0" calcext:value-type="float">
            <text:p>0</text:p>
          </table:table-cell>
          <table:table-cell table:style-name="aTot2" table:formula="of:=SUMIF([.$C$1:.$C$1048576];[.$D38];[.J$1:.J$1048576])" office:value-type="float" office:value="0" calcext:value-type="float">
            <text:p>0</text:p>
          </table:table-cell>
          <table:table-cell table:style-name="aTot2" table:formula="of:=SUMIF([.$C$1:.$C$1048576];[.$D38];[.K$1:.K$1048576])" office:value-type="float" office:value="0" calcext:value-type="float">
            <text:p>0</text:p>
          </table:table-cell>
          <table:table-cell table:style-name="aTot2" table:formula="of:=SUMIF([.$C$1:.$C$1048576];[.$D38];[.L$1:.L$1048576])" office:value-type="float" office:value="0" calcext:value-type="float">
            <text:p>0</text:p>
          </table:table-cell>
          <table:table-cell table:style-name="aTot2" table:formula="of:=SUMIF([.$C$1:.$C$1048576];[.$D38];[.M$1:.M$1048576])" office:value-type="float" office:value="0" calcext:value-type="float">
            <text:p>0</text:p>
          </table:table-cell>
          <table:table-cell table:style-name="aTot2" table:formula="of:=SUMIF([.$C$1:.$C$1048576];[.$D38];[.N$1:.N$1048576])" office:value-type="float" office:value="0" calcext:value-type="float">
            <text:p>0</text:p>
          </table:table-cell>
          <table:table-cell table:style-name="aTot2" table:formula="of:=SUMIF([.$C$1:.$C$1048576];[.$D38];[.O$1:.O$1048576])" office:value-type="float" office:value="0" calcext:value-type="float">
            <text:p>0</text:p>
          </table:table-cell>
          <table:table-cell table:style-name="aTot2" table:formula="of:=SUMIF([.$C$1:.$C$1048576];[.$D38];[.P$1:.P$1048576])" office:value-type="float" office:value="0" calcext:value-type="float">
            <text:p>0</text:p>
          </table:table-cell>
          <table:table-cell table:style-name="aTot2" table:formula="of:=SUMIF([.$C$1:.$C$1048576];[.$D38];[.Q$1:.Q$1048576])" office:value-type="float" office:value="0" calcext:value-type="float">
            <text:p>0</text:p>
          </table:table-cell>
          <table:table-cell table:style-name="aTot2" table:formula="of:=SUMIF([.$C$1:.$C$1048576];[.$D38];[.R$1:.R$1048576])" office:value-type="float" office:value="0" calcext:value-type="float">
            <text:p>0</text:p>
          </table:table-cell>
          <table:table-cell table:style-name="aTot2" table:formula="of:=SUMIF([.$C$1:.$C$1048576];[.$D38];[.S$1:.S$1048576])" office:value-type="float" office:value="0" calcext:value-type="float">
            <text:p>0</text:p>
          </table:table-cell>
          <table:table-cell table:style-name="aTot2" table:formula="of:=SUMIF([.$C$1:.$C$1048576];[.$D38];[.T$1:.T$1048576])" office:value-type="float" office:value="0" calcext:value-type="float">
            <text:p>0</text:p>
          </table:table-cell>
          <table:table-cell table:style-name="aTot2" table:formula="of:=SUMIF([.$C$1:.$C$1048576];[.$D38];[.U$1:.U$1048576])" office:value-type="float" office:value="0" calcext:value-type="float">
            <text:p>0</text:p>
          </table:table-cell>
          <table:table-cell table:style-name="Nr0"/>
          <table:table-cell table:style-name="aTot2" table:formula="of:=SUMIF([.$C$1:.$C$1048576];[.$D38];[.W$1:.W$1048576])" office:value-type="float" office:value="0" calcext:value-type="float">
            <text:p>0</text:p>
          </table:table-cell>
          <table:table-cell table:style-name="aTot2" table:formula="of:=SUMIF([.$C$1:.$C$1048576];[.$D38];[.X$1:.X$1048576])" office:value-type="float" office:value="0" calcext:value-type="float">
            <text:p>0</text:p>
          </table:table-cell>
          <table:table-cell table:style-name="aTot2" table:formula="of:=SUMIF([.$C$1:.$C$1048576];[.$D38];[.Y$1:.Y$1048576])" office:value-type="float" office:value="0" calcext:value-type="float">
            <text:p>0</text:p>
          </table:table-cell>
          <table:table-cell table:style-name="aTot2" table:formula="of:=SUMIF([.$C$1:.$C$1048576];[.$D38];[.Z$1:.Z$1048576])" office:value-type="float" office:value="0" calcext:value-type="float">
            <text:p>0</text:p>
          </table:table-cell>
          <table:table-cell table:style-name="aTot2" table:formula="of:=SUMIF([.$C$1:.$C$1048576];[.$D38];[.AA$1:.AA$1048576])" office:value-type="float" office:value="0" calcext:value-type="float">
            <text:p>0</text:p>
          </table:table-cell>
          <table:table-cell table:style-name="Nr0"/>
          <table:table-cell table:style-name="aTot2" table:formula="of:=SUMIF([.$C$1:.$C$1048576];[.$D38];[.AC$1:.AC$1048576])" office:value-type="float" office:value="0" calcext:value-type="float">
            <text:p>0</text:p>
          </table:table-cell>
          <table:table-cell table:style-name="aTot2" table:formula="of:=SUMIF([.$C$1:.$C$1048576];[.$D38];[.AD$1:.AD$1048576])" office:value-type="float" office:value="0" calcext:value-type="float">
            <text:p>0</text:p>
          </table:table-cell>
          <table:table-cell table:style-name="aTot2" table:formula="of:=SUMIF([.$C$1:.$C$1048576];[.$D38];[.AE$1:.AE$1048576])" office:value-type="float" office:value="0" calcext:value-type="float">
            <text:p>0</text:p>
          </table:table-cell>
          <table:table-cell table:style-name="aTot2" table:formula="of:=SUMIF([.$C$1:.$C$1048576];[.$D38];[.AF$1:.AF$1048576])" office:value-type="float" office:value="0" calcext:value-type="float">
            <text:p>0</text:p>
          </table:table-cell>
          <table:table-cell table:style-name="aTot2" table:formula="of:=SUMIF([.$C$1:.$C$1048576];[.$D38];[.AG$1:.AG$1048576])" office:value-type="float" office:value="0" calcext:value-type="float">
            <text:p>0</text:p>
          </table:table-cell>
          <table:table-cell table:style-name="Nr0"/>
          <table:table-cell table:style-name="aTot2" table:formula="of:=SUMIF([.$C$1:.$C$1048576];[.$D38];[.AI$1:.AI$1048576])" office:value-type="float" office:value="0" calcext:value-type="float">
            <text:p>0</text:p>
          </table:table-cell>
          <table:table-cell table:style-name="aTot2" table:formula="of:=SUMIF([.$C$1:.$C$1048576];[.$D38];[.AJ$1:.AJ$1048576])" office:value-type="float" office:value="0" calcext:value-type="float">
            <text:p>0</text:p>
          </table:table-cell>
          <table:table-cell table:style-name="aTot2" table:formula="of:=SUMIF([.$C$1:.$C$1048576];[.$D38];[.AK$1:.AK$1048576])" office:value-type="float" office:value="0" calcext:value-type="float">
            <text:p>0</text:p>
          </table:table-cell>
          <table:table-cell table:style-name="aTot2" table:formula="of:=SUMIF([.$C$1:.$C$1048576];[.$D38];[.AL$1:.AL$1048576])" office:value-type="float" office:value="0" calcext:value-type="float">
            <text:p>0</text:p>
          </table:table-cell>
          <table:table-cell table:style-name="aTot2" table:formula="of:=SUMIF([.$C$1:.$C$1048576];[.$D38];[.AM$1:.AM$1048576])" office:value-type="float" office:value="0" calcext:value-type="float">
            <text:p>0</text:p>
          </table:table-cell>
          <table:table-cell table:style-name="Nr0"/>
          <table:table-cell table:style-name="aTot2" table:formula="of:=SUMIF([.$C$1:.$C$1048576];[.$D38];[.AO$1:.AO$1048576])" office:value-type="float" office:value="0" calcext:value-type="float">
            <text:p>0</text:p>
          </table:table-cell>
          <table:table-cell table:style-name="aTot2" table:formula="of:=SUMIF([.$C$1:.$C$1048576];[.$D38];[.AP$1:.AP$1048576])" office:value-type="float" office:value="0" calcext:value-type="float">
            <text:p>0</text:p>
          </table:table-cell>
          <table:table-cell table:style-name="aTot2" table:formula="of:=SUMIF([.$C$1:.$C$1048576];[.$D38];[.AQ$1:.AQ$1048576])" office:value-type="float" office:value="0" calcext:value-type="float">
            <text:p>0</text:p>
          </table:table-cell>
          <table:table-cell table:style-name="aTot2" table:formula="of:=SUMIF([.$C$1:.$C$1048576];[.$D38];[.AR$1:.AR$1048576])" office:value-type="float" office:value="0" calcext:value-type="float">
            <text:p>0</text:p>
          </table:table-cell>
          <table:table-cell table:style-name="aTot2" table:formula="of:=SUMIF([.$C$1:.$C$1048576];[.$D38];[.AS$1:.AS$1048576])" office:value-type="float" office:value="0" calcext:value-type="float">
            <text:p>0</text:p>
          </table:table-cell>
          <table:table-cell table:style-name="Nr0"/>
          <table:table-cell table:number-columns-repeated="219"/>
        </table:table-row>
        <table:table-row table:style-name="ro1">
          <table:table-cell table:number-columns-repeated="2"/>
          <table:table-cell office:value-type="string" calcext:value-type="string">
            <text:p>E2</text:p>
          </table:table-cell>
          <table:table-cell table:number-columns-repeated="3"/>
          <table:table-cell table:style-name="ce44" table:formula="of:=SUMIF([.$A$3:.$AMJ$3];[.G$4];[.$A39:.$AMJ39])" office:value-type="float" office:value="0" calcext:value-type="float">
            <text:p>0</text:p>
          </table:table-cell>
          <table:table-cell/>
          <table:table-cell table:style-name="ce44" table:formula="of:=SUMIF([.$A$3:.$AMJ$3];[.I$4];[.$A39:.$AMJ39])" office:value-type="float" office:value="0" calcext:value-type="float">
            <text:p>0</text:p>
          </table:table-cell>
          <table:table-cell table:style-name="Nr0" table:number-columns-repeated="13"/>
          <table:table-cell table:style-name="ce44" table:formula="of:=SUMIF([.$A$3:.$AMJ$3];[.W$4];[.$A39:.$AMJ39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C$4];[.$A39:.$AMJ39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I$4];[.$A39:.$AMJ39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O$4];[.$A39:.$AMJ39])" office:value-type="float" office:value="0" calcext:value-type="float">
            <text:p>0</text:p>
          </table:table-cell>
          <table:table-cell table:style-name="Nr0" table:number-columns-repeated="5"/>
          <table:table-cell table:number-columns-repeated="219"/>
        </table:table-row>
        <table:table-row table:style-name="ro1">
          <table:table-cell table:number-columns-repeated="2"/>
          <table:table-cell office:value-type="string" calcext:value-type="string">
            <text:p>E2</text:p>
          </table:table-cell>
          <table:table-cell table:number-columns-repeated="3"/>
          <table:table-cell table:style-name="ce44" table:formula="of:=SUMIF([.$A$3:.$AMJ$3];[.G$4];[.$A40:.$AMJ40])" office:value-type="float" office:value="0" calcext:value-type="float">
            <text:p>0</text:p>
          </table:table-cell>
          <table:table-cell/>
          <table:table-cell table:style-name="ce44" table:formula="of:=SUMIF([.$A$3:.$AMJ$3];[.I$4];[.$A40:.$AMJ40])" office:value-type="float" office:value="0" calcext:value-type="float">
            <text:p>0</text:p>
          </table:table-cell>
          <table:table-cell table:style-name="Nr0" table:number-columns-repeated="13"/>
          <table:table-cell table:style-name="ce44" table:formula="of:=SUMIF([.$A$3:.$AMJ$3];[.W$4];[.$A40:.$AMJ40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C$4];[.$A40:.$AMJ40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I$4];[.$A40:.$AMJ40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O$4];[.$A40:.$AMJ40])" office:value-type="float" office:value="0" calcext:value-type="float">
            <text:p>0</text:p>
          </table:table-cell>
          <table:table-cell table:style-name="Nr0" table:number-columns-repeated="5"/>
          <table:table-cell table:number-columns-repeated="219"/>
        </table:table-row>
        <table:table-row table:style-name="ro1">
          <table:table-cell table:number-columns-repeated="2"/>
          <table:table-cell office:value-type="string" calcext:value-type="string">
            <text:p>E2</text:p>
          </table:table-cell>
          <table:table-cell table:number-columns-repeated="3"/>
          <table:table-cell table:style-name="ce44" table:formula="of:=SUMIF([.$A$3:.$AMJ$3];[.G$4];[.$A41:.$AMJ41])" office:value-type="float" office:value="0" calcext:value-type="float">
            <text:p>0</text:p>
          </table:table-cell>
          <table:table-cell/>
          <table:table-cell table:style-name="ce44" table:formula="of:=SUMIF([.$A$3:.$AMJ$3];[.I$4];[.$A41:.$AMJ41])" office:value-type="float" office:value="0" calcext:value-type="float">
            <text:p>0</text:p>
          </table:table-cell>
          <table:table-cell table:style-name="Nr0" table:number-columns-repeated="13"/>
          <table:table-cell table:style-name="ce44" table:formula="of:=SUMIF([.$A$3:.$AMJ$3];[.W$4];[.$A41:.$AMJ41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C$4];[.$A41:.$AMJ41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I$4];[.$A41:.$AMJ41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O$4];[.$A41:.$AMJ41])" office:value-type="float" office:value="0" calcext:value-type="float">
            <text:p>0</text:p>
          </table:table-cell>
          <table:table-cell table:style-name="Nr0" table:number-columns-repeated="5"/>
          <table:table-cell table:number-columns-repeated="219"/>
        </table:table-row>
        <table:table-row table:style-name="ro1">
          <table:table-cell table:number-columns-repeated="2"/>
          <table:table-cell office:value-type="string" calcext:value-type="string">
            <text:p>E2</text:p>
          </table:table-cell>
          <table:table-cell table:number-columns-repeated="3"/>
          <table:table-cell table:style-name="ce44" table:formula="of:=SUMIF([.$A$3:.$AMJ$3];[.G$4];[.$A42:.$AMJ42])" office:value-type="float" office:value="0" calcext:value-type="float">
            <text:p>0</text:p>
          </table:table-cell>
          <table:table-cell/>
          <table:table-cell table:style-name="ce44" table:formula="of:=SUMIF([.$A$3:.$AMJ$3];[.I$4];[.$A42:.$AMJ42])" office:value-type="float" office:value="0" calcext:value-type="float">
            <text:p>0</text:p>
          </table:table-cell>
          <table:table-cell table:style-name="Nr0" table:number-columns-repeated="13"/>
          <table:table-cell table:style-name="ce44" table:formula="of:=SUMIF([.$A$3:.$AMJ$3];[.W$4];[.$A42:.$AMJ42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C$4];[.$A42:.$AMJ42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I$4];[.$A42:.$AMJ42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O$4];[.$A42:.$AMJ42])" office:value-type="float" office:value="0" calcext:value-type="float">
            <text:p>0</text:p>
          </table:table-cell>
          <table:table-cell table:style-name="Nr0" table:number-columns-repeated="5"/>
          <table:table-cell table:number-columns-repeated="219"/>
        </table:table-row>
        <table:table-row table:style-name="ro1">
          <table:table-cell table:number-columns-repeated="2"/>
          <table:table-cell office:value-type="string" calcext:value-type="string">
            <text:p>E2</text:p>
          </table:table-cell>
          <table:table-cell table:number-columns-repeated="3"/>
          <table:table-cell table:style-name="ce44" table:formula="of:=SUMIF([.$A$3:.$AMJ$3];[.G$4];[.$A43:.$AMJ43])" office:value-type="float" office:value="0" calcext:value-type="float">
            <text:p>0</text:p>
          </table:table-cell>
          <table:table-cell/>
          <table:table-cell table:style-name="ce44" table:formula="of:=SUMIF([.$A$3:.$AMJ$3];[.I$4];[.$A43:.$AMJ43])" office:value-type="float" office:value="0" calcext:value-type="float">
            <text:p>0</text:p>
          </table:table-cell>
          <table:table-cell table:style-name="Nr0" table:number-columns-repeated="13"/>
          <table:table-cell table:style-name="ce44" table:formula="of:=SUMIF([.$A$3:.$AMJ$3];[.W$4];[.$A43:.$AMJ43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C$4];[.$A43:.$AMJ43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I$4];[.$A43:.$AMJ43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O$4];[.$A43:.$AMJ43])" office:value-type="float" office:value="0" calcext:value-type="float">
            <text:p>0</text:p>
          </table:table-cell>
          <table:table-cell table:style-name="Nr0" table:number-columns-repeated="5"/>
          <table:table-cell table:number-columns-repeated="219"/>
        </table:table-row>
        <table:table-row table:style-name="ro1">
          <table:table-cell table:number-columns-repeated="2"/>
          <table:table-cell office:value-type="string" calcext:value-type="string">
            <text:p>E2</text:p>
          </table:table-cell>
          <table:table-cell table:number-columns-repeated="3"/>
          <table:table-cell table:style-name="ce44" table:formula="of:=SUMIF([.$A$3:.$AMJ$3];[.G$4];[.$A44:.$AMJ44])" office:value-type="float" office:value="0" calcext:value-type="float">
            <text:p>0</text:p>
          </table:table-cell>
          <table:table-cell/>
          <table:table-cell table:style-name="ce44" table:formula="of:=SUMIF([.$A$3:.$AMJ$3];[.I$4];[.$A44:.$AMJ44])" office:value-type="float" office:value="0" calcext:value-type="float">
            <text:p>0</text:p>
          </table:table-cell>
          <table:table-cell table:style-name="Nr0" table:number-columns-repeated="13"/>
          <table:table-cell table:style-name="ce44" table:formula="of:=SUMIF([.$A$3:.$AMJ$3];[.W$4];[.$A44:.$AMJ44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C$4];[.$A44:.$AMJ44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I$4];[.$A44:.$AMJ44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O$4];[.$A44:.$AMJ44])" office:value-type="float" office:value="0" calcext:value-type="float">
            <text:p>0</text:p>
          </table:table-cell>
          <table:table-cell table:style-name="Nr0" table:number-columns-repeated="5"/>
          <table:table-cell table:number-columns-repeated="219"/>
        </table:table-row>
        <table:table-row table:style-name="ro1">
          <table:table-cell table:number-columns-repeated="2"/>
          <table:table-cell office:value-type="string" calcext:value-type="string">
            <text:p>E2</text:p>
          </table:table-cell>
          <table:table-cell table:number-columns-repeated="3"/>
          <table:table-cell table:style-name="ce44" table:formula="of:=SUMIF([.$A$3:.$AMJ$3];[.G$4];[.$A45:.$AMJ45])" office:value-type="float" office:value="0" calcext:value-type="float">
            <text:p>0</text:p>
          </table:table-cell>
          <table:table-cell/>
          <table:table-cell table:style-name="ce44" table:formula="of:=SUMIF([.$A$3:.$AMJ$3];[.I$4];[.$A45:.$AMJ45])" office:value-type="float" office:value="0" calcext:value-type="float">
            <text:p>0</text:p>
          </table:table-cell>
          <table:table-cell table:style-name="Nr0" table:number-columns-repeated="13"/>
          <table:table-cell table:style-name="ce44" table:formula="of:=SUMIF([.$A$3:.$AMJ$3];[.W$4];[.$A45:.$AMJ45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C$4];[.$A45:.$AMJ45])" office:value-type="float" office:value="0" calcext:value-type="float">
            <text:p>0</text:p>
          </table:table-cell>
          <table:table-cell table:style-name="Nr0" table:number-columns-repeated="5"/>
          <table:table-cell table:style-name="ce44"/>
          <table:table-cell table:style-name="Nr0" table:number-columns-repeated="5"/>
          <table:table-cell table:style-name="ce44"/>
          <table:table-cell table:style-name="Nr0" table:number-columns-repeated="5"/>
          <table:table-cell table:number-columns-repeated="219"/>
        </table:table-row>
        <table:table-row table:style-name="ro1">
          <table:table-cell table:number-columns-repeated="2"/>
          <table:table-cell office:value-type="string" calcext:value-type="string">
            <text:p>E2</text:p>
          </table:table-cell>
          <table:table-cell table:number-columns-repeated="3"/>
          <table:table-cell table:style-name="ce44" table:formula="of:=SUMIF([.$A$3:.$AMJ$3];[.G$4];[.$A46:.$AMJ46])" office:value-type="float" office:value="0" calcext:value-type="float">
            <text:p>0</text:p>
          </table:table-cell>
          <table:table-cell/>
          <table:table-cell table:style-name="ce44" table:formula="of:=SUMIF([.$A$3:.$AMJ$3];[.I$4];[.$A46:.$AMJ46])" office:value-type="float" office:value="0" calcext:value-type="float">
            <text:p>0</text:p>
          </table:table-cell>
          <table:table-cell table:style-name="Nr0" table:number-columns-repeated="13"/>
          <table:table-cell table:style-name="ce44" table:formula="of:=SUMIF([.$A$3:.$AMJ$3];[.W$4];[.$A46:.$AMJ46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C$4];[.$A46:.$AMJ46])" office:value-type="float" office:value="0" calcext:value-type="float">
            <text:p>0</text:p>
          </table:table-cell>
          <table:table-cell table:style-name="Nr0" table:number-columns-repeated="5"/>
          <table:table-cell table:style-name="ce44"/>
          <table:table-cell table:style-name="Nr0" table:number-columns-repeated="5"/>
          <table:table-cell table:style-name="ce44"/>
          <table:table-cell table:style-name="Nr0" table:number-columns-repeated="5"/>
          <table:table-cell table:number-columns-repeated="219"/>
        </table:table-row>
        <table:table-row table:style-name="ro1">
          <table:table-cell table:number-columns-repeated="6"/>
          <table:table-cell table:style-name="ce44"/>
          <table:table-cell/>
          <table:table-cell table:style-name="ce44"/>
          <table:table-cell table:style-name="Nr0" table:number-columns-repeated="13"/>
          <table:table-cell table:style-name="ce44"/>
          <table:table-cell table:style-name="Nr0" table:number-columns-repeated="5"/>
          <table:table-cell table:style-name="ce44"/>
          <table:table-cell table:style-name="Nr0" table:number-columns-repeated="5"/>
          <table:table-cell table:style-name="ce44"/>
          <table:table-cell table:style-name="Nr0" table:number-columns-repeated="5"/>
          <table:table-cell table:style-name="ce44"/>
          <table:table-cell table:style-name="Nr0" table:number-columns-repeated="5"/>
          <table:table-cell table:number-columns-repeated="219"/>
        </table:table-row>
        <table:table-row table:style-name="ro1">
          <table:table-cell table:number-columns-repeated="2"/>
          <table:table-cell office:value-type="string" calcext:value-type="string">
            <text:p>T2</text:p>
          </table:table-cell>
          <table:table-cell office:value-type="string" calcext:value-type="string">
            <text:p>E8</text:p>
          </table:table-cell>
          <table:table-cell/>
          <table:table-cell table:style-name="ce41" office:value-type="string" calcext:value-type="string">
            <text:p>Development Total</text:p>
          </table:table-cell>
          <table:table-cell table:style-name="aTot2" table:formula="of:=SUMIF([.$C$1:.$C$1048576];[.$D48];[.G$1:.G$1048576])" office:value-type="float" office:value="0" calcext:value-type="float">
            <text:p>0</text:p>
          </table:table-cell>
          <table:table-cell/>
          <table:table-cell table:style-name="aTot2" table:formula="of:=SUMIF([.$C$1:.$C$1048576];[.$D48];[.I$1:.I$1048576])" office:value-type="float" office:value="0" calcext:value-type="float">
            <text:p>0</text:p>
          </table:table-cell>
          <table:table-cell table:style-name="aTot2" table:formula="of:=SUMIF([.$C$1:.$C$1048576];[.$D48];[.J$1:.J$1048576])" office:value-type="float" office:value="0" calcext:value-type="float">
            <text:p>0</text:p>
          </table:table-cell>
          <table:table-cell table:style-name="aTot2" table:formula="of:=SUMIF([.$C$1:.$C$1048576];[.$D48];[.K$1:.K$1048576])" office:value-type="float" office:value="0" calcext:value-type="float">
            <text:p>0</text:p>
          </table:table-cell>
          <table:table-cell table:style-name="aTot2" table:formula="of:=SUMIF([.$C$1:.$C$1048576];[.$D48];[.L$1:.L$1048576])" office:value-type="float" office:value="0" calcext:value-type="float">
            <text:p>0</text:p>
          </table:table-cell>
          <table:table-cell table:style-name="aTot2" table:formula="of:=SUMIF([.$C$1:.$C$1048576];[.$D48];[.M$1:.M$1048576])" office:value-type="float" office:value="0" calcext:value-type="float">
            <text:p>0</text:p>
          </table:table-cell>
          <table:table-cell table:style-name="aTot2" table:formula="of:=SUMIF([.$C$1:.$C$1048576];[.$D48];[.N$1:.N$1048576])" office:value-type="float" office:value="0" calcext:value-type="float">
            <text:p>0</text:p>
          </table:table-cell>
          <table:table-cell table:style-name="aTot2" table:formula="of:=SUMIF([.$C$1:.$C$1048576];[.$D48];[.O$1:.O$1048576])" office:value-type="float" office:value="0" calcext:value-type="float">
            <text:p>0</text:p>
          </table:table-cell>
          <table:table-cell table:style-name="aTot2" table:formula="of:=SUMIF([.$C$1:.$C$1048576];[.$D48];[.P$1:.P$1048576])" office:value-type="float" office:value="0" calcext:value-type="float">
            <text:p>0</text:p>
          </table:table-cell>
          <table:table-cell table:style-name="aTot2" table:formula="of:=SUMIF([.$C$1:.$C$1048576];[.$D48];[.Q$1:.Q$1048576])" office:value-type="float" office:value="0" calcext:value-type="float">
            <text:p>0</text:p>
          </table:table-cell>
          <table:table-cell table:style-name="aTot2" table:formula="of:=SUMIF([.$C$1:.$C$1048576];[.$D48];[.R$1:.R$1048576])" office:value-type="float" office:value="0" calcext:value-type="float">
            <text:p>0</text:p>
          </table:table-cell>
          <table:table-cell table:style-name="aTot2" table:formula="of:=SUMIF([.$C$1:.$C$1048576];[.$D48];[.S$1:.S$1048576])" office:value-type="float" office:value="0" calcext:value-type="float">
            <text:p>0</text:p>
          </table:table-cell>
          <table:table-cell table:style-name="aTot2" table:formula="of:=SUMIF([.$C$1:.$C$1048576];[.$D48];[.T$1:.T$1048576])" office:value-type="float" office:value="0" calcext:value-type="float">
            <text:p>0</text:p>
          </table:table-cell>
          <table:table-cell table:style-name="aTot2" table:formula="of:=SUMIF([.$C$1:.$C$1048576];[.$D48];[.U$1:.U$1048576])" office:value-type="float" office:value="0" calcext:value-type="float">
            <text:p>0</text:p>
          </table:table-cell>
          <table:table-cell table:style-name="Nr0"/>
          <table:table-cell table:style-name="aTot2" table:formula="of:=SUMIF([.$C$1:.$C$1048576];[.$D48];[.W$1:.W$1048576])" office:value-type="float" office:value="0" calcext:value-type="float">
            <text:p>0</text:p>
          </table:table-cell>
          <table:table-cell table:style-name="aTot2" table:formula="of:=SUMIF([.$C$1:.$C$1048576];[.$D48];[.X$1:.X$1048576])" office:value-type="float" office:value="0" calcext:value-type="float">
            <text:p>0</text:p>
          </table:table-cell>
          <table:table-cell table:style-name="aTot2" table:formula="of:=SUMIF([.$C$1:.$C$1048576];[.$D48];[.Y$1:.Y$1048576])" office:value-type="float" office:value="0" calcext:value-type="float">
            <text:p>0</text:p>
          </table:table-cell>
          <table:table-cell table:style-name="aTot2" table:formula="of:=SUMIF([.$C$1:.$C$1048576];[.$D48];[.Z$1:.Z$1048576])" office:value-type="float" office:value="0" calcext:value-type="float">
            <text:p>0</text:p>
          </table:table-cell>
          <table:table-cell table:style-name="aTot2" table:formula="of:=SUMIF([.$C$1:.$C$1048576];[.$D48];[.AA$1:.AA$1048576])" office:value-type="float" office:value="0" calcext:value-type="float">
            <text:p>0</text:p>
          </table:table-cell>
          <table:table-cell table:style-name="Nr0"/>
          <table:table-cell table:style-name="aTot2" table:formula="of:=SUMIF([.$C$1:.$C$1048576];[.$D48];[.AC$1:.AC$1048576])" office:value-type="float" office:value="0" calcext:value-type="float">
            <text:p>0</text:p>
          </table:table-cell>
          <table:table-cell table:style-name="aTot2" table:formula="of:=SUMIF([.$C$1:.$C$1048576];[.$D48];[.AD$1:.AD$1048576])" office:value-type="float" office:value="0" calcext:value-type="float">
            <text:p>0</text:p>
          </table:table-cell>
          <table:table-cell table:style-name="aTot2" table:formula="of:=SUMIF([.$C$1:.$C$1048576];[.$D48];[.AE$1:.AE$1048576])" office:value-type="float" office:value="0" calcext:value-type="float">
            <text:p>0</text:p>
          </table:table-cell>
          <table:table-cell table:style-name="aTot2" table:formula="of:=SUMIF([.$C$1:.$C$1048576];[.$D48];[.AF$1:.AF$1048576])" office:value-type="float" office:value="0" calcext:value-type="float">
            <text:p>0</text:p>
          </table:table-cell>
          <table:table-cell table:style-name="aTot2" table:formula="of:=SUMIF([.$C$1:.$C$1048576];[.$D48];[.AG$1:.AG$1048576])" office:value-type="float" office:value="0" calcext:value-type="float">
            <text:p>0</text:p>
          </table:table-cell>
          <table:table-cell table:style-name="Nr0"/>
          <table:table-cell table:style-name="aTot2" table:formula="of:=SUMIF([.$C$1:.$C$1048576];[.$D48];[.AI$1:.AI$1048576])" office:value-type="float" office:value="0" calcext:value-type="float">
            <text:p>0</text:p>
          </table:table-cell>
          <table:table-cell table:style-name="aTot2" table:formula="of:=SUMIF([.$C$1:.$C$1048576];[.$D48];[.AJ$1:.AJ$1048576])" office:value-type="float" office:value="0" calcext:value-type="float">
            <text:p>0</text:p>
          </table:table-cell>
          <table:table-cell table:style-name="aTot2" table:formula="of:=SUMIF([.$C$1:.$C$1048576];[.$D48];[.AK$1:.AK$1048576])" office:value-type="float" office:value="0" calcext:value-type="float">
            <text:p>0</text:p>
          </table:table-cell>
          <table:table-cell table:style-name="aTot2" table:formula="of:=SUMIF([.$C$1:.$C$1048576];[.$D48];[.AL$1:.AL$1048576])" office:value-type="float" office:value="0" calcext:value-type="float">
            <text:p>0</text:p>
          </table:table-cell>
          <table:table-cell table:style-name="aTot2" table:formula="of:=SUMIF([.$C$1:.$C$1048576];[.$D48];[.AM$1:.AM$1048576])" office:value-type="float" office:value="0" calcext:value-type="float">
            <text:p>0</text:p>
          </table:table-cell>
          <table:table-cell table:style-name="Nr0"/>
          <table:table-cell table:style-name="aTot2" table:formula="of:=SUMIF([.$C$1:.$C$1048576];[.$D48];[.AO$1:.AO$1048576])" office:value-type="float" office:value="0" calcext:value-type="float">
            <text:p>0</text:p>
          </table:table-cell>
          <table:table-cell table:style-name="aTot2" table:formula="of:=SUMIF([.$C$1:.$C$1048576];[.$D48];[.AP$1:.AP$1048576])" office:value-type="float" office:value="0" calcext:value-type="float">
            <text:p>0</text:p>
          </table:table-cell>
          <table:table-cell table:style-name="aTot2" table:formula="of:=SUMIF([.$C$1:.$C$1048576];[.$D48];[.AQ$1:.AQ$1048576])" office:value-type="float" office:value="0" calcext:value-type="float">
            <text:p>0</text:p>
          </table:table-cell>
          <table:table-cell table:style-name="aTot2" table:formula="of:=SUMIF([.$C$1:.$C$1048576];[.$D48];[.AR$1:.AR$1048576])" office:value-type="float" office:value="0" calcext:value-type="float">
            <text:p>0</text:p>
          </table:table-cell>
          <table:table-cell table:style-name="aTot2" table:formula="of:=SUMIF([.$C$1:.$C$1048576];[.$D48];[.AS$1:.AS$1048576])" office:value-type="float" office:value="0" calcext:value-type="float">
            <text:p>0</text:p>
          </table:table-cell>
          <table:table-cell table:style-name="Nr0"/>
          <table:table-cell table:number-columns-repeated="219"/>
        </table:table-row>
        <table:table-row table:style-name="ro1">
          <table:table-cell table:number-columns-repeated="6"/>
          <table:table-cell table:style-name="ce44" table:formula="of:=SUMIF([.$A$3:.$AMJ$3];[.G$4];[.$A49:.$AMJ49])" office:value-type="float" office:value="0" calcext:value-type="float">
            <text:p>0</text:p>
          </table:table-cell>
          <table:table-cell/>
          <table:table-cell table:style-name="ce44" table:formula="of:=SUMIF([.$A$3:.$AMJ$3];[.I$4];[.$A49:.$AMJ49])" office:value-type="float" office:value="0" calcext:value-type="float">
            <text:p>0</text:p>
          </table:table-cell>
          <table:table-cell table:style-name="Nr0" table:number-columns-repeated="13"/>
          <table:table-cell table:style-name="ce44" table:formula="of:=SUMIF([.$A$3:.$AMJ$3];[.W$4];[.$A49:.$AMJ49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C$4];[.$A49:.$AMJ49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I$4];[.$A49:.$AMJ49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O$4];[.$A49:.$AMJ49])" office:value-type="float" office:value="0" calcext:value-type="float">
            <text:p>0</text:p>
          </table:table-cell>
          <table:table-cell table:style-name="Nr0" table:number-columns-repeated="5"/>
          <table:table-cell table:number-columns-repeated="219"/>
        </table:table-row>
        <table:table-row table:style-name="ro1">
          <table:table-cell table:number-columns-repeated="2"/>
          <table:table-cell office:value-type="string" calcext:value-type="string">
            <text:p>E8</text:p>
          </table:table-cell>
          <table:table-cell table:number-columns-repeated="3"/>
          <table:table-cell table:style-name="ce44" table:formula="of:=SUMIF([.$A$3:.$AMJ$3];[.G$4];[.$A50:.$AMJ50])" office:value-type="float" office:value="0" calcext:value-type="float">
            <text:p>0</text:p>
          </table:table-cell>
          <table:table-cell/>
          <table:table-cell table:style-name="ce44" table:formula="of:=SUMIF([.$A$3:.$AMJ$3];[.I$4];[.$A50:.$AMJ50])" office:value-type="float" office:value="0" calcext:value-type="float">
            <text:p>0</text:p>
          </table:table-cell>
          <table:table-cell table:style-name="Nr0" table:number-columns-repeated="13"/>
          <table:table-cell table:style-name="ce44"/>
          <table:table-cell table:style-name="Nr0" table:number-columns-repeated="5"/>
          <table:table-cell table:style-name="ce44"/>
          <table:table-cell table:style-name="Nr0" table:number-columns-repeated="5"/>
          <table:table-cell table:style-name="ce44"/>
          <table:table-cell table:style-name="Nr0" table:number-columns-repeated="5"/>
          <table:table-cell table:style-name="ce44"/>
          <table:table-cell table:style-name="Nr0" table:number-columns-repeated="5"/>
          <table:table-cell table:number-columns-repeated="219"/>
        </table:table-row>
        <table:table-row table:style-name="ro1">
          <table:table-cell table:number-columns-repeated="2"/>
          <table:table-cell office:value-type="string" calcext:value-type="string">
            <text:p>E8</text:p>
          </table:table-cell>
          <table:table-cell table:number-columns-repeated="3"/>
          <table:table-cell table:style-name="ce44" table:formula="of:=SUMIF([.$A$3:.$AMJ$3];[.G$4];[.$A51:.$AMJ51])" office:value-type="float" office:value="0" calcext:value-type="float">
            <text:p>0</text:p>
          </table:table-cell>
          <table:table-cell/>
          <table:table-cell table:style-name="ce44" table:formula="of:=SUMIF([.$A$3:.$AMJ$3];[.I$4];[.$A51:.$AMJ51])" office:value-type="float" office:value="0" calcext:value-type="float">
            <text:p>0</text:p>
          </table:table-cell>
          <table:table-cell table:style-name="Nr0" table:number-columns-repeated="13"/>
          <table:table-cell table:style-name="ce44" table:formula="of:=SUMIF([.$A$3:.$AMJ$3];[.W$4];[.$A51:.$AMJ51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C$4];[.$A51:.$AMJ51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I$4];[.$A51:.$AMJ51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O$4];[.$A51:.$AMJ51])" office:value-type="float" office:value="0" calcext:value-type="float">
            <text:p>0</text:p>
          </table:table-cell>
          <table:table-cell table:style-name="Nr0" table:number-columns-repeated="5"/>
          <table:table-cell table:number-columns-repeated="219"/>
        </table:table-row>
        <table:table-row table:style-name="ro1">
          <table:table-cell table:number-columns-repeated="2"/>
          <table:table-cell office:value-type="string" calcext:value-type="string">
            <text:p>E8</text:p>
          </table:table-cell>
          <table:table-cell table:number-columns-repeated="3"/>
          <table:table-cell table:style-name="ce44" table:formula="of:=SUMIF([.$A$3:.$AMJ$3];[.G$4];[.$A52:.$AMJ52])" office:value-type="float" office:value="0" calcext:value-type="float">
            <text:p>0</text:p>
          </table:table-cell>
          <table:table-cell/>
          <table:table-cell table:style-name="ce44" table:formula="of:=SUMIF([.$A$3:.$AMJ$3];[.I$4];[.$A52:.$AMJ52])" office:value-type="float" office:value="0" calcext:value-type="float">
            <text:p>0</text:p>
          </table:table-cell>
          <table:table-cell table:style-name="Nr0" table:number-columns-repeated="13"/>
          <table:table-cell table:style-name="ce44" table:formula="of:=SUMIF([.$A$3:.$AMJ$3];[.W$4];[.$A52:.$AMJ52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C$4];[.$A52:.$AMJ52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I$4];[.$A52:.$AMJ52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O$4];[.$A52:.$AMJ52])" office:value-type="float" office:value="0" calcext:value-type="float">
            <text:p>0</text:p>
          </table:table-cell>
          <table:table-cell table:style-name="Nr0" table:number-columns-repeated="5"/>
          <table:table-cell table:number-columns-repeated="219"/>
        </table:table-row>
        <table:table-row table:style-name="ro1">
          <table:table-cell table:number-columns-repeated="2"/>
          <table:table-cell office:value-type="string" calcext:value-type="string">
            <text:p>E8</text:p>
          </table:table-cell>
          <table:table-cell table:number-columns-repeated="3"/>
          <table:table-cell table:style-name="ce44" table:formula="of:=SUMIF([.$A$3:.$AMJ$3];[.G$4];[.$A53:.$AMJ53])" office:value-type="float" office:value="0" calcext:value-type="float">
            <text:p>0</text:p>
          </table:table-cell>
          <table:table-cell/>
          <table:table-cell table:style-name="ce44" table:formula="of:=SUMIF([.$A$3:.$AMJ$3];[.I$4];[.$A53:.$AMJ53])" office:value-type="float" office:value="0" calcext:value-type="float">
            <text:p>0</text:p>
          </table:table-cell>
          <table:table-cell table:style-name="Nr0" table:number-columns-repeated="13"/>
          <table:table-cell table:style-name="ce44" table:formula="of:=SUMIF([.$A$3:.$AMJ$3];[.W$4];[.$A53:.$AMJ53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C$4];[.$A53:.$AMJ53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I$4];[.$A53:.$AMJ53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O$4];[.$A53:.$AMJ53])" office:value-type="float" office:value="0" calcext:value-type="float">
            <text:p>0</text:p>
          </table:table-cell>
          <table:table-cell table:style-name="Nr0" table:number-columns-repeated="5"/>
          <table:table-cell table:number-columns-repeated="219"/>
        </table:table-row>
        <table:table-row table:style-name="ro1">
          <table:table-cell table:number-columns-repeated="2"/>
          <table:table-cell office:value-type="string" calcext:value-type="string">
            <text:p>E8</text:p>
          </table:table-cell>
          <table:table-cell table:number-columns-repeated="3"/>
          <table:table-cell table:style-name="ce44" table:formula="of:=SUMIF([.$A$3:.$AMJ$3];[.G$4];[.$A54:.$AMJ54])" office:value-type="float" office:value="0" calcext:value-type="float">
            <text:p>0</text:p>
          </table:table-cell>
          <table:table-cell/>
          <table:table-cell table:style-name="ce44" table:formula="of:=SUMIF([.$A$3:.$AMJ$3];[.I$4];[.$A54:.$AMJ54])" office:value-type="float" office:value="0" calcext:value-type="float">
            <text:p>0</text:p>
          </table:table-cell>
          <table:table-cell table:style-name="Nr0" table:number-columns-repeated="13"/>
          <table:table-cell table:style-name="ce44" table:formula="of:=SUMIF([.$A$3:.$AMJ$3];[.W$4];[.$A54:.$AMJ54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C$4];[.$A54:.$AMJ54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I$4];[.$A54:.$AMJ54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O$4];[.$A54:.$AMJ54])" office:value-type="float" office:value="0" calcext:value-type="float">
            <text:p>0</text:p>
          </table:table-cell>
          <table:table-cell table:style-name="Nr0" table:number-columns-repeated="5"/>
          <table:table-cell table:number-columns-repeated="219"/>
        </table:table-row>
        <table:table-row table:style-name="ro1">
          <table:table-cell table:number-columns-repeated="2"/>
          <table:table-cell office:value-type="string" calcext:value-type="string">
            <text:p>E8</text:p>
          </table:table-cell>
          <table:table-cell table:number-columns-repeated="3"/>
          <table:table-cell table:style-name="ce44" table:formula="of:=SUMIF([.$A$3:.$AMJ$3];[.G$4];[.$A55:.$AMJ55])" office:value-type="float" office:value="0" calcext:value-type="float">
            <text:p>0</text:p>
          </table:table-cell>
          <table:table-cell/>
          <table:table-cell table:style-name="ce44" table:formula="of:=SUMIF([.$A$3:.$AMJ$3];[.I$4];[.$A55:.$AMJ55])" office:value-type="float" office:value="0" calcext:value-type="float">
            <text:p>0</text:p>
          </table:table-cell>
          <table:table-cell table:style-name="Nr0" table:number-columns-repeated="13"/>
          <table:table-cell table:style-name="ce44" table:formula="of:=SUMIF([.$A$3:.$AMJ$3];[.W$4];[.$A55:.$AMJ55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C$4];[.$A55:.$AMJ55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I$4];[.$A55:.$AMJ55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O$4];[.$A55:.$AMJ55])" office:value-type="float" office:value="0" calcext:value-type="float">
            <text:p>0</text:p>
          </table:table-cell>
          <table:table-cell table:style-name="Nr0" table:number-columns-repeated="5"/>
          <table:table-cell table:number-columns-repeated="219"/>
        </table:table-row>
        <table:table-row table:style-name="ro1">
          <table:table-cell table:number-columns-repeated="2"/>
          <table:table-cell office:value-type="string" calcext:value-type="string">
            <text:p>E8</text:p>
          </table:table-cell>
          <table:table-cell table:number-columns-repeated="3"/>
          <table:table-cell table:style-name="ce44" table:formula="of:=SUMIF([.$A$3:.$AMJ$3];[.G$4];[.$A56:.$AMJ56])" office:value-type="float" office:value="0" calcext:value-type="float">
            <text:p>0</text:p>
          </table:table-cell>
          <table:table-cell/>
          <table:table-cell table:style-name="ce44" table:formula="of:=SUMIF([.$A$3:.$AMJ$3];[.I$4];[.$A56:.$AMJ56])" office:value-type="float" office:value="0" calcext:value-type="float">
            <text:p>0</text:p>
          </table:table-cell>
          <table:table-cell table:style-name="Nr0" table:number-columns-repeated="13"/>
          <table:table-cell table:style-name="ce44" table:formula="of:=SUMIF([.$A$3:.$AMJ$3];[.W$4];[.$A56:.$AMJ56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C$4];[.$A56:.$AMJ56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I$4];[.$A56:.$AMJ56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O$4];[.$A56:.$AMJ56])" office:value-type="float" office:value="0" calcext:value-type="float">
            <text:p>0</text:p>
          </table:table-cell>
          <table:table-cell table:style-name="Nr0" table:number-columns-repeated="5"/>
          <table:table-cell table:number-columns-repeated="219"/>
        </table:table-row>
        <table:table-row table:style-name="ro1">
          <table:table-cell table:number-columns-repeated="2"/>
          <table:table-cell office:value-type="string" calcext:value-type="string">
            <text:p>E8</text:p>
          </table:table-cell>
          <table:table-cell table:number-columns-repeated="3"/>
          <table:table-cell table:style-name="ce44" table:formula="of:=SUMIF([.$A$3:.$AMJ$3];[.G$4];[.$A57:.$AMJ57])" office:value-type="float" office:value="0" calcext:value-type="float">
            <text:p>0</text:p>
          </table:table-cell>
          <table:table-cell/>
          <table:table-cell table:style-name="ce44" table:formula="of:=SUMIF([.$A$3:.$AMJ$3];[.I$4];[.$A57:.$AMJ57])" office:value-type="float" office:value="0" calcext:value-type="float">
            <text:p>0</text:p>
          </table:table-cell>
          <table:table-cell table:style-name="Nr0" table:number-columns-repeated="13"/>
          <table:table-cell table:style-name="ce44" table:formula="of:=SUMIF([.$A$3:.$AMJ$3];[.W$4];[.$A57:.$AMJ57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C$4];[.$A57:.$AMJ57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I$4];[.$A57:.$AMJ57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O$4];[.$A57:.$AMJ57])" office:value-type="float" office:value="0" calcext:value-type="float">
            <text:p>0</text:p>
          </table:table-cell>
          <table:table-cell table:style-name="Nr0" table:number-columns-repeated="5"/>
          <table:table-cell table:number-columns-repeated="219"/>
        </table:table-row>
        <table:table-row table:style-name="ro1">
          <table:table-cell table:number-columns-repeated="2"/>
          <table:table-cell office:value-type="string" calcext:value-type="string">
            <text:p>E8</text:p>
          </table:table-cell>
          <table:table-cell table:number-columns-repeated="3"/>
          <table:table-cell table:style-name="ce44" table:formula="of:=SUMIF([.$A$3:.$AMJ$3];[.G$4];[.$A58:.$AMJ58])" office:value-type="float" office:value="0" calcext:value-type="float">
            <text:p>0</text:p>
          </table:table-cell>
          <table:table-cell/>
          <table:table-cell table:style-name="ce44" table:formula="of:=SUMIF([.$A$3:.$AMJ$3];[.I$4];[.$A58:.$AMJ58])" office:value-type="float" office:value="0" calcext:value-type="float">
            <text:p>0</text:p>
          </table:table-cell>
          <table:table-cell table:style-name="Nr0" table:number-columns-repeated="13"/>
          <table:table-cell table:style-name="ce44" table:formula="of:=SUMIF([.$A$3:.$AMJ$3];[.W$4];[.$A58:.$AMJ58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C$4];[.$A58:.$AMJ58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I$4];[.$A58:.$AMJ58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O$4];[.$A58:.$AMJ58])" office:value-type="float" office:value="0" calcext:value-type="float">
            <text:p>0</text:p>
          </table:table-cell>
          <table:table-cell table:style-name="Nr0" table:number-columns-repeated="5"/>
          <table:table-cell table:number-columns-repeated="219"/>
        </table:table-row>
        <table:table-row table:style-name="ro1">
          <table:table-cell table:number-columns-repeated="6"/>
          <table:table-cell table:style-name="ce44" table:formula="of:=SUMIF([.$A$3:.$AMJ$3];[.G$4];[.$A59:.$AMJ59])" office:value-type="float" office:value="0" calcext:value-type="float">
            <text:p>0</text:p>
          </table:table-cell>
          <table:table-cell/>
          <table:table-cell table:style-name="ce44" table:formula="of:=SUMIF([.$A$3:.$AMJ$3];[.I$4];[.$A59:.$AMJ59])" office:value-type="float" office:value="0" calcext:value-type="float">
            <text:p>0</text:p>
          </table:table-cell>
          <table:table-cell table:style-name="Nr0" table:number-columns-repeated="13"/>
          <table:table-cell table:style-name="ce44" table:formula="of:=SUMIF([.$A$3:.$AMJ$3];[.W$4];[.$A59:.$AMJ59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C$4];[.$A59:.$AMJ59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I$4];[.$A59:.$AMJ59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O$4];[.$A59:.$AMJ59])" office:value-type="float" office:value="0" calcext:value-type="float">
            <text:p>0</text:p>
          </table:table-cell>
          <table:table-cell table:style-name="Nr0" table:number-columns-repeated="5"/>
          <table:table-cell table:number-columns-repeated="219"/>
        </table:table-row>
        <table:table-row table:style-name="ro1">
          <table:table-cell table:number-columns-repeated="6"/>
          <table:table-cell table:style-name="ce44" table:formula="of:=SUMIF([.$A$3:.$AMJ$3];[.G$4];[.$A60:.$AMJ60])" office:value-type="float" office:value="0" calcext:value-type="float">
            <text:p>0</text:p>
          </table:table-cell>
          <table:table-cell/>
          <table:table-cell table:style-name="ce44" table:formula="of:=SUMIF([.$A$3:.$AMJ$3];[.I$4];[.$A60:.$AMJ60])" office:value-type="float" office:value="0" calcext:value-type="float">
            <text:p>0</text:p>
          </table:table-cell>
          <table:table-cell table:style-name="Nr0" table:number-columns-repeated="13"/>
          <table:table-cell table:style-name="ce44" table:formula="of:=SUMIF([.$A$3:.$AMJ$3];[.W$4];[.$A60:.$AMJ60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C$4];[.$A60:.$AMJ60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I$4];[.$A60:.$AMJ60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O$4];[.$A60:.$AMJ60])" office:value-type="float" office:value="0" calcext:value-type="float">
            <text:p>0</text:p>
          </table:table-cell>
          <table:table-cell table:style-name="Nr0" table:number-columns-repeated="5"/>
          <table:table-cell table:number-columns-repeated="219"/>
        </table:table-row>
        <table:table-row table:style-name="ro1">
          <table:table-cell table:number-columns-repeated="6"/>
          <table:table-cell table:style-name="ce44" table:formula="of:=SUMIF([.$A$3:.$AMJ$3];[.G$4];[.$A61:.$AMJ61])" office:value-type="float" office:value="0" calcext:value-type="float">
            <text:p>0</text:p>
          </table:table-cell>
          <table:table-cell/>
          <table:table-cell table:style-name="ce44" table:formula="of:=SUMIF([.$A$3:.$AMJ$3];[.I$4];[.$A61:.$AMJ61])" office:value-type="float" office:value="0" calcext:value-type="float">
            <text:p>0</text:p>
          </table:table-cell>
          <table:table-cell table:style-name="Nr0" table:number-columns-repeated="13"/>
          <table:table-cell table:style-name="ce44" table:formula="of:=SUMIF([.$A$3:.$AMJ$3];[.W$4];[.$A61:.$AMJ61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C$4];[.$A61:.$AMJ61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I$4];[.$A61:.$AMJ61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O$4];[.$A61:.$AMJ61])" office:value-type="float" office:value="0" calcext:value-type="float">
            <text:p>0</text:p>
          </table:table-cell>
          <table:table-cell table:style-name="Nr0" table:number-columns-repeated="5"/>
          <table:table-cell table:number-columns-repeated="219"/>
        </table:table-row>
        <table:table-row table:style-name="ro1">
          <table:table-cell table:number-columns-repeated="2"/>
          <table:table-cell office:value-type="string" calcext:value-type="string">
            <text:p>T2</text:p>
          </table:table-cell>
          <table:table-cell office:value-type="string" calcext:value-type="string">
            <text:p>E9</text:p>
          </table:table-cell>
          <table:table-cell/>
          <table:table-cell table:style-name="ce41" office:value-type="string" calcext:value-type="string">
            <text:p>Sundry</text:p>
          </table:table-cell>
          <table:table-cell table:style-name="aTot2" table:formula="of:=SUMIF([.$C$1:.$C$1048576];[.$D62];[.G$1:.G$1048576])" office:value-type="float" office:value="0" calcext:value-type="float">
            <text:p>0</text:p>
          </table:table-cell>
          <table:table-cell/>
          <table:table-cell table:style-name="aTot2" table:formula="of:=SUMIF([.$C$1:.$C$1048576];[.$D62];[.I$1:.I$1048576])" office:value-type="float" office:value="0" calcext:value-type="float">
            <text:p>0</text:p>
          </table:table-cell>
          <table:table-cell table:style-name="aTot2" table:formula="of:=SUMIF([.$C$1:.$C$1048576];[.$D62];[.J$1:.J$1048576])" office:value-type="float" office:value="0" calcext:value-type="float">
            <text:p>0</text:p>
          </table:table-cell>
          <table:table-cell table:style-name="aTot2" table:formula="of:=SUMIF([.$C$1:.$C$1048576];[.$D62];[.K$1:.K$1048576])" office:value-type="float" office:value="0" calcext:value-type="float">
            <text:p>0</text:p>
          </table:table-cell>
          <table:table-cell table:style-name="aTot2" table:formula="of:=SUMIF([.$C$1:.$C$1048576];[.$D62];[.L$1:.L$1048576])" office:value-type="float" office:value="0" calcext:value-type="float">
            <text:p>0</text:p>
          </table:table-cell>
          <table:table-cell table:style-name="aTot2" table:formula="of:=SUMIF([.$C$1:.$C$1048576];[.$D62];[.M$1:.M$1048576])" office:value-type="float" office:value="0" calcext:value-type="float">
            <text:p>0</text:p>
          </table:table-cell>
          <table:table-cell table:style-name="aTot2" table:formula="of:=SUMIF([.$C$1:.$C$1048576];[.$D62];[.N$1:.N$1048576])" office:value-type="float" office:value="0" calcext:value-type="float">
            <text:p>0</text:p>
          </table:table-cell>
          <table:table-cell table:style-name="aTot2" table:formula="of:=SUMIF([.$C$1:.$C$1048576];[.$D62];[.O$1:.O$1048576])" office:value-type="float" office:value="0" calcext:value-type="float">
            <text:p>0</text:p>
          </table:table-cell>
          <table:table-cell table:style-name="aTot2" table:formula="of:=SUMIF([.$C$1:.$C$1048576];[.$D62];[.P$1:.P$1048576])" office:value-type="float" office:value="0" calcext:value-type="float">
            <text:p>0</text:p>
          </table:table-cell>
          <table:table-cell table:style-name="aTot2" table:formula="of:=SUMIF([.$C$1:.$C$1048576];[.$D62];[.Q$1:.Q$1048576])" office:value-type="float" office:value="0" calcext:value-type="float">
            <text:p>0</text:p>
          </table:table-cell>
          <table:table-cell table:style-name="aTot2" table:formula="of:=SUMIF([.$C$1:.$C$1048576];[.$D62];[.R$1:.R$1048576])" office:value-type="float" office:value="0" calcext:value-type="float">
            <text:p>0</text:p>
          </table:table-cell>
          <table:table-cell table:style-name="aTot2" table:formula="of:=SUMIF([.$C$1:.$C$1048576];[.$D62];[.S$1:.S$1048576])" office:value-type="float" office:value="0" calcext:value-type="float">
            <text:p>0</text:p>
          </table:table-cell>
          <table:table-cell table:style-name="aTot2" table:formula="of:=SUMIF([.$C$1:.$C$1048576];[.$D62];[.T$1:.T$1048576])" office:value-type="float" office:value="0" calcext:value-type="float">
            <text:p>0</text:p>
          </table:table-cell>
          <table:table-cell table:style-name="aTot2" table:formula="of:=SUMIF([.$C$1:.$C$1048576];[.$D62];[.U$1:.U$1048576])" office:value-type="float" office:value="0" calcext:value-type="float">
            <text:p>0</text:p>
          </table:table-cell>
          <table:table-cell table:style-name="Nr0"/>
          <table:table-cell table:style-name="aTot2" table:formula="of:=SUMIF([.$C$1:.$C$1048576];[.$D62];[.W$1:.W$1048576])" office:value-type="float" office:value="0" calcext:value-type="float">
            <text:p>0</text:p>
          </table:table-cell>
          <table:table-cell table:style-name="aTot2" table:formula="of:=SUMIF([.$C$1:.$C$1048576];[.$D62];[.X$1:.X$1048576])" office:value-type="float" office:value="0" calcext:value-type="float">
            <text:p>0</text:p>
          </table:table-cell>
          <table:table-cell table:style-name="aTot2" table:formula="of:=SUMIF([.$C$1:.$C$1048576];[.$D62];[.Y$1:.Y$1048576])" office:value-type="float" office:value="0" calcext:value-type="float">
            <text:p>0</text:p>
          </table:table-cell>
          <table:table-cell table:style-name="aTot2" table:formula="of:=SUMIF([.$C$1:.$C$1048576];[.$D62];[.Z$1:.Z$1048576])" office:value-type="float" office:value="0" calcext:value-type="float">
            <text:p>0</text:p>
          </table:table-cell>
          <table:table-cell table:style-name="aTot2" table:formula="of:=SUMIF([.$C$1:.$C$1048576];[.$D62];[.AA$1:.AA$1048576])" office:value-type="float" office:value="0" calcext:value-type="float">
            <text:p>0</text:p>
          </table:table-cell>
          <table:table-cell table:style-name="Nr0"/>
          <table:table-cell table:style-name="aTot2" table:formula="of:=SUMIF([.$C$1:.$C$1048576];[.$D62];[.AC$1:.AC$1048576])" office:value-type="float" office:value="0" calcext:value-type="float">
            <text:p>0</text:p>
          </table:table-cell>
          <table:table-cell table:style-name="aTot2" table:formula="of:=SUMIF([.$C$1:.$C$1048576];[.$D62];[.AD$1:.AD$1048576])" office:value-type="float" office:value="0" calcext:value-type="float">
            <text:p>0</text:p>
          </table:table-cell>
          <table:table-cell table:style-name="aTot2" table:formula="of:=SUMIF([.$C$1:.$C$1048576];[.$D62];[.AE$1:.AE$1048576])" office:value-type="float" office:value="0" calcext:value-type="float">
            <text:p>0</text:p>
          </table:table-cell>
          <table:table-cell table:style-name="aTot2" table:formula="of:=SUMIF([.$C$1:.$C$1048576];[.$D62];[.AF$1:.AF$1048576])" office:value-type="float" office:value="0" calcext:value-type="float">
            <text:p>0</text:p>
          </table:table-cell>
          <table:table-cell table:style-name="aTot2" table:formula="of:=SUMIF([.$C$1:.$C$1048576];[.$D62];[.AG$1:.AG$1048576])" office:value-type="float" office:value="0" calcext:value-type="float">
            <text:p>0</text:p>
          </table:table-cell>
          <table:table-cell table:style-name="Nr0"/>
          <table:table-cell table:style-name="aTot2" table:formula="of:=SUMIF([.$C$1:.$C$1048576];[.$D62];[.AI$1:.AI$1048576])" office:value-type="float" office:value="0" calcext:value-type="float">
            <text:p>0</text:p>
          </table:table-cell>
          <table:table-cell table:style-name="aTot2" table:formula="of:=SUMIF([.$C$1:.$C$1048576];[.$D62];[.AJ$1:.AJ$1048576])" office:value-type="float" office:value="0" calcext:value-type="float">
            <text:p>0</text:p>
          </table:table-cell>
          <table:table-cell table:style-name="aTot2" table:formula="of:=SUMIF([.$C$1:.$C$1048576];[.$D62];[.AK$1:.AK$1048576])" office:value-type="float" office:value="0" calcext:value-type="float">
            <text:p>0</text:p>
          </table:table-cell>
          <table:table-cell table:style-name="aTot2" table:formula="of:=SUMIF([.$C$1:.$C$1048576];[.$D62];[.AL$1:.AL$1048576])" office:value-type="float" office:value="0" calcext:value-type="float">
            <text:p>0</text:p>
          </table:table-cell>
          <table:table-cell table:style-name="aTot2" table:formula="of:=SUMIF([.$C$1:.$C$1048576];[.$D62];[.AM$1:.AM$1048576])" office:value-type="float" office:value="0" calcext:value-type="float">
            <text:p>0</text:p>
          </table:table-cell>
          <table:table-cell table:style-name="Nr0"/>
          <table:table-cell table:style-name="aTot2" table:formula="of:=SUMIF([.$C$1:.$C$1048576];[.$D62];[.AO$1:.AO$1048576])" office:value-type="float" office:value="0" calcext:value-type="float">
            <text:p>0</text:p>
          </table:table-cell>
          <table:table-cell table:style-name="aTot2" table:formula="of:=SUMIF([.$C$1:.$C$1048576];[.$D62];[.AP$1:.AP$1048576])" office:value-type="float" office:value="0" calcext:value-type="float">
            <text:p>0</text:p>
          </table:table-cell>
          <table:table-cell table:style-name="aTot2" table:formula="of:=SUMIF([.$C$1:.$C$1048576];[.$D62];[.AQ$1:.AQ$1048576])" office:value-type="float" office:value="0" calcext:value-type="float">
            <text:p>0</text:p>
          </table:table-cell>
          <table:table-cell table:style-name="aTot2" table:formula="of:=SUMIF([.$C$1:.$C$1048576];[.$D62];[.AR$1:.AR$1048576])" office:value-type="float" office:value="0" calcext:value-type="float">
            <text:p>0</text:p>
          </table:table-cell>
          <table:table-cell table:style-name="aTot2" table:formula="of:=SUMIF([.$C$1:.$C$1048576];[.$D62];[.AS$1:.AS$1048576])" office:value-type="float" office:value="0" calcext:value-type="float">
            <text:p>0</text:p>
          </table:table-cell>
          <table:table-cell table:style-name="Nr0"/>
          <table:table-cell table:number-columns-repeated="219"/>
        </table:table-row>
        <table:table-row table:style-name="ro1">
          <table:table-cell table:number-columns-repeated="2"/>
          <table:table-cell office:value-type="string" calcext:value-type="string">
            <text:p>E9</text:p>
          </table:table-cell>
          <table:table-cell table:number-columns-repeated="3"/>
          <table:table-cell table:style-name="ce44" table:formula="of:=SUMIF([.$A$3:.$AMJ$3];[.G$4];[.$A63:.$AMJ63])" office:value-type="float" office:value="0" calcext:value-type="float">
            <text:p>0</text:p>
          </table:table-cell>
          <table:table-cell/>
          <table:table-cell table:style-name="ce44" table:formula="of:=SUMIF([.$A$3:.$AMJ$3];[.I$4];[.$A63:.$AMJ63])" office:value-type="float" office:value="0" calcext:value-type="float">
            <text:p>0</text:p>
          </table:table-cell>
          <table:table-cell table:style-name="Nr0" table:number-columns-repeated="13"/>
          <table:table-cell table:style-name="ce44" table:formula="of:=SUMIF([.$A$3:.$AMJ$3];[.W$4];[.$A63:.$AMJ63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C$4];[.$A63:.$AMJ63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I$4];[.$A63:.$AMJ63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O$4];[.$A63:.$AMJ63])" office:value-type="float" office:value="0" calcext:value-type="float">
            <text:p>0</text:p>
          </table:table-cell>
          <table:table-cell table:style-name="Nr0" table:number-columns-repeated="5"/>
          <table:table-cell table:number-columns-repeated="219"/>
        </table:table-row>
        <table:table-row table:style-name="ro1">
          <table:table-cell table:number-columns-repeated="6"/>
          <table:table-cell table:style-name="ce44" table:formula="of:=SUMIF([.$A$3:.$AMJ$3];[.G$4];[.$A64:.$AMJ64])" office:value-type="float" office:value="0" calcext:value-type="float">
            <text:p>0</text:p>
          </table:table-cell>
          <table:table-cell/>
          <table:table-cell table:style-name="ce44" table:formula="of:=SUMIF([.$A$3:.$AMJ$3];[.I$4];[.$A64:.$AMJ64])" office:value-type="float" office:value="0" calcext:value-type="float">
            <text:p>0</text:p>
          </table:table-cell>
          <table:table-cell table:style-name="Nr0" table:number-columns-repeated="13"/>
          <table:table-cell table:style-name="ce44" table:formula="of:=SUMIF([.$A$3:.$AMJ$3];[.W$4];[.$A64:.$AMJ64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C$4];[.$A64:.$AMJ64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I$4];[.$A64:.$AMJ64])" office:value-type="float" office:value="0" calcext:value-type="float">
            <text:p>0</text:p>
          </table:table-cell>
          <table:table-cell table:style-name="Nr0" table:number-columns-repeated="5"/>
          <table:table-cell table:style-name="ce44" table:formula="of:=SUMIF([.$A$3:.$AMJ$3];[.AO$4];[.$A64:.$AMJ64])" office:value-type="float" office:value="0" calcext:value-type="float">
            <text:p>0</text:p>
          </table:table-cell>
          <table:table-cell table:style-name="Nr0" table:number-columns-repeated="5"/>
          <table:table-cell table:number-columns-repeated="219"/>
        </table:table-row>
        <table:table-row table:style-name="ro1">
          <table:table-cell table:number-columns-repeated="5"/>
          <table:table-cell office:value-type="string" calcext:value-type="string">
            <text:p>***EOL***</text:p>
          </table:table-cell>
          <table:table-cell table:number-columns-repeated="2"/>
          <table:table-cell table:style-name="Nr0" table:number-columns-repeated="38"/>
          <table:table-cell table:number-columns-repeated="219"/>
        </table:table-row>
        <table:table-row table:style-name="ro1">
          <table:table-cell table:number-columns-repeated="9"/>
          <table:table-cell table:style-name="ce47" table:number-columns-repeated="24"/>
          <table:table-cell/>
          <table:table-cell table:style-name="ce47" table:number-columns-repeated="5"/>
          <table:table-cell/>
          <table:table-cell table:style-name="ce47" table:number-columns-repeated="5"/>
          <table:table-cell table:number-columns-repeated="220"/>
        </table:table-row>
        <table:table-row table:style-name="ro1" table:visibility="collapse">
          <table:table-cell table:number-columns-repeated="5"/>
          <table:table-cell office:value-type="string" calcext:value-type="string">
            <text:p>Cum</text:p>
          </table:table-cell>
          <table:table-cell table:number-columns-repeated="3"/>
          <table:table-cell table:style-name="ce47" table:formula="of:=[.J68]+[.J69]" office:value-type="float" office:value="11234" calcext:value-type="float">
            <text:p>11,234</text:p>
          </table:table-cell>
          <table:table-cell table:style-name="ce47" table:formula="of:=[.K68]+[.K69]" office:value-type="float" office:value="11244" calcext:value-type="float">
            <text:p>11,244</text:p>
          </table:table-cell>
          <table:table-cell table:style-name="ce47" table:formula="of:=[.L68]+[.L69]" office:value-type="float" office:value="11344" calcext:value-type="float">
            <text:p>11,344</text:p>
          </table:table-cell>
          <table:table-cell table:style-name="ce47" table:formula="of:=[.M68]+[.M69]" office:value-type="float" office:value="12344" calcext:value-type="float">
            <text:p>12,344</text:p>
          </table:table-cell>
          <table:table-cell table:style-name="ce47" table:number-columns-repeated="4"/>
          <table:table-cell table:style-name="ce47" table:formula="of:=[.R68]+[.R69]" office:value-type="float" office:value="12444" calcext:value-type="float">
            <text:p>12,444</text:p>
          </table:table-cell>
          <table:table-cell table:style-name="ce47" table:formula="of:=[.S68]+[.S69]" office:value-type="float" office:value="13444" calcext:value-type="float">
            <text:p>13,444</text:p>
          </table:table-cell>
          <table:table-cell table:style-name="ce47" table:formula="of:=[.T68]+[.T69]" office:value-type="float" office:value="23444" calcext:value-type="float">
            <text:p>23,444</text:p>
          </table:table-cell>
          <table:table-cell table:style-name="ce47" table:formula="of:=[.U68]+[.U69]" office:value-type="float" office:value="123444" calcext:value-type="float">
            <text:p>123,444</text:p>
          </table:table-cell>
          <table:table-cell table:style-name="ce47"/>
          <table:table-cell table:style-name="ce47" table:formula="of:=[.W68]+[.W69]" office:value-type="float" office:value="0" calcext:value-type="float">
            <text:p>0</text:p>
          </table:table-cell>
          <table:table-cell table:style-name="ce47" table:formula="of:=[.X68]+[.X69]" office:value-type="float" office:value="0" calcext:value-type="float">
            <text:p>0</text:p>
          </table:table-cell>
          <table:table-cell table:style-name="ce47" table:formula="of:=[.Y68]+[.Y69]" office:value-type="float" office:value="0" calcext:value-type="float">
            <text:p>0</text:p>
          </table:table-cell>
          <table:table-cell table:style-name="ce47" table:formula="of:=[.Z68]+[.Z69]" office:value-type="float" office:value="0" calcext:value-type="float">
            <text:p>0</text:p>
          </table:table-cell>
          <table:table-cell table:style-name="ce47" table:formula="of:=[.AA68]+[.AA69]" office:value-type="float" office:value="0" calcext:value-type="float">
            <text:p>0</text:p>
          </table:table-cell>
          <table:table-cell table:style-name="ce47"/>
          <table:table-cell table:style-name="ce47" table:formula="of:=[.AC68]+[.AC69]" office:value-type="float" office:value="0" calcext:value-type="float">
            <text:p>0</text:p>
          </table:table-cell>
          <table:table-cell table:style-name="ce47" table:formula="of:=[.AD68]+[.AD69]" office:value-type="float" office:value="0" calcext:value-type="float">
            <text:p>0</text:p>
          </table:table-cell>
          <table:table-cell table:style-name="ce47" table:formula="of:=[.AE68]+[.AE69]" office:value-type="float" office:value="0" calcext:value-type="float">
            <text:p>0</text:p>
          </table:table-cell>
          <table:table-cell table:style-name="ce47" table:formula="of:=[.AF68]+[.AF69]" office:value-type="float" office:value="0" calcext:value-type="float">
            <text:p>0</text:p>
          </table:table-cell>
          <table:table-cell table:style-name="ce47" table:formula="of:=[.AG68]+[.AG69]" office:value-type="float" office:value="0" calcext:value-type="float">
            <text:p>0</text:p>
          </table:table-cell>
          <table:table-cell/>
          <table:table-cell table:style-name="ce47" table:formula="of:=[.AI68]+[.AI69]" office:value-type="float" office:value="0" calcext:value-type="float">
            <text:p>0</text:p>
          </table:table-cell>
          <table:table-cell table:style-name="ce47" table:formula="of:=[.AJ68]+[.AJ69]" office:value-type="float" office:value="0" calcext:value-type="float">
            <text:p>0</text:p>
          </table:table-cell>
          <table:table-cell table:style-name="ce47" table:formula="of:=[.AK68]+[.AK69]" office:value-type="float" office:value="0" calcext:value-type="float">
            <text:p>0</text:p>
          </table:table-cell>
          <table:table-cell table:style-name="ce47" table:formula="of:=[.AL68]+[.AL69]" office:value-type="float" office:value="0" calcext:value-type="float">
            <text:p>0</text:p>
          </table:table-cell>
          <table:table-cell table:style-name="ce47" table:formula="of:=[.AM68]+[.AM69]" office:value-type="float" office:value="0" calcext:value-type="float">
            <text:p>0</text:p>
          </table:table-cell>
          <table:table-cell/>
          <table:table-cell table:style-name="ce47" table:formula="of:=[.AO68]+[.AO69]" office:value-type="float" office:value="0" calcext:value-type="float">
            <text:p>0</text:p>
          </table:table-cell>
          <table:table-cell table:style-name="ce47" table:formula="of:=[.AP68]+[.AP69]" office:value-type="float" office:value="0" calcext:value-type="float">
            <text:p>0</text:p>
          </table:table-cell>
          <table:table-cell table:style-name="ce47" table:formula="of:=[.AQ68]+[.AQ69]" office:value-type="float" office:value="0" calcext:value-type="float">
            <text:p>0</text:p>
          </table:table-cell>
          <table:table-cell table:style-name="ce47" table:formula="of:=[.AR68]+[.AR69]" office:value-type="float" office:value="0" calcext:value-type="float">
            <text:p>0</text:p>
          </table:table-cell>
          <table:table-cell table:style-name="ce47" table:formula="of:=[.AS68]+[.AS69]" office:value-type="float" office:value="0" calcext:value-type="float">
            <text:p>0</text:p>
          </table:table-cell>
          <table:table-cell table:number-columns-repeated="220"/>
        </table:table-row>
        <table:table-row table:style-name="ro1" table:visibility="collapse">
          <table:table-cell table:number-columns-repeated="5"/>
          <table:table-cell office:value-type="string" calcext:value-type="string">
            <text:p>Cum Income</text:p>
          </table:table-cell>
          <table:table-cell table:number-columns-repeated="3"/>
          <table:table-cell table:style-name="ce47" table:formula="of:=[.J7]" office:value-type="float" office:value="11234" calcext:value-type="float">
            <text:p>11,234</text:p>
          </table:table-cell>
          <table:table-cell table:style-name="ce47" table:formula="of:=[.K7]+[.J68]" office:value-type="float" office:value="11244" calcext:value-type="float">
            <text:p>11,244</text:p>
          </table:table-cell>
          <table:table-cell table:style-name="ce47" table:formula="of:=[.L7]+[.K68]" office:value-type="float" office:value="11344" calcext:value-type="float">
            <text:p>11,344</text:p>
          </table:table-cell>
          <table:table-cell table:style-name="ce47" table:formula="of:=[.M7]+[.L68]" office:value-type="float" office:value="12344" calcext:value-type="float">
            <text:p>12,344</text:p>
          </table:table-cell>
          <table:table-cell table:style-name="ce47" table:number-columns-repeated="4"/>
          <table:table-cell table:style-name="ce47" table:formula="of:=[.R7]+[.M68]" office:value-type="float" office:value="12444" calcext:value-type="float">
            <text:p>12,444</text:p>
          </table:table-cell>
          <table:table-cell table:style-name="ce47" table:formula="of:=[.S7]+[.R68]" office:value-type="float" office:value="13444" calcext:value-type="float">
            <text:p>13,444</text:p>
          </table:table-cell>
          <table:table-cell table:style-name="ce47" table:formula="of:=[.T7]+[.S68]" office:value-type="float" office:value="23444" calcext:value-type="float">
            <text:p>23,444</text:p>
          </table:table-cell>
          <table:table-cell table:style-name="ce47" table:formula="of:=[.U7]+[.T68]" office:value-type="float" office:value="123444" calcext:value-type="float">
            <text:p>123,444</text:p>
          </table:table-cell>
          <table:table-cell/>
          <table:table-cell table:style-name="ce47" table:formula="of:=[.W7]" office:value-type="float" office:value="0" calcext:value-type="float">
            <text:p>0</text:p>
          </table:table-cell>
          <table:table-cell table:style-name="ce47" table:formula="of:=[.X7]+[.W68]" office:value-type="float" office:value="0" calcext:value-type="float">
            <text:p>0</text:p>
          </table:table-cell>
          <table:table-cell table:style-name="ce47" table:formula="of:=[.Y7]+[.X68]" office:value-type="float" office:value="0" calcext:value-type="float">
            <text:p>0</text:p>
          </table:table-cell>
          <table:table-cell table:style-name="ce47" table:formula="of:=[.Z7]+[.Y68]" office:value-type="float" office:value="0" calcext:value-type="float">
            <text:p>0</text:p>
          </table:table-cell>
          <table:table-cell table:style-name="ce47" table:formula="of:=[.AA7]+[.Z68]" office:value-type="float" office:value="0" calcext:value-type="float">
            <text:p>0</text:p>
          </table:table-cell>
          <table:table-cell/>
          <table:table-cell table:style-name="ce47" table:formula="of:=[.AC7]" office:value-type="float" office:value="0" calcext:value-type="float">
            <text:p>0</text:p>
          </table:table-cell>
          <table:table-cell table:style-name="ce47" table:formula="of:=[.AD7]+[.AC68]" office:value-type="float" office:value="0" calcext:value-type="float">
            <text:p>0</text:p>
          </table:table-cell>
          <table:table-cell table:style-name="ce47" table:formula="of:=[.AE7]+[.AD68]" office:value-type="float" office:value="0" calcext:value-type="float">
            <text:p>0</text:p>
          </table:table-cell>
          <table:table-cell table:style-name="ce47" table:formula="of:=[.AF7]+[.AE68]" office:value-type="float" office:value="0" calcext:value-type="float">
            <text:p>0</text:p>
          </table:table-cell>
          <table:table-cell table:style-name="ce47" table:formula="of:=[.AG7]+[.AF68]" office:value-type="float" office:value="0" calcext:value-type="float">
            <text:p>0</text:p>
          </table:table-cell>
          <table:table-cell/>
          <table:table-cell table:style-name="ce47" table:formula="of:=[.AI7]" office:value-type="float" office:value="0" calcext:value-type="float">
            <text:p>0</text:p>
          </table:table-cell>
          <table:table-cell table:style-name="ce47" table:formula="of:=[.AJ7]+[.AI68]" office:value-type="float" office:value="0" calcext:value-type="float">
            <text:p>0</text:p>
          </table:table-cell>
          <table:table-cell table:style-name="ce47" table:formula="of:=[.AK7]+[.AJ68]" office:value-type="float" office:value="0" calcext:value-type="float">
            <text:p>0</text:p>
          </table:table-cell>
          <table:table-cell table:style-name="ce47" table:formula="of:=[.AL7]+[.AK68]" office:value-type="float" office:value="0" calcext:value-type="float">
            <text:p>0</text:p>
          </table:table-cell>
          <table:table-cell table:style-name="ce47" table:formula="of:=[.AM7]+[.AL68]" office:value-type="float" office:value="0" calcext:value-type="float">
            <text:p>0</text:p>
          </table:table-cell>
          <table:table-cell/>
          <table:table-cell table:style-name="ce47" table:formula="of:=[.AO7]" office:value-type="float" office:value="0" calcext:value-type="float">
            <text:p>0</text:p>
          </table:table-cell>
          <table:table-cell table:style-name="ce47" table:formula="of:=[.AP7]+[.AO68]" office:value-type="float" office:value="0" calcext:value-type="float">
            <text:p>0</text:p>
          </table:table-cell>
          <table:table-cell table:style-name="ce47" table:formula="of:=[.AQ7]+[.AP68]" office:value-type="float" office:value="0" calcext:value-type="float">
            <text:p>0</text:p>
          </table:table-cell>
          <table:table-cell table:style-name="ce47" table:formula="of:=[.AR7]+[.AQ68]" office:value-type="float" office:value="0" calcext:value-type="float">
            <text:p>0</text:p>
          </table:table-cell>
          <table:table-cell table:style-name="ce47" table:formula="of:=[.AS7]+[.AR68]" office:value-type="float" office:value="0" calcext:value-type="float">
            <text:p>0</text:p>
          </table:table-cell>
          <table:table-cell table:number-columns-repeated="220"/>
        </table:table-row>
        <table:table-row table:style-name="ro1" table:visibility="collapse">
          <table:table-cell table:number-columns-repeated="5"/>
          <table:table-cell office:value-type="string" calcext:value-type="string">
            <text:p>Cum Expenses</text:p>
          </table:table-cell>
          <table:table-cell table:number-columns-repeated="3"/>
          <table:table-cell table:style-name="ce47" table:formula="of:=[.J32]" office:value-type="float" office:value="-0" calcext:value-type="float">
            <text:p>0</text:p>
          </table:table-cell>
          <table:table-cell table:style-name="ce47" table:formula="of:=[.K32]+[.J69]" office:value-type="float" office:value="-0" calcext:value-type="float">
            <text:p>0</text:p>
          </table:table-cell>
          <table:table-cell table:style-name="ce47" table:formula="of:=[.L32]+[.K69]" office:value-type="float" office:value="-0" calcext:value-type="float">
            <text:p>0</text:p>
          </table:table-cell>
          <table:table-cell table:style-name="ce47" table:formula="of:=[.M32]+[.L69]" office:value-type="float" office:value="-0" calcext:value-type="float">
            <text:p>0</text:p>
          </table:table-cell>
          <table:table-cell table:style-name="ce47" table:number-columns-repeated="4"/>
          <table:table-cell table:style-name="ce47" table:formula="of:=[.R32]+[.M69]" office:value-type="float" office:value="-0" calcext:value-type="float">
            <text:p>0</text:p>
          </table:table-cell>
          <table:table-cell table:style-name="ce47" table:formula="of:=[.S32]+[.R69]" office:value-type="float" office:value="-0" calcext:value-type="float">
            <text:p>0</text:p>
          </table:table-cell>
          <table:table-cell table:style-name="ce47" table:formula="of:=[.T32]+[.S69]" office:value-type="float" office:value="-0" calcext:value-type="float">
            <text:p>0</text:p>
          </table:table-cell>
          <table:table-cell table:style-name="ce47" table:formula="of:=[.U32]+[.T69]" office:value-type="float" office:value="-0" calcext:value-type="float">
            <text:p>0</text:p>
          </table:table-cell>
          <table:table-cell/>
          <table:table-cell table:style-name="ce47" table:formula="of:=[.W32]" office:value-type="float" office:value="-0" calcext:value-type="float">
            <text:p>0</text:p>
          </table:table-cell>
          <table:table-cell table:style-name="ce47" table:formula="of:=[.X32]+[.W69]" office:value-type="float" office:value="-0" calcext:value-type="float">
            <text:p>0</text:p>
          </table:table-cell>
          <table:table-cell table:style-name="ce47" table:formula="of:=[.Y32]+[.X69]" office:value-type="float" office:value="-0" calcext:value-type="float">
            <text:p>0</text:p>
          </table:table-cell>
          <table:table-cell table:style-name="ce47" table:formula="of:=[.Z32]+[.Y69]" office:value-type="float" office:value="-0" calcext:value-type="float">
            <text:p>0</text:p>
          </table:table-cell>
          <table:table-cell table:style-name="ce47" table:formula="of:=[.AA32]+[.Z69]" office:value-type="float" office:value="-0" calcext:value-type="float">
            <text:p>0</text:p>
          </table:table-cell>
          <table:table-cell/>
          <table:table-cell table:style-name="ce47" table:formula="of:=[.AC32]" office:value-type="float" office:value="-0" calcext:value-type="float">
            <text:p>0</text:p>
          </table:table-cell>
          <table:table-cell table:style-name="ce47" table:formula="of:=[.AD32]+[.AC69]" office:value-type="float" office:value="-0" calcext:value-type="float">
            <text:p>0</text:p>
          </table:table-cell>
          <table:table-cell table:style-name="ce47" table:formula="of:=[.AE32]+[.AD69]" office:value-type="float" office:value="-0" calcext:value-type="float">
            <text:p>0</text:p>
          </table:table-cell>
          <table:table-cell table:style-name="ce47" table:formula="of:=[.AF32]+[.AE69]" office:value-type="float" office:value="-0" calcext:value-type="float">
            <text:p>0</text:p>
          </table:table-cell>
          <table:table-cell table:style-name="ce47" table:formula="of:=[.AG32]+[.AF69]" office:value-type="float" office:value="-0" calcext:value-type="float">
            <text:p>0</text:p>
          </table:table-cell>
          <table:table-cell/>
          <table:table-cell table:style-name="ce47" table:formula="of:=[.AI32]" office:value-type="float" office:value="-0" calcext:value-type="float">
            <text:p>0</text:p>
          </table:table-cell>
          <table:table-cell table:style-name="ce47" table:formula="of:=[.AJ32]+[.AI69]" office:value-type="float" office:value="-0" calcext:value-type="float">
            <text:p>0</text:p>
          </table:table-cell>
          <table:table-cell table:style-name="ce47" table:formula="of:=[.AK32]+[.AJ69]" office:value-type="float" office:value="-0" calcext:value-type="float">
            <text:p>0</text:p>
          </table:table-cell>
          <table:table-cell table:style-name="ce47" table:formula="of:=[.AL32]+[.AK69]" office:value-type="float" office:value="-0" calcext:value-type="float">
            <text:p>0</text:p>
          </table:table-cell>
          <table:table-cell table:style-name="ce47" table:formula="of:=[.AM32]+[.AL69]" office:value-type="float" office:value="-0" calcext:value-type="float">
            <text:p>0</text:p>
          </table:table-cell>
          <table:table-cell/>
          <table:table-cell table:style-name="ce47" table:formula="of:=[.AO32]" office:value-type="float" office:value="-0" calcext:value-type="float">
            <text:p>0</text:p>
          </table:table-cell>
          <table:table-cell table:style-name="ce47" table:formula="of:=[.AP32]+[.AO69]" office:value-type="float" office:value="-0" calcext:value-type="float">
            <text:p>0</text:p>
          </table:table-cell>
          <table:table-cell table:style-name="ce47" table:formula="of:=[.AQ32]+[.AP69]" office:value-type="float" office:value="-0" calcext:value-type="float">
            <text:p>0</text:p>
          </table:table-cell>
          <table:table-cell table:style-name="ce47" table:formula="of:=[.AR32]+[.AQ69]" office:value-type="float" office:value="-0" calcext:value-type="float">
            <text:p>0</text:p>
          </table:table-cell>
          <table:table-cell table:style-name="ce47" table:formula="of:=[.AS32]+[.AR69]" office:value-type="float" office:value="-0" calcext:value-type="float">
            <text:p>0</text:p>
          </table:table-cell>
          <table:table-cell table:number-columns-repeated="220"/>
        </table:table-row>
        <table:table-row table:style-name="ro1" table:visibility="collapse">
          <table:table-cell table:number-columns-repeated="5"/>
          <table:table-cell office:value-type="string" calcext:value-type="string">
            <text:p>Surplus %</text:p>
          </table:table-cell>
          <table:table-cell table:number-columns-repeated="4"/>
          <table:table-cell table:style-name="Pct1" table:formula="of:=[.K6]/[.K7]" office:value-type="percentage" office:value="1" calcext:value-type="percentage">
            <text:p>100.0%</text:p>
          </table:table-cell>
          <table:table-cell table:style-name="Pct1" table:formula="of:=[.L6]/[.L7]" office:value-type="percentage" office:value="1" calcext:value-type="percentage">
            <text:p>100.0%</text:p>
          </table:table-cell>
          <table:table-cell table:style-name="Pct1" table:number-columns-repeated="8"/>
          <table:table-cell table:style-name="Pct1" table:formula="of:=[.U6]/[.U7]" office:value-type="percentage" office:value="1" calcext:value-type="percentage">
            <text:p>100.0%</text:p>
          </table:table-cell>
          <table:table-cell table:number-columns-repeated="2"/>
          <table:table-cell table:style-name="Pct1" table:formula="of:=[.X6]/[.X7]" office:value-type="string" office:string-value="" calcext:value-type="error">
            <text:p>#DIV/0!</text:p>
          </table:table-cell>
          <table:table-cell table:style-name="Pct1" table:formula="of:=[.Y6]/[.Y7]" office:value-type="string" office:string-value="" calcext:value-type="error">
            <text:p>#DIV/0!</text:p>
          </table:table-cell>
          <table:table-cell table:style-name="Pct1"/>
          <table:table-cell table:style-name="Pct1" table:formula="of:=[.AA6]/[.AA7]" office:value-type="string" office:string-value="" calcext:value-type="error">
            <text:p>#DIV/0!</text:p>
          </table:table-cell>
          <table:table-cell table:number-columns-repeated="2"/>
          <table:table-cell table:style-name="Pct1" table:formula="of:=[.AD6]/[.AD7]" office:value-type="string" office:string-value="" calcext:value-type="error">
            <text:p>#DIV/0!</text:p>
          </table:table-cell>
          <table:table-cell table:style-name="Pct1" table:formula="of:=[.AE6]/[.AE7]" office:value-type="string" office:string-value="" calcext:value-type="error">
            <text:p>#DIV/0!</text:p>
          </table:table-cell>
          <table:table-cell table:style-name="Pct1"/>
          <table:table-cell table:style-name="Pct1" table:formula="of:=[.AG6]/[.AG7]" office:value-type="string" office:string-value="" calcext:value-type="error">
            <text:p>#DIV/0!</text:p>
          </table:table-cell>
          <table:table-cell table:number-columns-repeated="2"/>
          <table:table-cell table:style-name="Pct1" table:formula="of:=[.AJ6]/[.AJ7]" office:value-type="string" office:string-value="" calcext:value-type="error">
            <text:p>#DIV/0!</text:p>
          </table:table-cell>
          <table:table-cell table:style-name="Pct1" table:formula="of:=[.AK6]/[.AK7]" office:value-type="string" office:string-value="" calcext:value-type="error">
            <text:p>#DIV/0!</text:p>
          </table:table-cell>
          <table:table-cell table:style-name="Pct1"/>
          <table:table-cell table:style-name="Pct1" table:formula="of:=[.AM6]/[.AM7]" office:value-type="string" office:string-value="" calcext:value-type="error">
            <text:p>#DIV/0!</text:p>
          </table:table-cell>
          <table:table-cell table:number-columns-repeated="2"/>
          <table:table-cell table:style-name="Pct1" table:formula="of:=[.AP6]/[.AP7]" office:value-type="string" office:string-value="" calcext:value-type="error">
            <text:p>#DIV/0!</text:p>
          </table:table-cell>
          <table:table-cell table:style-name="Pct1" table:formula="of:=[.AQ6]/[.AQ7]" office:value-type="string" office:string-value="" calcext:value-type="error">
            <text:p>#DIV/0!</text:p>
          </table:table-cell>
          <table:table-cell table:style-name="Pct1"/>
          <table:table-cell table:style-name="Pct1" table:formula="of:=[.AS6]/[.AS7]" office:value-type="string" office:string-value="" calcext:value-type="error">
            <text:p>#DIV/0!</text:p>
          </table:table-cell>
          <table:table-cell table:number-columns-repeated="220"/>
        </table:table-row>
        <table:table-row table:style-name="ro1" table:visibility="collapse">
          <table:table-cell table:number-columns-repeated="5"/>
          <table:table-cell office:value-type="string" calcext:value-type="string">
            <text:p>Net Income</text:p>
          </table:table-cell>
          <table:table-cell table:number-columns-repeated="5"/>
          <table:table-cell table:style-name="Pct1" table:formula="of:=ABS(([.L6]-[.K6])/[.K6])" office:value-type="percentage" office:value="9" calcext:value-type="percentage">
            <text:p>900.0%</text:p>
          </table:table-cell>
          <table:table-cell table:style-name="Pct1" table:number-columns-repeated="8"/>
          <table:table-cell table:style-name="Pct1" table:formula="of:=ABS(([.U6]-[.L6])/[.L6])" office:value-type="percentage" office:value="999" calcext:value-type="percentage">
            <text:p>99,900.0%</text:p>
          </table:table-cell>
          <table:table-cell table:number-columns-repeated="2"/>
          <table:table-cell table:style-name="Pct1"/>
          <table:table-cell table:style-name="Pct1" table:formula="of:=ABS(([.Y6]-[.X6])/[.X6])" office:value-type="string" office:string-value="" calcext:value-type="error">
            <text:p>#DIV/0!</text:p>
          </table:table-cell>
          <table:table-cell table:style-name="Pct1"/>
          <table:table-cell table:style-name="Pct1" table:formula="of:=ABS(([.AA6]-[.Y6])/[.Y6])" office:value-type="string" office:string-value="" calcext:value-type="error">
            <text:p>#DIV/0!</text:p>
          </table:table-cell>
          <table:table-cell table:number-columns-repeated="2"/>
          <table:table-cell table:style-name="Pct1"/>
          <table:table-cell table:style-name="Pct1" table:formula="of:=ABS(([.AE6]-[.AD6])/[.AD6])" office:value-type="string" office:string-value="" calcext:value-type="error">
            <text:p>#DIV/0!</text:p>
          </table:table-cell>
          <table:table-cell table:style-name="Pct1"/>
          <table:table-cell table:style-name="Pct1" table:formula="of:=ABS(([.AG6]-[.AE6])/[.AE6])" office:value-type="string" office:string-value="" calcext:value-type="error">
            <text:p>#DIV/0!</text:p>
          </table:table-cell>
          <table:table-cell table:number-columns-repeated="2"/>
          <table:table-cell table:style-name="Pct1"/>
          <table:table-cell table:style-name="Pct1" table:formula="of:=ABS(([.AK6]-[.AJ6])/[.AJ6])" office:value-type="string" office:string-value="" calcext:value-type="error">
            <text:p>#DIV/0!</text:p>
          </table:table-cell>
          <table:table-cell table:style-name="Pct1"/>
          <table:table-cell table:style-name="Pct1" table:formula="of:=ABS(([.AM6]-[.AK6])/[.AK6])" office:value-type="string" office:string-value="" calcext:value-type="error">
            <text:p>#DIV/0!</text:p>
          </table:table-cell>
          <table:table-cell table:number-columns-repeated="2"/>
          <table:table-cell table:style-name="Pct1"/>
          <table:table-cell table:style-name="Pct1" table:formula="of:=ABS(([.AQ6]-[.AP6])/[.AP6])" office:value-type="string" office:string-value="" calcext:value-type="error">
            <text:p>#DIV/0!</text:p>
          </table:table-cell>
          <table:table-cell table:style-name="Pct1"/>
          <table:table-cell table:style-name="Pct1" table:formula="of:=ABS(([.AS6]-[.AQ6])/[.AQ6])" office:value-type="string" office:string-value="" calcext:value-type="error">
            <text:p>#DIV/0!</text:p>
          </table:table-cell>
          <table:table-cell table:number-columns-repeated="220"/>
        </table:table-row>
        <table:table-row table:style-name="ro1" table:visibility="collapse">
          <table:table-cell table:number-columns-repeated="5"/>
          <table:table-cell office:value-type="string" calcext:value-type="string">
            <text:p>Income</text:p>
          </table:table-cell>
          <table:table-cell table:number-columns-repeated="5"/>
          <table:table-cell table:style-name="Pct1" table:formula="of:=([.L7]-[.K7])/[.K7]" office:value-type="percentage" office:value="9" calcext:value-type="percentage">
            <text:p>900.0%</text:p>
          </table:table-cell>
          <table:table-cell table:style-name="Pct1" table:number-columns-repeated="8"/>
          <table:table-cell table:style-name="Pct1" table:formula="of:=([.U7]-[.L7])/[.L7]" office:value-type="percentage" office:value="999" calcext:value-type="percentage">
            <text:p>99,900.0%</text:p>
          </table:table-cell>
          <table:table-cell table:number-columns-repeated="2"/>
          <table:table-cell table:style-name="Pct1"/>
          <table:table-cell table:style-name="Pct1" table:formula="of:=([.Y7]-[.X7])/[.X7]" office:value-type="string" office:string-value="" calcext:value-type="error">
            <text:p>#DIV/0!</text:p>
          </table:table-cell>
          <table:table-cell table:style-name="Pct1"/>
          <table:table-cell table:style-name="Pct1" table:formula="of:=([.AA7]-[.Y7])/[.Y7]" office:value-type="string" office:string-value="" calcext:value-type="error">
            <text:p>#DIV/0!</text:p>
          </table:table-cell>
          <table:table-cell table:number-columns-repeated="2"/>
          <table:table-cell table:style-name="Pct1"/>
          <table:table-cell table:style-name="Pct1" table:formula="of:=([.AE7]-[.AD7])/[.AD7]" office:value-type="string" office:string-value="" calcext:value-type="error">
            <text:p>#DIV/0!</text:p>
          </table:table-cell>
          <table:table-cell table:style-name="Pct1"/>
          <table:table-cell table:style-name="Pct1" table:formula="of:=([.AG7]-[.AE7])/[.AE7]" office:value-type="string" office:string-value="" calcext:value-type="error">
            <text:p>#DIV/0!</text:p>
          </table:table-cell>
          <table:table-cell table:number-columns-repeated="2"/>
          <table:table-cell table:style-name="Pct1"/>
          <table:table-cell table:style-name="Pct1" table:formula="of:=([.AK7]-[.AJ7])/[.AJ7]" office:value-type="string" office:string-value="" calcext:value-type="error">
            <text:p>#DIV/0!</text:p>
          </table:table-cell>
          <table:table-cell table:style-name="Pct1"/>
          <table:table-cell table:style-name="Pct1" table:formula="of:=([.AM7]-[.AK7])/[.AK7]" office:value-type="string" office:string-value="" calcext:value-type="error">
            <text:p>#DIV/0!</text:p>
          </table:table-cell>
          <table:table-cell table:number-columns-repeated="2"/>
          <table:table-cell table:style-name="Pct1"/>
          <table:table-cell table:style-name="Pct1" table:formula="of:=([.AQ7]-[.AP7])/[.AP7]" office:value-type="string" office:string-value="" calcext:value-type="error">
            <text:p>#DIV/0!</text:p>
          </table:table-cell>
          <table:table-cell table:style-name="Pct1"/>
          <table:table-cell table:style-name="Pct1" table:formula="of:=([.AS7]-[.AQ7])/[.AQ7]" office:value-type="string" office:string-value="" calcext:value-type="error">
            <text:p>#DIV/0!</text:p>
          </table:table-cell>
          <table:table-cell table:number-columns-repeated="220"/>
        </table:table-row>
        <table:table-row table:style-name="ro1" table:visibility="collapse">
          <table:table-cell table:number-columns-repeated="5"/>
          <table:table-cell office:value-type="string" calcext:value-type="string">
            <text:p>Expenses</text:p>
          </table:table-cell>
          <table:table-cell table:number-columns-repeated="5"/>
          <table:table-cell table:style-name="Pct1" table:formula="of:=([.L32]-[.K32])/[.K32]" office:value-type="string" office:string-value="" calcext:value-type="error">
            <text:p>#DIV/0!</text:p>
          </table:table-cell>
          <table:table-cell table:style-name="Pct1" table:number-columns-repeated="8"/>
          <table:table-cell table:style-name="Pct1" table:formula="of:=([.U32]-[.L32])/[.L32]" office:value-type="string" office:string-value="" calcext:value-type="error">
            <text:p>#DIV/0!</text:p>
          </table:table-cell>
          <table:table-cell table:number-columns-repeated="2"/>
          <table:table-cell table:style-name="Pct1"/>
          <table:table-cell table:style-name="Pct1" table:formula="of:=([.Y32]-[.X32])/[.X32]" office:value-type="string" office:string-value="" calcext:value-type="error">
            <text:p>#DIV/0!</text:p>
          </table:table-cell>
          <table:table-cell table:style-name="Pct1"/>
          <table:table-cell table:style-name="Pct1" table:formula="of:=([.AA32]-[.Y32])/[.Y32]" office:value-type="string" office:string-value="" calcext:value-type="error">
            <text:p>#DIV/0!</text:p>
          </table:table-cell>
          <table:table-cell table:number-columns-repeated="2"/>
          <table:table-cell table:style-name="Pct1"/>
          <table:table-cell table:style-name="Pct1" table:formula="of:=([.AE32]-[.AD32])/[.AD32]" office:value-type="string" office:string-value="" calcext:value-type="error">
            <text:p>#DIV/0!</text:p>
          </table:table-cell>
          <table:table-cell table:style-name="Pct1"/>
          <table:table-cell table:style-name="Pct1" table:formula="of:=([.AG32]-[.AE32])/[.AE32]" office:value-type="string" office:string-value="" calcext:value-type="error">
            <text:p>#DIV/0!</text:p>
          </table:table-cell>
          <table:table-cell table:number-columns-repeated="2"/>
          <table:table-cell table:style-name="Pct1"/>
          <table:table-cell table:style-name="Pct1" table:formula="of:=([.AK32]-[.AJ32])/[.AJ32]" office:value-type="string" office:string-value="" calcext:value-type="error">
            <text:p>#DIV/0!</text:p>
          </table:table-cell>
          <table:table-cell table:style-name="Pct1"/>
          <table:table-cell table:style-name="Pct1" table:formula="of:=([.AM32]-[.AK32])/[.AK32]" office:value-type="string" office:string-value="" calcext:value-type="error">
            <text:p>#DIV/0!</text:p>
          </table:table-cell>
          <table:table-cell table:number-columns-repeated="2"/>
          <table:table-cell table:style-name="Pct1"/>
          <table:table-cell table:style-name="Pct1" table:formula="of:=([.AQ32]-[.AP32])/[.AP32]" office:value-type="string" office:string-value="" calcext:value-type="error">
            <text:p>#DIV/0!</text:p>
          </table:table-cell>
          <table:table-cell table:style-name="Pct1"/>
          <table:table-cell table:style-name="Pct1" table:formula="of:=([.AS32]-[.AQ32])/[.AQ32]" office:value-type="string" office:string-value="" calcext:value-type="error">
            <text:p>#DIV/0!</text:p>
          </table:table-cell>
          <table:table-cell table:number-columns-repeated="220"/>
        </table:table-row>
        <table:table-row table:style-name="ro1" table:visibility="collapse">
          <table:table-cell table:number-columns-repeated="265"/>
        </table:table-row>
        <table:table-row table:style-name="ro1" table:number-rows-repeated="1048440">
          <table:table-cell table:number-columns-repeated="265"/>
        </table:table-row>
        <table:table-row table:style-name="ro2" table:number-rows-repeated="61">
          <table:table-cell table:number-columns-repeated="265"/>
        </table:table-row>
        <table:table-row table:style-name="ro2">
          <table:table-cell table:number-columns-repeated="265"/>
        </table:table-row>
      </table:table>
      <table:table table:name="Sheet1" table:style-name="ta1">
        <table:table-column table:style-name="co7" table:default-cell-style-name="Default"/>
        <table:table-row table:style-name="ro3">
          <table:table-cell/>
        </table:table-row>
      </table:table>
      <table:named-expressions>
        <table:named-range table:name="xRt1" table:base-cell-address="$Bud01.$S$5" table:cell-range-address="$Bud01.$I$5"/>
        <table:named-range table:name="xRt2" table:base-cell-address="$Bud01.$S$5" table:cell-range-address="$Bud01.$W$5"/>
        <table:named-range table:name="xRt3" table:base-cell-address="$Bud01.$Y$5" table:cell-range-address="$Bud01.$AC$5"/>
        <table:named-range table:name="xRt4" table:base-cell-address="$Bud01.$AE$5" table:cell-range-address="$Bud01.$AI$5"/>
        <table:named-range table:name="xRt5" table:base-cell-address="$Bud01.$AK$5" table:cell-range-address="$Bud01.$AO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day-of-week/>
      <number:text>, </number:text>
      <number:day/>
      <number:text> </number:text>
      <number:month number:style="long" number:textual="true"/>
      <number:text> </number:text>
      <number:year number:style="long"/>
    </number:date-style>
    <number:date-style style:name="N111">
      <number:day/>
      <number:month number:textual="true"/>
      <number:year/>
    </number:date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currency-style style:name="N10104P0" style:volatile="true" number:language="en" number:country="ZA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en" number:country="ZA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110P0" style:volatile="true" number:language="en" number:country="ZA">
      <number:number number:decimal-places="0" loext:min-decimal-places="0" number:min-integer-digits="1" number:grouping="true"/>
    </number:number-style>
    <number:number-style style:name="N10110" number:language="en" number:country="Z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ZA">
      <number:number number:decimal-places="2" loext:min-decimal-places="2" number:min-integer-digits="1" number:grouping="true"/>
    </number:number-style>
    <number:number-style style:name="N10111" number:language="en" number:country="Z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3P0" style:volatile="true" number:language="en" number:country="ZA">
      <number:number number:decimal-places="1" loext:min-decimal-places="1" number:min-integer-digits="1" number:grouping="true"/>
    </number:number-style>
    <number:number-style style:name="N10113" number:language="en" number:country="ZA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10113P0"/>
    </number:number-style>
    <number:number-style style:name="N10115P0" style:volatile="true" number:language="en" number:country="ZA">
      <number:number number:decimal-places="3" loext:min-decimal-places="3" number:min-integer-digits="1" number:grouping="true"/>
    </number:number-style>
    <number:number-style style:name="N10115" number:language="en" number:country="ZA">
      <style:text-properties fo:color="#ff0000"/>
      <number:text>-</number:text>
      <number:number number:decimal-places="3" loext:min-decimal-places="3" number:min-integer-digits="1" number:grouping="true"/>
      <style:map style:condition="value()&gt;=0" style:apply-style-name="N10115P0"/>
    </number:number-style>
    <number:number-style style:name="N10117P0" style:volatile="true" number:language="en" number:country="ZA">
      <number:number number:decimal-places="4" loext:min-decimal-places="4" number:min-integer-digits="1" number:grouping="true"/>
    </number:number-style>
    <number:number-style style:name="N10117" number:language="en" number:country="ZA">
      <style:text-properties fo:color="#ff0000"/>
      <number:text>-</number:text>
      <number:number number:decimal-places="4" loext:min-decimal-places="4" number:min-integer-digits="1" number:grouping="true"/>
      <style:map style:condition="value()&gt;=0" style:apply-style-name="N10117P0"/>
    </number:number-style>
    <number:number-style style:name="N10119P0" style:volatile="true" number:language="en" number:country="ZA">
      <number:number number:decimal-places="1" loext:min-decimal-places="1" number:min-integer-digits="0" number:grouping="true" number:display-factor="1000"/>
      <number:text>TH</number:text>
    </number:number-style>
    <number:number-style style:name="N10119" number:language="en" number:country="ZA">
      <style:text-properties fo:color="#ff0000"/>
      <number:text>-</number:text>
      <number:number number:decimal-places="1" loext:min-decimal-places="1" number:min-integer-digits="0" number:grouping="true" number:display-factor="1000"/>
      <number:text>TH</number:text>
      <style:map style:condition="value()&gt;=0" style:apply-style-name="N10119P0"/>
    </number:number-style>
    <number:number-style style:name="N10121P0" style:volatile="true" number:language="en" number:country="ZA">
      <number:number number:decimal-places="1" loext:min-decimal-places="1" number:min-integer-digits="0" number:grouping="true" number:display-factor="1000000"/>
      <number:text>m</number:text>
    </number:number-style>
    <number:number-style style:name="N10121" number:language="en" number:country="ZA">
      <style:text-properties fo:color="#ff0000"/>
      <number:text>-</number:text>
      <number:number number:decimal-places="1" loext:min-decimal-places="1" number:min-integer-digits="0" number:grouping="true" number:display-factor="1000000"/>
      <number:text>m</number:text>
      <style:map style:condition="value()&gt;=0" style:apply-style-name="N10121P0"/>
    </number:number-style>
    <number:time-style style:name="N10123P0" style:volatile="true" number:language="en" number:country="ZA" number:truncate-on-overflow="false">
      <number:hours number:style="long"/>
      <number:text>:</number:text>
      <number:minutes number:style="long"/>
    </number:time-style>
    <number:time-style style:name="N10123" number:language="en" number:country="ZA" number:truncate-on-overflow="false">
      <style:text-properties fo:color="#ff0000"/>
      <number:text>-</number:text>
      <number:hours number:style="long"/>
      <number:text>:</number:text>
      <number:minutes number:style="long"/>
      <style:map style:condition="value()&gt;=0" style:apply-style-name="N10123P0"/>
    </number:time-style>
    <number:percentage-style style:name="N10125P0" style:volatile="true" number:language="en" number:country="ZA">
      <number:number number:decimal-places="0" loext:min-decimal-places="0" number:min-integer-digits="1" number:grouping="true"/>
      <number:text>%</number:text>
    </number:percentage-style>
    <number:percentage-style style:name="N10125" number:language="en" number:country="ZA">
      <style:text-properties fo:color="#ff0000"/>
      <number:text>-</number:text>
      <number:number number:decimal-places="0" loext:min-decimal-places="0" number:min-integer-digits="1" number:grouping="true"/>
      <number:text>%</number:text>
      <style:map style:condition="value()&gt;=0" style:apply-style-name="N10125P0"/>
    </number:percentage-style>
    <number:percentage-style style:name="N10127P0" style:volatile="true" number:language="en" number:country="ZA">
      <number:number number:decimal-places="1" loext:min-decimal-places="1" number:min-integer-digits="1" number:grouping="true"/>
      <number:text>%</number:text>
    </number:percentage-style>
    <number:percentage-style style:name="N10127" number:language="en" number:country="ZA">
      <style:text-properties fo:color="#ff0000"/>
      <number:text>-</number:text>
      <number:number number:decimal-places="1" loext:min-decimal-places="1" number:min-integer-digits="1" number:grouping="true"/>
      <number:text>%</number:text>
      <style:map style:condition="value()&gt;=0" style:apply-style-name="N10127P0"/>
    </number:percentage-style>
    <number:percentage-style style:name="N10129P0" style:volatile="true" number:language="en" number:country="ZA">
      <number:number number:decimal-places="3" loext:min-decimal-places="3" number:min-integer-digits="1" number:grouping="true"/>
      <number:text>%</number:text>
    </number:percentage-style>
    <number:percentage-style style:name="N10129" number:language="en" number:country="ZA">
      <style:text-properties fo:color="#ff0000"/>
      <number:text>-</number:text>
      <number:number number:decimal-places="3" loext:min-decimal-places="3" number:min-integer-digits="1" number:grouping="true"/>
      <number:text>%</number:text>
      <style:map style:condition="value()&gt;=0" style:apply-style-name="N10129P0"/>
    </number:percentage-style>
    <number:percentage-style style:name="N10131P0" style:volatile="true" number:language="en" number:country="ZA">
      <number:number number:decimal-places="4" loext:min-decimal-places="4" number:min-integer-digits="1" number:grouping="true"/>
      <number:text>%</number:text>
    </number:percentage-style>
    <number:percentage-style style:name="N10131" number:language="en" number:country="ZA">
      <style:text-properties fo:color="#ff0000"/>
      <number:text>-</number:text>
      <number:number number:decimal-places="4" loext:min-decimal-places="4" number:min-integer-digits="1" number:grouping="true"/>
      <number:text>%</number:text>
      <style:map style:condition="value()&gt;=0" style:apply-style-name="N10131P0"/>
    </number:percentage-style>
    <number:number-style style:name="N10132" number:language="en" number:country="ZA">
      <number:text>+</number:text>
      <number:number number:decimal-places="0" loext:min-decimal-places="0" number:min-integer-digits="0">
        <number:embedded-text number:position="9"> (</number:embedded-text>
        <number:embedded-text number:position="7">) </number:embedded-text>
        <number:embedded-text number:position="4"> </number:embedded-text>
      </number:number>
    </number:number-style>
    <number:number-style style:name="N10134P0" style:volatile="true" number:language="en" number:country="ZA">
      <number:number number:decimal-places="8" loext:min-decimal-places="0" number:min-integer-digits="1" number:decimal-replacement="" number:grouping="true"/>
    </number:number-style>
    <number:number-style style:name="N10134" number:language="en" number:country="ZA">
      <style:text-properties fo:color="#ff0000"/>
      <number:text>-</number:text>
      <number:number number:decimal-places="8" loext:min-decimal-places="0" number:min-integer-digits="1" number:decimal-replacement="" number:grouping="true"/>
      <style:map style:condition="value()&gt;=0" style:apply-style-name="N10134P0"/>
    </number:number-style>
    <number:percentage-style style:name="N10136P0" style:volatile="true" number:language="en" number:country="ZA">
      <number:number number:decimal-places="5" loext:min-decimal-places="5" number:min-integer-digits="1" number:grouping="true"/>
      <number:text>%</number:text>
    </number:percentage-style>
    <number:percentage-style style:name="N10136" number:language="en" number:country="ZA">
      <style:text-properties fo:color="#ff0000"/>
      <number:text>-</number:text>
      <number:number number:decimal-places="5" loext:min-decimal-places="5" number:min-integer-digits="1" number:grouping="true"/>
      <number:text>%</number:text>
      <style:map style:condition="value()&gt;=0" style:apply-style-name="N10136P0"/>
    </number:percentage-style>
    <number:date-style style:name="N20111" number:language="en" number:country="GB">
      <number:day/>
      <number:month number:textual="true"/>
    </number:date-style>
    <number:date-style style:name="N20112" number:language="en" number:country="GB">
      <number:day/>
      <number:month number:textual="true"/>
      <number:year/>
    </number:date-style>
    <number:date-style style:name="N20113" number:language="en" number:country="GB">
      <number:day number:style="long"/>
      <number:text> </number:text>
      <number:month number:style="long" number:textual="true"/>
      <number:text>, </number:text>
      <number:year number:style="long"/>
    </number:date-style>
    <number:date-style style:name="N20114" number:language="en" number:country="GB">
      <number:day/>
      <number:text> </number:text>
      <number:month number:style="long" number:textual="true"/>
      <number:text>, </number:text>
      <number:year number:style="long"/>
      <number:text> </number:text>
    </number:date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date-style style:name="N117">
      <number:day number:style="long"/>
      <number:month number:textual="true"/>
      <number:year/>
    </number:date-style>
    <number:date-style style:name="N118">
      <number:day/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119">
      <number:text>+</number:text>
      <number:number number:decimal-places="0" loext:min-decimal-places="0" number:min-integer-digits="0">
        <number:embedded-text number:position="9"> (</number:embedded-text>
        <number:embedded-text number:position="7">) </number:embedded-text>
        <number:embedded-text number:position="4"> </number:embedded-text>
      </number:number>
    </number:number-style>
    <number:time-style style:name="N120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20">
      <number:text-content/>
      <style:map style:condition="value()&lt;=1.79769313486232E+308" style:apply-style-name="N120P0"/>
    </number:text-style>
    <number:currency-style style:name="N122P0" style:volatile="true">
      <number:currency-symbol number:language="en" number:country="ZA">R</number:currency-symbol>
      <number:text> </number:text>
      <number:number number:decimal-places="3" loext:min-decimal-places="3" number:min-integer-digits="1" number:grouping="true"/>
    </number:currency-style>
    <number:currency-style style:name="N122">
      <style:text-properties fo:color="#ff0000"/>
      <number:currency-symbol number:language="en" number:country="ZA">R</number:currency-symbol>
      <number:text>-</number:text>
      <number:number number:decimal-places="3" loext:min-decimal-places="3" number:min-integer-digits="1" number:grouping="true"/>
      <style:map style:condition="value()&gt;=0" style:apply-style-name="N122P0"/>
    </number:currency-style>
    <number:number-style style:name="N124P0" style:volatile="true">
      <number:text>R </number:text>
      <number:number number:decimal-places="1" loext:min-decimal-places="1" number:min-integer-digits="0" number:grouping="true" number:display-factor="1000000"/>
      <number:text>m</number:text>
    </number:number-style>
    <number:number-style style:name="N124">
      <style:text-properties fo:color="#ff0000"/>
      <number:text>R -</number:text>
      <number:number number:decimal-places="1" loext:min-decimal-places="1" number:min-integer-digits="0" number:grouping="true" number:display-factor="1000000"/>
      <number:text>m</number:text>
      <style:map style:condition="value()&gt;=0" style:apply-style-name="N124P0"/>
    </number:number-style>
    <number:number-style style:name="N126P0" style:volatile="true">
      <number:text>R</number:text>
      <number:number number:decimal-places="1" loext:min-decimal-places="1" number:min-integer-digits="0" number:grouping="true" number:display-factor="1000"/>
      <number:text>th</number:text>
    </number:number-style>
    <number:number-style style:name="N126">
      <style:text-properties fo:color="#ff0000"/>
      <number:text>R-</number:text>
      <number:number number:decimal-places="1" loext:min-decimal-places="1" number:min-integer-digits="0" number:grouping="true" number:display-factor="1000"/>
      <number:text>th</number:text>
      <style:map style:condition="value()&gt;=0" style:apply-style-name="N126P0"/>
    </number:number-style>
    <number:date-style style:name="N127">
      <number:day/>
      <number:month number:textual="true"/>
    </number:date-style>
    <number:percentage-style style:name="N128P0" style:volatile="true">
      <number:number number:decimal-places="0" loext:min-decimal-places="0" number:min-integer-digits="1"/>
      <number:text>%</number:text>
    </number:percentage-style>
    <number:percentage-style style:name="N128">
      <style:text-properties fo:color="#ff0000"/>
      <number:text>-</number:text>
      <number:number number:decimal-places="0" loext:min-decimal-places="0" number:min-integer-digits="1"/>
      <number:text>%</number:text>
      <style:map style:condition="value()&gt;=0" style:apply-style-name="N128P0"/>
    </number:percentage-style>
    <number:percentage-style style:name="N129">
      <number:number number:decimal-places="1" loext:min-decimal-places="1" number:min-integer-digits="1"/>
      <number:text>%</number:text>
    </number:percentage-style>
    <number:percentage-style style:name="N130P0" style:volatile="true">
      <number:number number:decimal-places="1" loext:min-decimal-places="1" number:min-integer-digits="1"/>
      <number:text>%</number:text>
    </number:percentage-style>
    <number:percentage-style style:name="N130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30P0"/>
    </number:percentage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date-style style:name="N132">
      <number:day number:style="long"/>
      <number:month number:textual="true"/>
    </number:date-style>
    <number:number-style style:name="N134P0" style:volatile="true">
      <number:number number:decimal-places="1" loext:min-decimal-places="1" number:min-integer-digits="1"/>
      <number:text> </number:text>
    </number:number-style>
    <number:number-style style:name="N134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34P0"/>
    </number:number-style>
    <number:number-style style:name="N136P0" style:volatile="true">
      <number:number number:decimal-places="0" loext:min-decimal-places="0" number:min-integer-digits="1"/>
      <number:text> </number:text>
    </number:number-style>
    <number:number-style style:name="N136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/>
      <number:text> </number:text>
    </number:number-style>
    <number:number-style style:name="N138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38P0"/>
    </number:number-style>
    <number:percentage-style style:name="N140P0" style:volatile="true">
      <number:number number:decimal-places="1" loext:min-decimal-places="1" number:min-integer-digits="1"/>
      <number:text>% </number:text>
    </number:percentage-style>
    <number:percentage-style style:name="N140">
      <style:text-properties fo:color="#ff0000"/>
      <number:text>(</number:text>
      <number:number number:decimal-places="1" loext:min-decimal-places="1" number:min-integer-digits="1"/>
      <number:text>%)</number:text>
      <style:map style:condition="value()&gt;=0" style:apply-style-name="N140P0"/>
    </number:percentage-style>
    <number:number-style style:name="N141">
      <number:text> +</number:text>
      <number:number number:decimal-places="0" loext:min-decimal-places="0" number:min-integer-digits="7">
        <number:embedded-text number:position="9"> (</number:embedded-text>
        <number:embedded-text number:position="7">) </number:embedded-text>
        <number:embedded-text number:position="4">-</number:embedded-text>
      </number:number>
    </number:number-style>
    <number:number-style style:name="N143P0" style:volatile="true">
      <number:text>R </number:text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R 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R </number:text>
      <number:number number:decimal-places="0" loext:min-decimal-places="0" number:min-integer-digits="1" number:grouping="true"/>
      <number:text> </number:text>
    </number:number-style>
    <number:number-style style:name="N145">
      <style:text-properties fo:color="#ff0000"/>
      <number:text>(R 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 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9P0" style:volatile="true">
      <number:text>R </number:text>
      <number:number number:decimal-places="1" loext:min-decimal-places="1" number:min-integer-digits="0" number:grouping="true" number:display-factor="1000000"/>
      <number:text> </number:text>
    </number:number-style>
    <number:number-style style:name="N149">
      <style:text-properties fo:color="#ff0000"/>
      <number:text>(R </number:text>
      <number:number number:decimal-places="1" loext:min-decimal-places="1" number:min-integer-digits="0" number:grouping="true" number:display-factor="1000000"/>
      <number:text>)</number:text>
      <style:map style:condition="value()&gt;=0" style:apply-style-name="N149P0"/>
    </number:number-style>
    <number:number-style style:name="N151P0" style:volatile="true">
      <number:text>R </number:text>
      <number:number number:decimal-places="1" loext:min-decimal-places="1" number:min-integer-digits="0" number:grouping="true" number:display-factor="1000"/>
      <number:text> </number:text>
    </number:number-style>
    <number:number-style style:name="N151">
      <style:text-properties fo:color="#ff0000"/>
      <number:text>(R </number:text>
      <number:number number:decimal-places="1" loext:min-decimal-places="1" number:min-integer-digits="0" number:grouping="true" number:display-factor="1000"/>
      <number:text>)</number:text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  <number:text> </number:text>
    </number:number-style>
    <number:number-style style:name="N152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5P0" style:volatile="true">
      <number:number number:decimal-places="3" loext:min-decimal-places="3" number:min-integer-digits="1" number:grouping="true"/>
    </number:number-style>
    <number:number-style style:name="N155">
      <style:text-properties fo:color="#ff0000"/>
      <number:text>-</number:text>
      <number:number number:decimal-places="3" loext:min-decimal-places="3" number:min-integer-digits="1" number:grouping="true"/>
      <style:map style:condition="value()&gt;=0" style:apply-style-name="N155P0"/>
    </number:number-style>
    <number:number-style style:name="N157P0" style:volatile="true">
      <number:text>R </number:text>
      <number:number number:decimal-places="0" loext:min-decimal-places="0" number:min-integer-digits="1" number:grouping="true"/>
    </number:number-style>
    <number:number-style style:name="N157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9P0" style:volatile="true">
      <number:text>R </number:text>
      <number:number number:decimal-places="1" loext:min-decimal-places="1" number:min-integer-digits="0" number:grouping="true" number:display-factor="1000000"/>
      <number:text> m</number:text>
    </number:number-style>
    <number:number-style style:name="N159">
      <style:text-properties fo:color="#ff0000"/>
      <number:text>R </number:text>
      <number:number number:decimal-places="1" loext:min-decimal-places="1" number:min-integer-digits="0" number:grouping="true" number:display-factor="1000000"/>
      <number:text>m</number:text>
      <style:map style:condition="value()&gt;=0" style:apply-style-name="N159P0"/>
    </number:number-style>
    <number:number-style style:name="N160P0" style:volatile="true">
      <number:text>R </number:text>
      <number:number number:decimal-places="1" loext:min-decimal-places="1" number:min-integer-digits="0" number:grouping="true" number:display-factor="1000000"/>
      <number:text>m</number:text>
    </number:number-style>
    <number:number-style style:name="N160">
      <style:text-properties fo:color="#ff0000"/>
      <number:text>R </number:text>
      <number:number number:decimal-places="1" loext:min-decimal-places="1" number:min-integer-digits="0" number:grouping="true" number:display-factor="1000000"/>
      <number:text>m</number:text>
      <style:map style:condition="value()&gt;=0" style:apply-style-name="N160P0"/>
    </number:number-style>
    <number:percentage-style style:name="N161P0" style:volatile="true">
      <number:number number:decimal-places="2" loext:min-decimal-places="2" number:min-integer-digits="1"/>
      <number:text>%</number:text>
    </number:percentage-style>
    <number:percentage-style style:name="N161">
      <style:text-properties fo:color="#ff0000"/>
      <number:text>-</number:text>
      <number:number number:decimal-places="2" loext:min-decimal-places="2" number:min-integer-digits="1"/>
      <number:text>%</number:text>
      <style:map style:condition="value()&gt;=0" style:apply-style-name="N161P0"/>
    </number:percentage-style>
    <number:number-style style:name="N165P0" style:volatile="true">
      <number:text> R </number:text>
      <number:number number:decimal-places="2" loext:min-decimal-places="2" number:min-integer-digits="1" number:grouping="true"/>
      <number:text> </number:text>
    </number:number-style>
    <number:number-style style:name="N165P1" style:volatile="true">
      <number:text> R -</number:text>
      <number:number number:decimal-places="2" loext:min-decimal-places="2" number:min-integer-digits="1" number:grouping="true"/>
      <number:text> </number:text>
    </number:number-style>
    <number:number-style style:name="N165P2" style:volatile="true">
      <number:text> R 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time-style style:name="N16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68P0" style:volatile="true">
      <number:text>R 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68P0"/>
    </number:number-style>
    <number:number-style style:name="N170P0" style:volatile="true">
      <number:number number:decimal-places="1" loext:min-decimal-places="1" number:min-integer-digits="1" number:grouping="true"/>
    </number:number-style>
    <number:number-style style:name="N170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170P0"/>
    </number:number-style>
    <number:number-style style:name="N172P0" style:volatile="true">
      <number:number number:decimal-places="1" loext:min-decimal-places="1" number:min-integer-digits="0" number:grouping="true" number:display-factor="1000"/>
    </number:number-style>
    <number:number-style style:name="N172">
      <style:text-properties fo:color="#ff0000"/>
      <number:number number:decimal-places="1" loext:min-decimal-places="1" number:min-integer-digits="0" number:grouping="true" number:display-factor="1000"/>
      <style:map style:condition="value()&gt;=0" style:apply-style-name="N172P0"/>
    </number:number-style>
    <number:date-style style:name="N173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</number:date-style>
    <number:number-style style:name="N175P0" style:volatile="true">
      <number:number number:decimal-places="5" loext:min-decimal-places="5" number:min-integer-digits="1" number:grouping="true"/>
    </number:number-style>
    <number:number-style style:name="N175">
      <style:text-properties fo:color="#ff0000"/>
      <number:text>-</number:text>
      <number:number number:decimal-places="5" loext:min-decimal-places="5" number:min-integer-digits="1" number:grouping="true"/>
      <style:map style:condition="value()&gt;=0" style:apply-style-name="N175P0"/>
    </number:number-style>
    <number:date-style style:name="N176">
      <number:month number:style="long"/>
      <number:text>/</number:text>
      <number:day number:style="long"/>
      <number:text>/</number:text>
      <number:year/>
    </number:date-style>
    <number:number-style style:name="N177P0" style:volatile="true">
      <number:number number:decimal-places="2" loext:min-decimal-places="2" number:min-integer-digits="1" number:grouping="true"/>
    </number:number-style>
    <number:number-style style:name="N17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77P0"/>
    </number:number-style>
    <number:number-style style:name="N180P0" style:volatile="true">
      <number:number number:decimal-places="2" loext:min-decimal-places="2" number:min-integer-digits="1" number:grouping="true"/>
      <number:text> </number:text>
    </number:number-style>
    <number:number-style style:name="N18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80P2" style:volatile="true">
      <number:text>-</number:text>
      <number:number number:decimal-places="0" loext:min-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R </number:text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81P0"/>
    </number:number-style>
    <number:number-style style:name="N185P0" style:volatile="true">
      <number:text> R </number:text>
      <number:number number:decimal-places="0" loext:min-decimal-places="0" number:min-integer-digits="1" number:grouping="true"/>
      <number:text> </number:text>
    </number:number-style>
    <number:number-style style:name="N185P1" style:volatile="true">
      <number:text> R -</number:text>
      <number:number number:decimal-places="0" loext:min-decimal-places="0" number:min-integer-digits="1" number:grouping="true"/>
      <number:text> </number:text>
    </number:number-style>
    <number:number-style style:name="N185P2" style:volatile="true">
      <number:text> R -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time-style style:name="N186">
      <number:minutes number:style="long"/>
      <number:text>:</number:text>
      <number:seconds number:style="long" number:decimal-places="1"/>
    </number:time-style>
    <number:number-style style:name="N187P0" style:volatile="true">
      <number:text>R </number:text>
      <number:number number:decimal-places="0" loext:min-decimal-places="0" number:min-integer-digits="1" number:grouping="true"/>
    </number:number-style>
    <number:number-style style:name="N187">
      <number:text>R -</number:text>
      <number:number number:decimal-places="0" loext:min-decimal-places="0" number:min-integer-digits="1" number:grouping="true"/>
      <style:map style:condition="value()&gt;=0" style:apply-style-name="N187P0"/>
    </number:number-style>
    <number:number-style style:name="N188P0" style:volatile="true">
      <number:text>R </number:text>
      <number:number number:decimal-places="2" loext:min-decimal-places="2" number:min-integer-digits="1" number:grouping="true"/>
    </number:number-style>
    <number:number-style style:name="N188">
      <number:text>R -</number:text>
      <number:number number:decimal-places="2" loext:min-decimal-places="2" number:min-integer-digits="1" number:grouping="true"/>
      <style:map style:condition="value()&gt;=0" style:apply-style-name="N188P0"/>
    </number:number-style>
    <number:number-style style:name="N189P0" style:volatile="true">
      <number:number number:decimal-places="0" loext:min-decimal-places="0" number:min-integer-digits="1" number:grouping="true"/>
    </number:number-style>
    <number:number-style style:name="N189">
      <number:text>-</number:text>
      <number:number number:decimal-places="0" loext:min-decimal-places="0" number:min-integer-digits="1" number:grouping="true"/>
      <style:map style:condition="value()&gt;=0" style:apply-style-name="N189P0"/>
    </number:number-style>
    <number:number-style style:name="N190P0" style:volatile="true">
      <number:number number:decimal-places="2" loext:min-decimal-places="2" number:min-integer-digits="1" number:grouping="true"/>
    </number:number-style>
    <number:number-style style:name="N190">
      <number:text>-</number:text>
      <number:number number:decimal-places="2" loext:min-decimal-places="2" number:min-integer-digits="1" number:grouping="true"/>
      <style:map style:condition="value()&gt;=0" style:apply-style-name="N190P0"/>
    </number:number-style>
    <number:number-style style:name="N193P0" style:volatile="true">
      <number:number number:decimal-places="0" loext:min-decimal-places="0" number:min-integer-digits="1" number:grouping="true"/>
      <number:text> </number:text>
    </number:number-style>
    <number:number-style style:name="N19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3P2" style:volatile="true">
      <number:text> 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time-style style:name="N194">
      <number:minutes number:style="long"/>
      <number:text>:</number:text>
      <number:seconds number:style="long"/>
    </number:time-style>
    <number:number-style style:name="N196P0" style:volatile="true">
      <number:text>R </number:text>
      <number:number number:decimal-places="1" loext:min-decimal-places="1" number:min-integer-digits="0" number:grouping="true" number:display-factor="1000"/>
    </number:number-style>
    <number:number-style style:name="N196">
      <style:text-properties fo:color="#ff0000"/>
      <number:text>R </number:text>
      <number:number number:decimal-places="1" loext:min-decimal-places="1" number:min-integer-digits="0" number:grouping="true" number:display-factor="1000"/>
      <style:map style:condition="value()&gt;=0" style:apply-style-name="N196P0"/>
    </number:number-style>
    <number:number-style style:name="N198P0" style:volatile="true">
      <number:number number:decimal-places="4" loext:min-decimal-places="4" number:min-integer-digits="1" number:grouping="true"/>
    </number:number-style>
    <number:number-style style:name="N198">
      <style:text-properties fo:color="#ff0000"/>
      <number:text>-</number:text>
      <number:number number:decimal-places="4" loext:min-decimal-places="4" number:min-integer-digits="1" number:grouping="true"/>
      <style:map style:condition="value()&gt;=0" style:apply-style-name="N198P0"/>
    </number:number-style>
    <number:date-style style:name="N199">
      <number:day number:style="long"/>
      <number:text>-</number:text>
      <number:month number:textual="true"/>
      <number:text>-</number:text>
      <number:year/>
    </number:date-style>
    <number:number-style style:name="N200P0" style:volatile="true">
      <number:number number:decimal-places="2" loext:min-decimal-places="2" number:min-integer-digits="1"/>
    </number:number-style>
    <number:number-style style:name="N200">
      <style:text-properties fo:color="#ff0000"/>
      <number:number number:decimal-places="2" loext:min-decimal-places="2" number:min-integer-digits="1"/>
      <style:map style:condition="value()&gt;=0" style:apply-style-name="N200P0"/>
    </number:number-style>
    <number:number-style style:name="N201P0" style:volatile="true">
      <number:number number:decimal-places="2" loext:min-decimal-places="2" number:min-integer-digits="1"/>
      <number:text> </number:text>
    </number:number-style>
    <number:number-style style:name="N201">
      <number:text>(</number:text>
      <number:number number:decimal-places="2" loext:min-decimal-places="2" number:min-integer-digits="1"/>
      <number:text>)</number:text>
      <style:map style:condition="value()&gt;=0" style:apply-style-name="N201P0"/>
    </number:number-style>
    <number:number-style style:name="N202P0" style:volatile="true">
      <number:number number:decimal-places="0" loext:min-decimal-places="0" number:min-integer-digits="1" number:grouping="true"/>
      <number:text> </number:text>
    </number:number-style>
    <number:number-style style:name="N202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202P0"/>
    </number:number-style>
    <number:date-style style:name="N203">
      <number:day/>
      <number:text>/</number:text>
      <number:month number:textual="true"/>
      <number:text>/</number:text>
      <number:year/>
    </number:date-style>
    <number:number-style style:name="N204">
      <number:number number:decimal-places="4" loext:min-decimal-places="4" number:min-integer-digits="1"/>
    </number:number-style>
    <number:number-style style:name="N205P0" style:volatile="true">
      <number:number number:decimal-places="0" loext:min-decimal-places="0" number:min-integer-digits="1" number:grouping="true"/>
      <number:text> </number:text>
    </number:number-style>
    <number:number-style style:name="N20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05P2" style:volatile="true">
      <number:text>-</number:text>
      <number:number number:decimal-places="0" loext:min-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number number:decimal-places="4" loext:min-decimal-places="4" number:min-integer-digits="1" number:grouping="true"/>
      <number:text> </number:text>
    </number:number-style>
    <number:number-style style:name="N207">
      <style:text-properties fo:color="#ff0000"/>
      <number:text>-</number:text>
      <number:number number:decimal-places="4" loext:min-decimal-places="4" number:min-integer-digits="1" number:grouping="true"/>
      <number:text> </number:text>
      <style:map style:condition="value()&gt;=0" style:apply-style-name="N207P0"/>
    </number:number-style>
    <number:number-style style:name="N208P0" style:volatile="true">
      <number:number number:decimal-places="0" loext:min-decimal-places="0" number:min-integer-digits="1"/>
      <number:text> </number:text>
    </number:number-style>
    <number:number-style style:name="N208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208P0"/>
    </number:number-style>
    <number:number-style style:name="N209P0" style:volatile="true">
      <number:text>R </number:text>
      <number:number number:decimal-places="1" loext:min-decimal-places="1" number:min-integer-digits="0" number:grouping="true" number:display-factor="1000"/>
    </number:number-style>
    <number:number-style style:name="N209">
      <style:text-properties fo:color="#ff0000"/>
      <number:text>(R </number:text>
      <number:number number:decimal-places="1" loext:min-decimal-places="1" number:min-integer-digits="0" number:grouping="true" number:display-factor="1000"/>
      <number:text>)</number:text>
      <style:map style:condition="value()&gt;=0" style:apply-style-name="N209P0"/>
    </number:number-style>
    <number:number-style style:name="N211P0" style:volatile="true">
      <number:number number:decimal-places="1" loext:min-decimal-places="1" number:min-integer-digits="0" number:grouping="true" number:display-factor="1000"/>
      <number:text> </number:text>
    </number:number-style>
    <number:number-style style:name="N211">
      <style:text-properties fo:color="#ff0000"/>
      <number:text>(</number:text>
      <number:number number:decimal-places="1" loext:min-decimal-places="1" number:min-integer-digits="0" number:grouping="true" number:display-factor="1000"/>
      <number:text>)</number:text>
      <style:map style:condition="value()&gt;=0" style:apply-style-name="N211P0"/>
    </number:number-style>
    <number:number-style style:name="N212">
      <number:text>+</number:text>
      <number:number number:decimal-places="0" loext:min-decimal-places="0" number:min-integer-digits="7">
        <number:embedded-text number:position="9"> (</number:embedded-text>
        <number:embedded-text number:position="7">) </number:embedded-text>
        <number:embedded-text number:position="4">-</number:embedded-text>
      </number:number>
    </number:number-style>
    <number:date-style style:name="N213">
      <number:day number:style="long"/>
      <number:text>-</number:text>
      <number:month number:textual="true"/>
    </number:date-style>
    <number:number-style style:name="N214">
      <number:number number:decimal-places="9" loext:min-decimal-places="9" number:min-integer-digits="1"/>
    </number:number-style>
    <number:number-style style:name="N215">
      <number:number number:decimal-places="8" loext:min-decimal-places="8" number:min-integer-digits="1"/>
    </number:number-style>
    <number:number-style style:name="N216">
      <number:number number:decimal-places="10" loext:min-decimal-places="10" number:min-integer-digits="1"/>
    </number:number-style>
    <number:number-style style:name="N217">
      <number:number number:decimal-places="11" loext:min-decimal-places="11" number:min-integer-digits="1"/>
    </number:number-style>
    <number:number-style style:name="N218">
      <number:number number:decimal-places="1" loext:min-decimal-places="1" number:min-integer-digits="1"/>
    </number:number-style>
    <number:number-style style:name="N220P0" style:volatile="true">
      <number:number number:decimal-places="0" loext:min-decimal-places="0" number:min-integer-digits="1" number:grouping="true"/>
      <number:text> </number:text>
    </number:number-style>
    <number:number-style style:name="N220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20P2" style:volatile="true">
      <number:text>-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text>£</number:text>
      <number:number number:decimal-places="0" loext:min-decimal-places="0" number:min-integer-digits="1" number:grouping="true"/>
    </number:number-style>
    <number:number-style style:name="N222">
      <number:text>-£</number:text>
      <number:number number:decimal-places="0" loext:min-decimal-places="0" number:min-integer-digits="1" number:grouping="true"/>
      <style:map style:condition="value()&gt;=0" style:apply-style-name="N222P0"/>
    </number:number-style>
    <number:number-style style:name="N223P0" style:volatile="true">
      <number:text>£</number:text>
      <number:number number:decimal-places="0" loext:min-decimal-places="0" number:min-integer-digits="1" number:grouping="true"/>
    </number:number-style>
    <number:number-style style:name="N22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23P0"/>
    </number:number-style>
    <number:number-style style:name="N225P0" style:volatile="true">
      <number:text>£</number:text>
      <number:number number:decimal-places="2" loext:min-decimal-places="2" number:min-integer-digits="1" number:grouping="true"/>
    </number:number-style>
    <number:number-style style:name="N225">
      <number:text>-£</number:text>
      <number:number number:decimal-places="2" loext:min-decimal-places="2" number:min-integer-digits="1" number:grouping="true"/>
      <style:map style:condition="value()&gt;=0" style:apply-style-name="N225P0"/>
    </number:number-style>
    <number:number-style style:name="N226P0" style:volatile="true">
      <number:text>£</number:text>
      <number:number number:decimal-places="2" loext:min-decimal-places="2" number:min-integer-digits="1" number:grouping="true"/>
    </number:number-style>
    <number:number-style style:name="N22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26P0"/>
    </number:number-style>
    <number:number-style style:name="N227P0" style:volatile="true">
      <number:number number:decimal-places="0" loext:min-decimal-places="0" number:min-integer-digits="1" number:grouping="true"/>
      <number:text> </number:text>
    </number:number-style>
    <number:number-style style:name="N227P1" style:volatile="true">
      <number:number number:decimal-places="0" loext:min-decimal-places="0" number:min-integer-digits="1" number:grouping="true"/>
      <number:text> </number:text>
    </number:number-style>
    <number:number-style style:name="N227P2" style:volatile="true">
      <number:text>-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8P0" style:volatile="true">
      <number:number number:decimal-places="2" loext:min-decimal-places="2" number:min-integer-digits="1" number:grouping="true"/>
      <number:text> </number:text>
    </number:number-style>
    <number:number-style style:name="N228P1" style:volatile="true">
      <number:number number:decimal-places="2" loext:min-decimal-places="2" number:min-integer-digits="1" number:grouping="true"/>
      <number:text> </number:text>
    </number:number-style>
    <number:number-style style:name="N228P2" style:volatile="true">
      <number:text>-</number:text>
      <number:number number:decimal-places="0" loext:min-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29P0" style:volatile="true">
      <number:number number:decimal-places="2" loext:min-decimal-places="2" number:min-integer-digits="1"/>
      <number:text> </number:text>
    </number:number-style>
    <number:number-style style:name="N229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229P0"/>
    </number:number-style>
    <number:number-style style:name="N230P0" style:volatile="true">
      <number:number number:decimal-places="2" loext:min-decimal-places="2" number:min-integer-digits="1"/>
    </number:number-style>
    <number:number-style style:name="N230">
      <style:text-properties fo:color="#ff0000"/>
      <number:text>-</number:text>
      <number:number number:decimal-places="2" loext:min-decimal-places="2" number:min-integer-digits="1"/>
      <style:map style:condition="value()&gt;=0" style:apply-style-name="N230P0"/>
    </number:number-style>
    <number:date-style style:name="N231">
      <number:month number:textual="true"/>
      <number:year/>
    </number:date-style>
    <number:number-style style:name="N2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233">
      <number:day number:style="long"/>
      <number:text> </number:text>
      <number:month number:style="long" number:textual="true"/>
      <number:text>, </number:text>
      <number:year number:style="long"/>
    </number:date-style>
    <number:number-style style:name="N235P0" style:volatile="true">
      <number:number number:decimal-places="8" loext:min-decimal-places="0" number:min-integer-digits="1" number:decimal-replacement="" number:grouping="true"/>
    </number:number-style>
    <number:number-style style:name="N235">
      <style:text-properties fo:color="#ff0000"/>
      <number:text>-</number:text>
      <number:number number:decimal-places="8" loext:min-decimal-places="0" number:min-integer-digits="1" number:decimal-replacement="" number:grouping="true"/>
      <style:map style:condition="value()&gt;=0" style:apply-style-name="N235P0"/>
    </number:number-style>
    <number:number-style style:name="N237P0" style:volatile="true">
      <number:number number:decimal-places="1" loext:min-decimal-places="1" number:min-integer-digits="0" number:grouping="true" number:display-factor="1000"/>
      <number:text>TH</number:text>
    </number:number-style>
    <number:number-style style:name="N237">
      <style:text-properties fo:color="#ff0000"/>
      <number:text>-</number:text>
      <number:number number:decimal-places="1" loext:min-decimal-places="1" number:min-integer-digits="0" number:grouping="true" number:display-factor="1000"/>
      <number:text>TH</number:text>
      <style:map style:condition="value()&gt;=0" style:apply-style-name="N237P0"/>
    </number:number-style>
    <number:number-style style:name="N239P0" style:volatile="true">
      <number:number number:decimal-places="1" loext:min-decimal-places="1" number:min-integer-digits="0" number:grouping="true" number:display-factor="1000000"/>
      <number:text>m</number:text>
    </number:number-style>
    <number:number-style style:name="N239">
      <style:text-properties fo:color="#ff0000"/>
      <number:text>-</number:text>
      <number:number number:decimal-places="1" loext:min-decimal-places="1" number:min-integer-digits="0" number:grouping="true" number:display-factor="1000000"/>
      <number:text>m</number:text>
      <style:map style:condition="value()&gt;=0" style:apply-style-name="N239P0"/>
    </number:number-style>
    <number:percentage-style style:name="N241P0" style:volatile="true">
      <number:number number:decimal-places="0" loext:min-decimal-places="0" number:min-integer-digits="1" number:grouping="true"/>
      <number:text>%</number:text>
    </number:percentage-style>
    <number:percentage-style style:name="N241">
      <style:text-properties fo:color="#ff0000"/>
      <number:text>-</number:text>
      <number:number number:decimal-places="0" loext:min-decimal-places="0" number:min-integer-digits="1" number:grouping="true"/>
      <number:text>%</number:text>
      <style:map style:condition="value()&gt;=0" style:apply-style-name="N241P0"/>
    </number:percentage-style>
    <number:percentage-style style:name="N243P0" style:volatile="true">
      <number:number number:decimal-places="5" loext:min-decimal-places="5" number:min-integer-digits="1" number:grouping="true"/>
      <number:text>%</number:text>
    </number:percentage-style>
    <number:percentage-style style:name="N243">
      <style:text-properties fo:color="#ff0000"/>
      <number:text>-</number:text>
      <number:number number:decimal-places="5" loext:min-decimal-places="5" number:min-integer-digits="1" number:grouping="true"/>
      <number:text>%</number:text>
      <style:map style:condition="value()&gt;=0" style:apply-style-name="N243P0"/>
    </number:percentage-style>
    <number:percentage-style style:name="N245P0" style:volatile="true">
      <number:number number:decimal-places="1" loext:min-decimal-places="1" number:min-integer-digits="1" number:grouping="true"/>
      <number:text>%</number:text>
    </number:percentage-style>
    <number:percentage-style style:name="N245">
      <style:text-properties fo:color="#ff0000"/>
      <number:text>-</number:text>
      <number:number number:decimal-places="1" loext:min-decimal-places="1" number:min-integer-digits="1" number:grouping="true"/>
      <number:text>%</number:text>
      <style:map style:condition="value()&gt;=0" style:apply-style-name="N245P0"/>
    </number:percentage-style>
    <number:percentage-style style:name="N247P0" style:volatile="true">
      <number:number number:decimal-places="3" loext:min-decimal-places="3" number:min-integer-digits="1" number:grouping="true"/>
      <number:text>%</number:text>
    </number:percentage-style>
    <number:percentage-style style:name="N247">
      <style:text-properties fo:color="#ff0000"/>
      <number:text>-</number:text>
      <number:number number:decimal-places="3" loext:min-decimal-places="3" number:min-integer-digits="1" number:grouping="true"/>
      <number:text>%</number:text>
      <style:map style:condition="value()&gt;=0" style:apply-style-name="N247P0"/>
    </number:percentage-style>
    <number:percentage-style style:name="N249P0" style:volatile="true">
      <number:number number:decimal-places="4" loext:min-decimal-places="4" number:min-integer-digits="1" number:grouping="true"/>
      <number:text>%</number:text>
    </number:percentage-style>
    <number:percentage-style style:name="N249">
      <style:text-properties fo:color="#ff0000"/>
      <number:text>-</number:text>
      <number:number number:decimal-places="4" loext:min-decimal-places="4" number:min-integer-digits="1" number:grouping="true"/>
      <number:text>%</number:text>
      <style:map style:condition="value()&gt;=0" style:apply-style-name="N249P0"/>
    </number:percentage-style>
    <number:time-style style:name="N251P0" style:volatile="true" number:truncate-on-overflow="false">
      <number:hours number:style="long"/>
      <number:text>:</number:text>
      <number:minutes number:style="long"/>
    </number:time-style>
    <number:time-style style:name="N251" number:truncate-on-overflow="false">
      <style:text-properties fo:color="#ff0000"/>
      <number:text>-</number:text>
      <number:hours number:style="long"/>
      <number:text>:</number:text>
      <number:minutes number:style="long"/>
      <style:map style:condition="value()&gt;=0" style:apply-style-name="N251P0"/>
    </number:time-style>
    <number:percentage-style style:name="N252">
      <number:number number:decimal-places="3" loext:min-decimal-places="3" number:min-integer-digits="1"/>
      <number:text>%</number:text>
    </number:percentage-style>
    <number:number-style style:name="N25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5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54P0"/>
    </number:number-style>
    <number:number-style style:name="N25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5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55P0"/>
    </number:number-style>
    <number:number-style style:name="N25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5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57P0"/>
    </number:number-style>
    <number:number-style style:name="N25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5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58P0"/>
    </number:number-style>
    <number:number-style style:name="N26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6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62P2" style:volatile="true">
      <loext:fill-character> </loext:fill-character>
      <number:text>- </number:text>
    </number:number-style>
    <number:text-style style:name="N262"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6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66P2" style:volatile="true">
      <loext:text> $</loext:text>
      <loext:fill-character> </loext:fill-character>
      <number:text>-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7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7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7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7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7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8P0" style:volatile="true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8P1" style:volatile="true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78P2" style:volatile="true">
      <loext:text> R </loext:text>
      <loext:fill-character> </loext:fill-character>
      <number:text>- </number:text>
    </number:number-style>
    <number:text-style style:name="N278">
      <number:text-content/>
      <number:text>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8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8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80P2" style:volatile="true">
      <loext:fill-character> </loext:fill-character>
      <number:text>- </number:text>
    </number:number-style>
    <number:text-style style:name="N280">
      <number:text-content/>
      <number:text> </number:text>
      <style:map style:condition="value()&gt;0" style:apply-style-name="N280P0"/>
      <style:map style:condition="value()&lt;0" style:apply-style-name="N280P1"/>
      <style:map style:condition="value()=0" style:apply-style-name="N280P2"/>
    </number:text-style>
    <number:number-style style:name="N284P0" style:volatile="true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84P1" style:volatile="true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84P2" style:volatile="true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84">
      <number:text-content/>
      <number:text>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number-style style:name="N28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86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8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Yes</number:text>
    </number:number-style>
    <number:number-style style:name="N288P1" style:volatile="true">
      <number:text>Yes</number:text>
    </number:number-style>
    <number:number-style style:name="N288">
      <number:text>No</number:text>
      <style:map style:condition="value()&gt;0" style:apply-style-name="N288P0"/>
      <style:map style:condition="value()&lt;0" style:apply-style-name="N288P1"/>
    </number:number-style>
    <number:number-style style:name="N290P0" style:volatile="true">
      <number:text>True</number:text>
    </number:number-style>
    <number:number-style style:name="N290P1" style:volatile="true">
      <number:text>True</number:text>
    </number:number-style>
    <number:number-style style:name="N290">
      <number:text>False</number:text>
      <style:map style:condition="value()&gt;0" style:apply-style-name="N290P0"/>
      <style:map style:condition="value()&lt;0" style:apply-style-name="N290P1"/>
    </number:number-style>
    <number:number-style style:name="N292P0" style:volatile="true">
      <number:text>On</number:text>
    </number:number-style>
    <number:number-style style:name="N292P1" style:volatile="true">
      <number:text>On</number:text>
    </number:number-style>
    <number:number-style style:name="N292">
      <number:text>Off</number:text>
      <style:map style:condition="value()&gt;0" style:apply-style-name="N292P0"/>
      <style:map style:condition="value()&lt;0" style:apply-style-name="N292P1"/>
    </number:number-style>
    <number:currency-style style:name="N294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94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94P0"/>
    </number:currency-style>
    <number:number-style style:name="N295P0" style:volatile="true">
      <number:text>R </number:text>
      <number:number number:decimal-places="2" loext:min-decimal-places="2" number:min-integer-digits="1" number:grouping="true"/>
    </number:number-style>
    <number:number-style style:name="N295">
      <style:text-properties fo:color="#ff0000"/>
      <number:text>R </number:text>
      <number:number number:decimal-places="2" loext:min-decimal-places="2" number:min-integer-digits="1" number:grouping="true"/>
      <style:map style:condition="value()&gt;=0" style:apply-style-name="N295P0"/>
    </number:number-style>
    <number:number-style style:name="N296P0" style:volatile="true">
      <number:number number:decimal-places="0" loext:min-decimal-places="0" number:min-integer-digits="1"/>
    </number:number-style>
    <number:number-style style:name="N296">
      <style:text-properties fo:color="#ff0000"/>
      <number:text>-</number:text>
      <number:number number:decimal-places="0" loext:min-decimal-places="0" number:min-integer-digits="1"/>
      <style:map style:condition="value()&gt;=0" style:apply-style-name="N296P0"/>
    </number:number-style>
    <number:time-style style:name="N10122" number:language="en" number:country="ZA" number:truncate-on-overflow="false">
      <number:hours number:style="long"/>
      <number:text>:</number:text>
      <number:minutes number:style="long"/>
    </number:time-style>
    <number:percentage-style style:name="N10138P0" style:volatile="true" number:language="en" number:country="ZA">
      <number:number number:decimal-places="4" loext:min-decimal-places="0" number:min-integer-digits="1" number:decimal-replacement="" number:grouping="true"/>
      <number:text>%</number:text>
    </number:percentage-style>
    <number:percentage-style style:name="N10138" number:language="en" number:country="ZA">
      <style:text-properties fo:color="#ff0000"/>
      <number:text>-</number:text>
      <number:number number:decimal-places="4" loext:min-decimal-places="0" number:min-integer-digits="1" number:decimal-replacement="" number:grouping="true"/>
      <number:text>%</number:text>
      <style:map style:condition="value()&gt;=0" style:apply-style-name="N10138P0"/>
    </number:percentage-style>
    <number:number-style style:name="N10140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40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40P0"/>
    </number:number-style>
    <number:number-style style:name="N10141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41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41P0"/>
    </number:number-style>
    <number:number-style style:name="N10143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43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43P0"/>
    </number:number-style>
    <number:number-style style:name="N10144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44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44P0"/>
    </number:number-style>
    <number:date-style style:name="N10145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46" number:language="en" number:country="ZA">
      <number:day number:style="long"/>
      <number:text>-</number:text>
      <number:month number:textual="true"/>
    </number:date-style>
    <number:date-style style:name="N10147" number:language="en" number:country="ZA">
      <number:month number:textual="true"/>
      <number:text>-</number:text>
      <number:year/>
    </number:date-style>
    <number:date-style style:name="N10148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49P0" style:volatile="true" number:language="en" number:country="ZA">
      <number:number number:decimal-places="0" loext:min-decimal-places="0" number:min-integer-digits="1" number:grouping="true"/>
    </number:number-style>
    <number:number-style style:name="N10149" number:language="en" number:country="ZA">
      <number:text>-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en" number:country="ZA">
      <number:number number:decimal-places="2" loext:min-decimal-places="2" number:min-integer-digits="1" number:grouping="true"/>
    </number:number-style>
    <number:number-style style:name="N10150" number:language="en" number:country="ZA">
      <number:text>-</number:text>
      <number:number number:decimal-places="2" loext:min-decimal-places="2" number:min-integer-digits="1" number:grouping="true"/>
      <style:map style:condition="value()&gt;=0" style:apply-style-name="N10150P0"/>
    </number:number-style>
    <number:number-style style:name="N10154P0" style:volatile="true" number:language="en" number:country="ZA">
      <number:number number:decimal-places="0" loext:min-decimal-places="0" number:min-integer-digits="1" number:grouping="true"/>
      <number:text> </number:text>
    </number:number-style>
    <number:number-style style:name="N10154P1" style:volatile="true" number:language="en" number:country="ZA">
      <number:text>-</number:text>
      <number:number number:decimal-places="0" loext:min-decimal-places="0" number:min-integer-digits="1" number:grouping="true"/>
      <number:text> </number:text>
    </number:number-style>
    <number:number-style style:name="N10154P2" style:volatile="true" number:language="en" number:country="ZA">
      <number:text> - </number:text>
    </number:number-style>
    <number:text-style style:name="N10154" number:language="en" number:country="ZA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8P0" style:volatile="true" number:language="en" number:country="ZA">
      <number:text> R </number:text>
      <number:number number:decimal-places="0" loext:min-decimal-places="0" number:min-integer-digits="1" number:grouping="true"/>
      <number:text> </number:text>
    </number:number-style>
    <number:number-style style:name="N10158P1" style:volatile="true" number:language="en" number:country="ZA">
      <number:text> R -</number:text>
      <number:number number:decimal-places="0" loext:min-decimal-places="0" number:min-integer-digits="1" number:grouping="true"/>
      <number:text> </number:text>
    </number:number-style>
    <number:number-style style:name="N10158P2" style:volatile="true" number:language="en" number:country="ZA">
      <number:text> R - </number:text>
    </number:number-style>
    <number:text-style style:name="N10158" number:language="en" number:country="ZA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62P0" style:volatile="true" number:language="en" number:country="ZA"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ZA">
      <number:text>-</number:text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en" number:country="ZA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ZA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6P0" style:volatile="true" number:language="en" number:country="ZA">
      <number:text> R </number:text>
      <number:number number:decimal-places="2" loext:min-decimal-places="2" number:min-integer-digits="1" number:grouping="true"/>
      <number:text> </number:text>
    </number:number-style>
    <number:number-style style:name="N10166P1" style:volatile="true" number:language="en" number:country="ZA">
      <number:text> R -</number:text>
      <number:number number:decimal-places="2" loext:min-decimal-places="2" number:min-integer-digits="1" number:grouping="true"/>
      <number:text> </number:text>
    </number:number-style>
    <number:number-style style:name="N10166P2" style:volatile="true" number:language="en" number:country="ZA">
      <number:text> R -</number:text>
      <number:number number:decimal-places="0" loext:min-decimal-places="0" number:min-integer-digits="0"/>
      <number:text> </number:text>
    </number:number-style>
    <number:text-style style:name="N10166" number:language="en" number:country="ZA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time-style style:name="N10167" number:language="en" number:country="ZA">
      <number:minutes number:style="long"/>
      <number:text>:</number:text>
      <number:seconds number:style="long"/>
    </number:time-style>
    <number:time-style style:name="N10168" number:language="en" number:country="Z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9" number:language="en" number:country="ZA">
      <number:minutes number:style="long"/>
      <number:text>:</number:text>
      <number:seconds number:style="long" number:decimal-places="1"/>
    </number:time-style>
    <number:number-style style:name="N10170" number:language="en" number:country="ZA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72P0" style:volatile="true" number:language="en" number:country="ZA">
      <number:number number:decimal-places="1" loext:min-decimal-places="1" number:min-integer-digits="0" number:grouping="true" number:display-factor="1000"/>
      <number:text>th</number:text>
    </number:number-style>
    <number:number-style style:name="N10172" number:language="en" number:country="ZA">
      <style:text-properties fo:color="#ff0000"/>
      <number:text>-</number:text>
      <number:number number:decimal-places="1" loext:min-decimal-places="1" number:min-integer-digits="0" number:grouping="true" number:display-factor="1000"/>
      <number:text>th</number:text>
      <style:map style:condition="value()&gt;=0" style:apply-style-name="N10172P0"/>
    </number:number-style>
    <number:number-style style:name="N10174P0" style:volatile="true" number:language="en" number:country="ZA">
      <number:number number:decimal-places="1" loext:min-decimal-places="1" number:min-integer-digits="0" number:grouping="true" number:display-factor="1000"/>
      <number:text>K</number:text>
    </number:number-style>
    <number:number-style style:name="N10174" number:language="en" number:country="ZA">
      <style:text-properties fo:color="#ff0000"/>
      <number:text>-</number:text>
      <number:number number:decimal-places="1" loext:min-decimal-places="1" number:min-integer-digits="0" number:grouping="true" number:display-factor="1000"/>
      <number:text>K</number:text>
      <style:map style:condition="value()&gt;=0" style:apply-style-name="N10174P0"/>
    </number:number-style>
    <number:percentage-style style:name="N10176P0" style:volatile="true" number:language="en" number:country="ZA">
      <number:number number:decimal-places="2" loext:min-decimal-places="2" number:min-integer-digits="1" number:grouping="true"/>
      <number:text>%</number:text>
    </number:percentage-style>
    <number:percentage-style style:name="N10176" number:language="en" number:country="ZA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0176P0"/>
    </number:percentage-style>
    <number:number-style style:name="N10178P0" style:volatile="true" number:language="en" number:country="ZA">
      <number:number number:decimal-places="5" loext:min-decimal-places="0" number:min-integer-digits="1" number:decimal-replacement="" number:grouping="true"/>
    </number:number-style>
    <number:number-style style:name="N10178" number:language="en" number:country="ZA">
      <style:text-properties fo:color="#ff0000"/>
      <number:text>-</number:text>
      <number:number number:decimal-places="5" loext:min-decimal-places="0" number:min-integer-digits="1" number:decimal-replacement="" number:grouping="true"/>
      <style:map style:condition="value()&gt;=0" style:apply-style-name="N10178P0"/>
    </number:number-style>
    <number:date-style style:name="N10179" number:language="en" number:country="ZA">
      <number:day number:style="long"/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10180P0" style:volatile="true" number:language="en" number:country="ZA">
      <number:number number:decimal-places="2" loext:min-decimal-places="2" number:min-integer-digits="0" number:grouping="true"/>
    </number:number-style>
    <number:number-style style:name="N10180" number:language="en" number:country="ZA">
      <style:text-properties fo:color="#ff0000"/>
      <number:text>-</number:text>
      <number:number number:decimal-places="2" loext:min-decimal-places="2" number:min-integer-digits="0" number:grouping="true"/>
      <style:map style:condition="value()&gt;=0" style:apply-style-name="N10180P0"/>
    </number:number-style>
    <number:number-style style:name="N10181" number:language="en" number:country="ZA">
      <number:number number:decimal-places="1" loext:min-decimal-places="1" number:min-integer-digits="0" number:grouping="true"/>
    </number:number-style>
    <number:number-style style:name="N10182" number:language="en" number:country="ZA">
      <number:number number:decimal-places="0" loext:min-decimal-places="0" number:min-integer-digits="0" number:grouping="true"/>
    </number:number-style>
    <number:number-style style:name="N10186P0" style:volatile="true" number:language="en" number:country="ZA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1" style:volatile="true" number:language="en" number:country="ZA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86P2" style:volatile="true" number:language="en" number:country="ZA">
      <loext:fill-character> </loext:fill-character>
      <number:text>- </number:text>
    </number:number-style>
    <number:text-style style:name="N10186" number:language="en" number:country="ZA"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en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90P1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90P2" style:volatile="true" number:language="en" number:country="ZA">
      <loext:text> R </loext:text>
      <loext:fill-character> </loext:fill-character>
      <number:text>- </number:text>
    </number:number-style>
    <number:text-style style:name="N10190" number:language="en" number:country="ZA"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number-style style:name="N10194P0" style:volatile="true" number:language="en" number:country="ZA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1" style:volatile="true" number:language="en" number:country="ZA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94P2" style:volatile="true" number:language="en" number:country="ZA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4" number:language="en" number:country="ZA">
      <number:text-content/>
      <number:text> </number:text>
      <style:map style:condition="value()&gt;0" style:apply-style-name="N10194P0"/>
      <style:map style:condition="value()&lt;0" style:apply-style-name="N10194P1"/>
      <style:map style:condition="value()=0" style:apply-style-name="N10194P2"/>
    </number:text-style>
    <number:number-style style:name="N10198P0" style:volatile="true" number:language="en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8P1" style:volatile="true" number:language="en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98P2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8" number:language="en" number:country="ZA">
      <number:text-content/>
      <number:text> </number:text>
      <style:map style:condition="value()&gt;0" style:apply-style-name="N10198P0"/>
      <style:map style:condition="value()&lt;0" style:apply-style-name="N10198P1"/>
      <style:map style:condition="value()=0" style:apply-style-name="N10198P2"/>
    </number:text-style>
    <number:date-style style:name="N20115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6" number:language="en" number:country="GB">
      <number:day number:style="long"/>
      <number:text>-</number:text>
      <number:month number:textual="true"/>
    </number:date-style>
    <number:date-style style:name="N20117" number:language="en" number:country="GB">
      <number:month number:textual="true"/>
      <number:text>-</number:text>
      <number:year/>
    </number:date-style>
    <number:time-style style:name="N20118" number:language="en" number:country="GB">
      <number:hours/>
      <number:text>:</number:text>
      <number:minutes number:style="long"/>
      <number:text> </number:text>
      <number:am-pm/>
    </number:time-style>
    <number:time-style style:name="N20119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20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21P0" style:volatile="true" number:language="en" number:country="GB">
      <number:number number:decimal-places="2" loext:min-decimal-places="2" number:min-integer-digits="1" number:grouping="true"/>
    </number:number-style>
    <number:number-style style:name="N20121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1P0"/>
    </number:number-style>
    <number:number-style style:name="N20122P0" style:volatile="true" number:language="en" number:country="GB">
      <number:number number:decimal-places="2" loext:min-decimal-places="2" number:min-integer-digits="1"/>
    </number:number-style>
    <number:number-style style:name="N20122" number:language="en" number:country="GB">
      <style:text-properties fo:color="#ff0000"/>
      <number:text>-</number:text>
      <number:number number:decimal-places="2" loext:min-decimal-places="2" number:min-integer-digits="1"/>
      <style:map style:condition="value()&gt;=0" style:apply-style-name="N20122P0"/>
    </number:number-style>
    <number:date-style style:name="N20123" number:language="en" number:country="GB">
      <number:day-of-week/>
      <number:text>, </number:text>
      <number:day/>
      <number:month number:textual="true"/>
      <number:year/>
    </number:date-style>
    <style:style style:name="Default" style:family="table-cell">
      <style:table-cell-properties fo:background-color="transparent" loext:vertical-justify="auto"/>
      <style:paragraph-properties css3t:text-justify="auto"/>
      <style:text-properties style:font-name="Arial" fo:font-family="Arial" style:font-style-name="Regular" style:font-family-generic="swiss" style:font-pitch="variable" fo:font-size="8pt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background-color="#009999" style:text-align-source="fix" style:repeat-content="false"/>
      <style:paragraph-properties fo:text-align="center"/>
      <style:text-properties fo:color="#ffffff" fo:font-size="16pt" fo:font-style="italic" fo:font-weight="bold"/>
    </style:style>
    <style:style style:name="Heading1" style:family="table-cell" style:parent-style-name="Heading">
      <style:table-cell-properties fo:background-color="#ccffcc" style:rotation-angle="90"/>
      <style:text-properties fo:color="#000000" fo:font-size="8pt"/>
    </style:style>
    <style:style style:name="ColHead" style:family="table-cell" style:parent-style-name="Default">
      <style:table-cell-properties fo:background-color="#0000ff" style:text-align-source="fix" style:repeat-content="false" loext:vertical-justify="auto"/>
      <style:paragraph-properties fo:text-align="center" css3t:text-justify="auto"/>
      <style:text-properties fo:color="#ffffff" style:font-name="Arial1" fo:font-family="Arial" style:font-style-name="Bold" style:font-family-generic="swiss" style:font-pitch="variable" fo:font-weight="bold"/>
    </style:style>
    <style:style style:name="ColHead1" style:family="table-cell" style:parent-style-name="ColHead">
      <style:table-cell-properties fo:background-color="#0047ff"/>
    </style:style>
    <style:style style:name="ColHead2" style:family="table-cell" style:parent-style-name="ColHead">
      <style:table-cell-properties fo:background-color="#009999"/>
    </style:style>
    <style:style style:name="ColHead3" style:family="table-cell" style:parent-style-name="ColHead">
      <style:table-cell-properties fo:background-color="#99ffff"/>
      <style:text-properties fo:color="#000000"/>
    </style:style>
    <style:style style:name="Curr" style:family="table-cell" style:parent-style-name="Default" style:data-style-name="N10104"/>
    <style:style style:name="Dt" style:family="table-cell" style:parent-style-name="Default" style:data-style-name="N84">
      <style:table-cell-properties style:text-align-source="fix" style:repeat-content="false" loext:vertical-justify="auto"/>
      <style:paragraph-properties fo:text-align="center" css3t:text-justify="auto"/>
    </style:style>
    <style:style style:name="DtLong" style:family="table-cell" style:parent-style-name="Dt" style:data-style-name="N20113"/>
    <style:style style:name="DtShort" style:family="table-cell" style:parent-style-name="Dt" style:data-style-name="N20112"/>
    <style:style style:name="DtVShort" style:family="table-cell" style:parent-style-name="Dt" style:data-style-name="N20111"/>
    <style:style style:name="Note" style:family="table-cell" style:parent-style-name="Default">
      <style:table-cell-properties fo:background-color="transparent" loext:vertical-justify="auto"/>
      <style:paragraph-properties css3t:text-justify="auto"/>
      <style:text-properties fo:color="#008080" style:font-name="Liberation Serif" fo:font-family="'Liberation Serif'" style:font-style-name="Regular" style:font-family-generic="roman" style:font-pitch="variable"/>
    </style:style>
    <style:style style:name="Nr0" style:family="table-cell" style:parent-style-name="Nr" style:data-style-name="N10110"/>
    <style:style style:name="Nr" style:family="table-cell" style:parent-style-name="Default" style:data-style-name="N10134"/>
    <style:style style:name="Nr1" style:family="table-cell" style:parent-style-name="Nr" style:data-style-name="N10113"/>
    <style:style style:name="Nr2" style:family="table-cell" style:parent-style-name="Nr" style:data-style-name="N10111"/>
    <style:style style:name="Nr3" style:family="table-cell" style:parent-style-name="Nr" style:data-style-name="N10115"/>
    <style:style style:name="Nr4" style:family="table-cell" style:parent-style-name="Nr" style:data-style-name="N10117"/>
    <style:style style:name="NrK" style:family="table-cell" style:parent-style-name="Nr" style:data-style-name="N10119"/>
    <style:style style:name="NrM" style:family="table-cell" style:parent-style-name="Nr" style:data-style-name="N10121"/>
    <style:style style:name="Pct0" style:family="table-cell" style:parent-style-name="Pct" style:data-style-name="N10125"/>
    <style:style style:name="Pct" style:family="table-cell" style:parent-style-name="Default" style:data-style-name="N10136">
      <style:table-cell-properties fo:background-color="transparent"/>
    </style:style>
    <style:style style:name="Pct1" style:family="table-cell" style:parent-style-name="Pct" style:data-style-name="N10127"/>
    <style:style style:name="Pct3" style:family="table-cell" style:parent-style-name="Pct" style:data-style-name="N10129"/>
    <style:style style:name="Pct4" style:family="table-cell" style:parent-style-name="Pct" style:data-style-name="N10131"/>
    <style:style style:name="TelNo" style:family="table-cell" style:parent-style-name="Default" style:data-style-name="N10132"/>
    <style:style style:name="Text" style:family="table-cell" style:parent-style-name="Default" style:data-style-name="N0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="Liberation Serif" fo:font-family="'Liberation Serif'" style:font-style-name="Regular" style:font-family-generic="roman" style:font-pitch="variable"/>
    </style:style>
    <style:style style:name="TextLong" style:family="table-cell" style:parent-style-name="Text">
      <style:table-cell-properties fo:wrap-option="wrap"/>
    </style:style>
    <style:style style:name="Tm" style:family="table-cell" style:parent-style-name="Default" style:data-style-name="N41"/>
    <style:style style:name="TmHHHm" style:family="table-cell" style:parent-style-name="Tm" style:data-style-name="N10123"/>
    <style:style style:name="DateShoFull" style:family="table-cell" style:parent-style-name="DateShoLong" style:data-style-name="N110"/>
    <style:style style:name="DateShoLong" style:family="table-cell" style:parent-style-name="Default" style:data-style-name="N20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8pt" fo:language="en" fo:country="GB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9pt" style:font-style-asian="normal" style:font-weight-asian="normal" style:font-name-complex="Calibri" style:font-family-complex="Calibri" style:font-family-generic-complex="swiss" style:font-size-complex="9pt" style:font-style-complex="normal" style:font-weight-complex="normal"/>
    </style:style>
    <style:style style:name="DateShoShort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2" style:font-family-complex="Arial" style:font-family-generic-complex="swiss" style:font-pitch-complex="variable" style:font-size-complex="8pt" style:font-style-complex="normal" style:font-weight-complex="normal"/>
    </style:style>
    <style:style style:name="aTot" style:family="table-cell" style:parent-style-name="Default" style:data-style-name="N3">
      <style:table-cell-properties fo:background-color="#003333" fo:padding="0.71mm"/>
      <style:text-properties fo:color="#ffffff" fo:font-weight="bold"/>
    </style:style>
    <style:style style:name="aTot0" style:family="table-cell" style:parent-style-name="aTot">
      <style:table-cell-properties fo:background-color="#006666"/>
      <style:text-properties fo:color="#ffffff" fo:font-weight="bold" style:font-weight-asian="bold" style:font-weight-complex="bold"/>
    </style:style>
    <style:style style:name="aTot1" style:family="table-cell" style:parent-style-name="aTot">
      <style:table-cell-properties fo:background-color="#00cccc"/>
      <style:text-properties fo:color="#000000" fo:font-weight="bold" style:font-weight-asian="bold" style:font-weight-complex="bold"/>
    </style:style>
    <style:style style:name="aTot2" style:family="table-cell" style:parent-style-name="aTot" style:data-style-name="N112">
      <style:table-cell-properties fo:background-color="#99ffff" style:text-align-source="value-type" style:repeat-content="false"/>
      <style:paragraph-properties fo:margin-left="0mm"/>
      <style:text-properties style:use-window-font-color="true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8">0000/00/00</text:date>, <text:time style:data-style-name="N2" text:time-value="15:20:22.9081510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4:44:04.738496059</meta:creation-date>
    <dc:title>0Calc</dc:title>
    <meta:editing-duration>PT2M36S</meta:editing-duration>
    <meta:editing-cycles>3</meta:editing-cycles>
    <meta:generator>LibreOffice/5.4.3.2$Linux_X86_64 LibreOffice_project/92a7159f7e4af62137622921e809f8546db437e5</meta:generator>
    <meta:initial-creator>Elmar Roberg</meta:initial-creator>
    <dc:date>2017-12-08T15:19:15.831544803</dc:date>
    <dc:creator>Elmar Roberg</dc:creator>
    <meta:document-statistic meta:table-count="2" meta:cell-count="941" meta:object-count="0"/>
    <meta:template xlink:type="simple" xlink:actuate="onRequest" xlink:title="0Calc" xlink:href="../../../../../Templates/0Calc1.ots" meta:date="2017-12-08T14:44:04.562268599"/>
  </office:meta>
</office:document-meta>
</file>